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23.64pt"/>
    </style:style>
    <style:style style:name="co7" style:family="table-column">
      <style:table-column-properties fo:break-before="auto" style:column-width="24.41pt"/>
    </style:style>
    <style:style style:name="co8" style:family="table-column">
      <style:table-column-properties fo:break-before="auto" style:column-width="27.41pt"/>
    </style:style>
    <style:style style:name="co9" style:family="table-column">
      <style:table-column-properties fo:break-before="auto" style:column-width="28.91pt"/>
    </style:style>
    <style:style style:name="co10" style:family="table-column">
      <style:table-column-properties fo:break-before="auto" style:column-width="90.4pt"/>
    </style:style>
    <style:style style:name="co11" style:family="table-column">
      <style:table-column-properties fo:break-before="auto" style:column-width="95.64pt"/>
    </style:style>
    <style:style style:name="co12" style:family="table-column">
      <style:table-column-properties fo:break-before="auto" style:column-width="40.14pt"/>
    </style:style>
    <style:style style:name="co13" style:family="table-column">
      <style:table-column-properties fo:break-before="auto" style:column-width="85.15pt"/>
    </style:style>
    <style:style style:name="co14" style:family="table-column">
      <style:table-column-properties fo:break-before="auto" style:column-width="84.39pt"/>
    </style:style>
    <style:style style:name="co15" style:family="table-column">
      <style:table-column-properties fo:break-before="auto" style:column-width="56.64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54" style:family="table-cell" style:parent-style-name="Default">
      <style:text-properties style:font-name="Arial"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00cc00"/>
      <style:text-properties style:font-name="Arial" fo:font-size="10pt" style:font-size-asian="10pt" style:font-size-complex="10pt"/>
    </style:style>
    <style:style style:name="ce57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/>
    <style:style style:name="ce6" style:family="table-cell" style:parent-style-name="Default" style:data-style-name="N125">
      <style:table-cell-properties fo:background-color="#cccccc"/>
      <style:text-properties style:font-name="Arial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124">
      <style:table-cell-properties fo:background-color="#83caff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ackground-color="#83caff"/>
      <style:text-properties style:font-name="Arial" fo:font-size="10pt" style:font-size-asian="10pt" style:font-size-complex="10pt"/>
    </style:style>
    <style:style style:name="ce63" style:family="table-cell" style:parent-style-name="Default" style:data-style-name="N2">
      <style:table-cell-properties fo:background-color="#83caff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65" style:family="table-cell" style:parent-style-name="Default" style:data-style-name="N11">
      <style:table-cell-properties fo:background-color="#83caff"/>
      <style:text-properties style:font-name="Arial" fo:font-size="10pt" style:font-size-asian="10pt" style:font-size-complex="10pt"/>
    </style:style>
    <style:style style:name="ce66" style:family="table-cell" style:parent-style-name="Default" style:data-style-name="N11">
      <style:text-properties style:font-name="Arial" fo:font-size="10pt" style:font-size-asian="10pt" style:font-size-complex="10pt"/>
    </style:style>
    <style:style style:name="ce67" style:family="table-cell" style:parent-style-name="Default" style:data-style-name="N124">
      <style:table-cell-properties fo:background-color="#83caff"/>
      <style:text-properties style:font-name="Arial"/>
    </style:style>
    <style:style style:name="ce68" style:family="table-cell" style:parent-style-name="Default" style:data-style-name="N121">
      <style:table-cell-properties fo:background-color="#83caff"/>
      <style:text-properties style:font-name="Arial" fo:font-size="10pt" style:font-size-asian="10pt" style:font-size-complex="10pt"/>
    </style:style>
    <style:style style:name="ce69" style:family="table-cell" style:parent-style-name="Default" style:data-style-name="N11">
      <style:table-cell-properties fo:background-color="#ff33ff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#ff33ff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ackground-color="#579d1c"/>
      <style:text-properties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ackground-color="#579d1c"/>
      <style:text-properties style:font-name="Arial" fo:font-size="10pt" style:font-size-asian="10pt" style:font-size-complex="10pt"/>
    </style:style>
    <style:style style:name="ce20" style:family="table-cell" style:parent-style-name="Default" style:data-style-name="N125">
      <style:table-cell-properties fo:background-color="#cccccc"/>
      <style:text-properties style:font-name="Arial" fo:font-size="10pt" style:font-size-asian="10pt" style:font-size-complex="10pt"/>
    </style:style>
    <style:style style:name="ce74" style:family="table-cell" style:parent-style-name="Default" style:data-style-name="N121">
      <style:table-cell-properties fo:background-color="transparent"/>
      <style:text-properties style:font-name="Arial" fo:font-size="10pt" style:font-size-asian="10pt" style:font-size-complex="10pt"/>
    </style:style>
    <style:style style:name="ce75" style:family="table-cell" style:parent-style-name="Default" style:data-style-name="N1">
      <style:table-cell-properties fo:background-color="#ff33ff"/>
      <style:text-properties style:font-name="Arial" fo:font-size="10pt" style:font-size-asian="10pt" style:font-size-complex="10pt"/>
    </style:style>
    <style:style style:name="ce23" style:family="table-cell" style:parent-style-name="Default" style:data-style-name="N126">
      <style:table-cell-properties fo:background-color="#83caff"/>
      <style:text-properties style:font-name="Arial" fo:font-size="10pt" style:font-size-asian="10pt" style:font-size-complex="10pt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 style:data-style-name="N2">
      <style:text-properties style:font-name="Arial" fo:font-size="10pt" style:font-size-asian="10pt" style:font-size-complex="10pt"/>
    </style:style>
    <style:style style:name="ce26" style:family="table-cell" style:parent-style-name="Default"/>
    <style:style style:name="ce58" style:family="table-cell" style:parent-style-name="Default"/>
    <style:style style:name="ce59" style:family="table-cell" style:parent-style-name="Default" style:data-style-name="N124">
      <style:table-cell-properties fo:background-color="#cccccc"/>
      <style:text-properties style:font-name="Arial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124">
      <style:table-cell-properties fo:background-color="#cccccc"/>
      <style:text-properties style:font-name="Arial" fo:font-size="10pt" style:font-size-asian="10pt" style:font-size-complex="10pt"/>
    </style:style>
    <style:style style:name="ce76" style:family="table-cell" style:parent-style-name="Default" style:data-style-name="N122">
      <style:table-cell-properties fo:background-color="#83caff"/>
      <style:text-properties style:font-name="Arial" fo:font-size="10pt" style:font-size-asian="10pt" style:font-size-complex="10pt"/>
    </style:style>
    <style:style style:name="ce31" style:family="table-cell" style:parent-style-name="Default"/>
    <style:style style:name="ce80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rite Only (Multiplicative)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1" table:number-columns-repeated="6" table:default-cell-style-name="ce57"/>
        <table:table-column table:style-name="co4" table:default-cell-style-name="ce57"/>
        <table:table-column table:style-name="co1" table:number-columns-repeated="2" table:default-cell-style-name="ce57"/>
        <table:table-column table:style-name="co2" table:default-cell-style-name="ce57"/>
        <table:table-column table:style-name="co1" table:number-columns-repeated="1009" table:default-cell-style-name="ce57"/>
        <table:table-column table:style-name="co1" table:default-cell-style-name="Default"/>
        <table:table-row table:style-name="ro1">
          <table:table-cell table:style-name="ce54" office:value-type="string" calcext:value-type="string">
            <text:p>Write Only (MUL)</text:p>
          </table:table-cell>
          <table:table-cell table:style-name="ce55" table:number-columns-repeated="1021"/>
          <table:table-cell/>
        </table:table-row>
        <table:table-row table:style-name="ro1">
          <table:table-cell table:style-name="ce54"/>
          <table:table-cell table:style-name="ce55" table:number-columns-repeated="1021"/>
          <table:table-cell/>
        </table:table-row>
        <table:table-row table:style-name="ro2">
          <table:table-cell table:number-columns-repeated="2" table:style-name="ce55" office:value-type="string" calcext:value-type="string">
            <text:p>I</text:p>
          </table:table-cell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AB</text:p>
          </table:table-cell>
          <table:table-cell table:style-name="ce55" office:value-type="string" calcext:value-type="string">
            <text:p>AC</text:p>
          </table:table-cell>
          <table:table-cell table:style-name="ce55" office:value-type="string" calcext:value-type="string">
            <text:p>BC</text:p>
          </table:table-cell>
          <table:table-cell table:style-name="ce55" office:value-type="string" calcext:value-type="string">
            <text:p>ABC</text:p>
          </table:table-cell>
          <table:table-cell table:style-name="ce55" office:value-type="string" calcext:value-type="string">
            <text:p>Y_1</text:p>
          </table:table-cell>
          <table:table-cell table:style-name="ce55" office:value-type="string" calcext:value-type="string">
            <text:p>Y_2</text:p>
          </table:table-cell>
          <table:table-cell table:style-name="ce55" office:value-type="string" calcext:value-type="string">
            <text:p>Y_3</text:p>
          </table:table-cell>
          <table:table-cell table:style-name="ce55" office:value-type="string" calcext:value-type="string">
            <text:p>y_avg</text:p>
          </table:table-cell>
          <table:table-cell table:style-name="ce55"/>
          <table:table-cell table:style-name="ce55" office:value-type="string" calcext:value-type="string">
            <text:p>E1</text:p>
          </table:table-cell>
          <table:table-cell table:style-name="ce55" office:value-type="string" calcext:value-type="string">
            <text:p>E2</text:p>
          </table:table-cell>
          <table:table-cell table:style-name="ce55" office:value-type="string" calcext:value-type="string">
            <text:p>E3</text:p>
          </table:table-cell>
          <table:table-cell table:style-name="ce55" table:number-columns-repeated="1005"/>
          <table:table-cell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-1" calcext:value-type="float">
            <text:p>-1</text:p>
          </table:table-cell>
          <table:table-cell table:style-name="ce5" table:formula="of:=[.C4]*[.D4]" office:value-type="float" office:value="1" calcext:value-type="float">
            <text:p>1</text:p>
          </table:table-cell>
          <table:table-cell table:style-name="ce5" table:formula="of:=[.C4]*[.E4]" office:value-type="float" office:value="1" calcext:value-type="float">
            <text:p>1</text:p>
          </table:table-cell>
          <table:table-cell table:style-name="ce5" table:formula="of:=[.D4]*[.E4]" office:value-type="float" office:value="1" calcext:value-type="float">
            <text:p>1</text:p>
          </table:table-cell>
          <table:table-cell table:style-name="ce5" table:formula="of:=[.C4]*[.D4]*[.E4]" office:value-type="float" office:value="-1" calcext:value-type="float">
            <text:p>-1</text:p>
          </table:table-cell>
          <table:table-cell table:style-name="ce20" table:formula="of:=LOG([1_mw_1_server.$F2])" office:value-type="float" office:value="3.87585327296497" calcext:value-type="float">
            <text:p>3.8759</text:p>
          </table:table-cell>
          <table:table-cell table:style-name="ce20" table:formula="of:=LOG([1_mw_1_server.$F3])" office:value-type="float" office:value="3.87317290495199" calcext:value-type="float">
            <text:p>3.8732</text:p>
          </table:table-cell>
          <table:table-cell table:style-name="ce20" table:formula="of:=LOG([1_mw_1_server.$F4])" office:value-type="float" office:value="3.87666634138934" calcext:value-type="float">
            <text:p>3.8767</text:p>
          </table:table-cell>
          <table:table-cell table:style-name="ce20" table:formula="of:=AVERAGE([.$J4:.$L4])" office:value-type="float" office:value="3.87523083976876" calcext:value-type="float">
            <text:p>3.8752</text:p>
          </table:table-cell>
          <table:table-cell table:style-name="ce75" table:formula="of:=[.B$12]+[.C$12]*[.C4]+[.D$12]*[.D4]+[.E$12]*[.E4]+[.F$12]*[.F4]+[.G$12]*[.G4]+[.H$12]*[.H4]+[.I$12]*[.I4]-[.M4]" office:value-type="float" office:value="0" calcext:value-type="float">
            <text:p>0</text:p>
          </table:table-cell>
          <table:table-cell table:style-name="ce23" table:formula="of:=[.J4]-[.$M4]" office:value-type="float" office:value="0.000622433196201921" calcext:value-type="float">
            <text:p>0.0006</text:p>
          </table:table-cell>
          <table:table-cell table:style-name="ce23" table:formula="of:=[.K4]-[.$M4]" office:value-type="float" office:value="-0.00205793481677752" calcext:value-type="float">
            <text:p>-0.0021</text:p>
          </table:table-cell>
          <table:table-cell table:style-name="ce23" table:formula="of:=[.L4]-[.$M4]" office:value-type="float" office:value="0.0014355016205756" calcext:value-type="float">
            <text:p>0.0014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C5]*[.D5]" office:value-type="float" office:value="1" calcext:value-type="float">
            <text:p>1</text:p>
          </table:table-cell>
          <table:table-cell table:style-name="ce5" table:formula="of:=[.C5]*[.E5]" office:value-type="float" office:value="-1" calcext:value-type="float">
            <text:p>-1</text:p>
          </table:table-cell>
          <table:table-cell table:style-name="ce5" table:formula="of:=[.D5]*[.E5]" office:value-type="float" office:value="-1" calcext:value-type="float">
            <text:p>-1</text:p>
          </table:table-cell>
          <table:table-cell table:style-name="ce5" table:formula="of:=[.C5]*[.D5]*[.E5]" office:value-type="float" office:value="1" calcext:value-type="float">
            <text:p>1</text:p>
          </table:table-cell>
          <table:table-cell table:style-name="ce20" table:formula="of:=LOG([1_mw_1_server.$F5])" office:value-type="float" office:value="4.0128308999822" calcext:value-type="float">
            <text:p>4.0128</text:p>
          </table:table-cell>
          <table:table-cell table:style-name="ce20" table:formula="of:=LOG([1_mw_1_server.$F6])" office:value-type="float" office:value="4.02094437065193" calcext:value-type="float">
            <text:p>4.0209</text:p>
          </table:table-cell>
          <table:table-cell table:style-name="ce20" table:formula="of:=LOG([1_mw_1_server.$F7])" office:value-type="float" office:value="4.01638057206835" calcext:value-type="float">
            <text:p>4.0164</text:p>
          </table:table-cell>
          <table:table-cell table:style-name="ce20" table:formula="of:=AVERAGE([.$J5:.$L5])" office:value-type="float" office:value="4.01671861423416" calcext:value-type="float">
            <text:p>4.0167</text:p>
          </table:table-cell>
          <table:table-cell table:style-name="ce75" table:formula="of:=[.B$12]+[.C$12]*[.C5]+[.D$12]*[.D5]+[.E$12]*[.E5]+[.F$12]*[.F5]+[.G$12]*[.G5]+[.H$12]*[.H5]+[.I$12]*[.I5]-[.M5]" office:value-type="float" office:value="0" calcext:value-type="float">
            <text:p>0</text:p>
          </table:table-cell>
          <table:table-cell table:style-name="ce23" table:formula="of:=[.J5]-[.$M5]" office:value-type="float" office:value="-0.00388771425195955" calcext:value-type="float">
            <text:p>-0.0039</text:p>
          </table:table-cell>
          <table:table-cell table:style-name="ce23" table:formula="of:=[.K5]-[.$M5]" office:value-type="float" office:value="0.00422575641776923" calcext:value-type="float">
            <text:p>0.0042</text:p>
          </table:table-cell>
          <table:table-cell table:style-name="ce23" table:formula="of:=[.L5]-[.$M5]" office:value-type="float" office:value="-0.00033804216581057" calcext:value-type="float">
            <text:p>-0.0003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formula="of:=[.C6]*[.D6]" office:value-type="float" office:value="-1" calcext:value-type="float">
            <text:p>-1</text:p>
          </table:table-cell>
          <table:table-cell table:style-name="ce5" table:formula="of:=[.C6]*[.E6]" office:value-type="float" office:value="1" calcext:value-type="float">
            <text:p>1</text:p>
          </table:table-cell>
          <table:table-cell table:style-name="ce5" table:formula="of:=[.D6]*[.E6]" office:value-type="float" office:value="-1" calcext:value-type="float">
            <text:p>-1</text:p>
          </table:table-cell>
          <table:table-cell table:style-name="ce5" table:formula="of:=[.C6]*[.D6]*[.E6]" office:value-type="float" office:value="1" calcext:value-type="float">
            <text:p>1</text:p>
          </table:table-cell>
          <table:table-cell table:style-name="ce20" table:formula="of:=LOG(SUM([2_mw_1_server.F2:.F3]))" office:value-type="float" office:value="4.02281217890294" calcext:value-type="float">
            <text:p>4.0228</text:p>
          </table:table-cell>
          <table:table-cell table:style-name="ce20" table:formula="of:=LOG(SUM([2_mw_1_server.F4:.F5]))" office:value-type="float" office:value="4.04445234395132" calcext:value-type="float">
            <text:p>4.0445</text:p>
          </table:table-cell>
          <table:table-cell table:style-name="ce20" table:formula="of:=LOG(SUM([2_mw_1_server.F6:.F7]))" office:value-type="float" office:value="4.05500772315477" calcext:value-type="float">
            <text:p>4.0550</text:p>
          </table:table-cell>
          <table:table-cell table:style-name="ce20" table:formula="of:=AVERAGE([.$J6:.$L6])" office:value-type="float" office:value="4.04075741533634" calcext:value-type="float">
            <text:p>4.0408</text:p>
          </table:table-cell>
          <table:table-cell table:style-name="ce75" table:formula="of:=[.B$12]+[.C$12]*[.C6]+[.D$12]*[.D6]+[.E$12]*[.E6]+[.F$12]*[.F6]+[.G$12]*[.G6]+[.H$12]*[.H6]+[.I$12]*[.I6]-[.M6]" office:value-type="float" office:value="0" calcext:value-type="float">
            <text:p>0</text:p>
          </table:table-cell>
          <table:table-cell table:style-name="ce23" table:formula="of:=[.J6]-[.$M6]" office:value-type="float" office:value="-0.0179452364334054" calcext:value-type="float">
            <text:p>-0.0179</text:p>
          </table:table-cell>
          <table:table-cell table:style-name="ce23" table:formula="of:=[.K6]-[.$M6]" office:value-type="float" office:value="0.00369492861498166" calcext:value-type="float">
            <text:p>0.0037</text:p>
          </table:table-cell>
          <table:table-cell table:style-name="ce23" table:formula="of:=[.L6]-[.$M6]" office:value-type="float" office:value="0.0142503078184246" calcext:value-type="float">
            <text:p>0.0143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[.C7]*[.D7]" office:value-type="float" office:value="-1" calcext:value-type="float">
            <text:p>-1</text:p>
          </table:table-cell>
          <table:table-cell table:style-name="ce5" table:formula="of:=[.C7]*[.E7]" office:value-type="float" office:value="-1" calcext:value-type="float">
            <text:p>-1</text:p>
          </table:table-cell>
          <table:table-cell table:style-name="ce5" table:formula="of:=[.D7]*[.E7]" office:value-type="float" office:value="1" calcext:value-type="float">
            <text:p>1</text:p>
          </table:table-cell>
          <table:table-cell table:style-name="ce5" table:formula="of:=[.C7]*[.D7]*[.E7]" office:value-type="float" office:value="-1" calcext:value-type="float">
            <text:p>-1</text:p>
          </table:table-cell>
          <table:table-cell table:style-name="ce20" table:formula="of:=LOG(SUM([2_mw_1_server.F8:.F9]))" office:value-type="float" office:value="4.19481948956204" calcext:value-type="float">
            <text:p>4.1948</text:p>
          </table:table-cell>
          <table:table-cell table:style-name="ce20" table:formula="of:=LOG(SUM([2_mw_1_server.F10:.F11]))" office:value-type="float" office:value="4.2027585091082" calcext:value-type="float">
            <text:p>4.2028</text:p>
          </table:table-cell>
          <table:table-cell table:style-name="ce20" table:formula="of:=LOG(SUM([2_mw_1_server.F12:.F13]))" office:value-type="float" office:value="4.19452932686485" calcext:value-type="float">
            <text:p>4.1945</text:p>
          </table:table-cell>
          <table:table-cell table:style-name="ce20" table:formula="of:=AVERAGE([.$J7:.$L7])" office:value-type="float" office:value="4.1973691085117" calcext:value-type="float">
            <text:p>4.1974</text:p>
          </table:table-cell>
          <table:table-cell table:style-name="ce75" table:formula="of:=[.B$12]+[.C$12]*[.C7]+[.D$12]*[.D7]+[.E$12]*[.E7]+[.F$12]*[.F7]+[.G$12]*[.G7]+[.H$12]*[.H7]+[.I$12]*[.I7]-[.M7]" office:value-type="float" office:value="0" calcext:value-type="float">
            <text:p>0</text:p>
          </table:table-cell>
          <table:table-cell table:style-name="ce23" table:formula="of:=[.J7]-[.$M7]" office:value-type="float" office:value="-0.00254961894966144" calcext:value-type="float">
            <text:p>-0.0025</text:p>
          </table:table-cell>
          <table:table-cell table:style-name="ce23" table:formula="of:=[.K7]-[.$M7]" office:value-type="float" office:value="0.00538940059650717" calcext:value-type="float">
            <text:p>0.0054</text:p>
          </table:table-cell>
          <table:table-cell table:style-name="ce23" table:formula="of:=[.L7]-[.$M7]" office:value-type="float" office:value="-0.00283978164684573" calcext:value-type="float">
            <text:p>-0.0028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table:formula="of:=[.C8]*[.D8]" office:value-type="float" office:value="-1" calcext:value-type="float">
            <text:p>-1</text:p>
          </table:table-cell>
          <table:table-cell table:style-name="ce5" table:formula="of:=[.C8]*[.E8]" office:value-type="float" office:value="-1" calcext:value-type="float">
            <text:p>-1</text:p>
          </table:table-cell>
          <table:table-cell table:style-name="ce5" table:formula="of:=[.D8]*[.E8]" office:value-type="float" office:value="1" calcext:value-type="float">
            <text:p>1</text:p>
          </table:table-cell>
          <table:table-cell table:style-name="ce5" table:formula="of:=[.C8]*[.D8]*[.E8]" office:value-type="float" office:value="1" calcext:value-type="float">
            <text:p>1</text:p>
          </table:table-cell>
          <table:table-cell table:style-name="ce20" table:formula="of:=LOG([1_mw_3_server.$F2])" office:value-type="float" office:value="3.69397743118488" calcext:value-type="float">
            <text:p>3.6940</text:p>
          </table:table-cell>
          <table:table-cell table:style-name="ce20" table:formula="of:=LOG([1_mw_3_server.$F3])" office:value-type="float" office:value="3.65335339535436" calcext:value-type="float">
            <text:p>3.6534</text:p>
          </table:table-cell>
          <table:table-cell table:style-name="ce20" table:formula="of:=LOG([1_mw_3_server.$F4])" office:value-type="float" office:value="3.71575271682286" calcext:value-type="float">
            <text:p>3.7158</text:p>
          </table:table-cell>
          <table:table-cell table:style-name="ce20" table:formula="of:=AVERAGE([.$J8:.$L8])" office:value-type="float" office:value="3.68769451445404" calcext:value-type="float">
            <text:p>3.6877</text:p>
          </table:table-cell>
          <table:table-cell table:style-name="ce75" table:formula="of:=[.B$12]+[.C$12]*[.C8]+[.D$12]*[.D8]+[.E$12]*[.E8]+[.F$12]*[.F8]+[.G$12]*[.G8]+[.H$12]*[.H8]+[.I$12]*[.I8]-[.M8]" office:value-type="float" office:value="0" calcext:value-type="float">
            <text:p>0</text:p>
          </table:table-cell>
          <table:table-cell table:style-name="ce23" table:formula="of:=[.J8]-[.$M8]" office:value-type="float" office:value="0.00628291673084869" calcext:value-type="float">
            <text:p>0.0063</text:p>
          </table:table-cell>
          <table:table-cell table:style-name="ce23" table:formula="of:=[.K8]-[.$M8]" office:value-type="float" office:value="-0.0343411190996732" calcext:value-type="float">
            <text:p>-0.0343</text:p>
          </table:table-cell>
          <table:table-cell table:style-name="ce23" table:formula="of:=[.L8]-[.$M8]" office:value-type="float" office:value="0.0280582023688241" calcext:value-type="float">
            <text:p>0.0281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C9]*[.D9]" office:value-type="float" office:value="-1" calcext:value-type="float">
            <text:p>-1</text:p>
          </table:table-cell>
          <table:table-cell table:style-name="ce5" table:formula="of:=[.C9]*[.E9]" office:value-type="float" office:value="1" calcext:value-type="float">
            <text:p>1</text:p>
          </table:table-cell>
          <table:table-cell table:style-name="ce5" table:formula="of:=[.D9]*[.E9]" office:value-type="float" office:value="-1" calcext:value-type="float">
            <text:p>-1</text:p>
          </table:table-cell>
          <table:table-cell table:style-name="ce5" table:formula="of:=[.C9]*[.D9]*[.E9]" office:value-type="float" office:value="-1" calcext:value-type="float">
            <text:p>-1</text:p>
          </table:table-cell>
          <table:table-cell table:style-name="ce20" table:formula="of:=LOG([1_mw_3_server.$F5])" office:value-type="float" office:value="3.85511799004258" calcext:value-type="float">
            <text:p>3.8551</text:p>
          </table:table-cell>
          <table:table-cell table:style-name="ce20" table:formula="of:=LOG([1_mw_3_server.$F6])" office:value-type="float" office:value="3.833122877477" calcext:value-type="float">
            <text:p>3.8331</text:p>
          </table:table-cell>
          <table:table-cell table:style-name="ce20" table:formula="of:=LOG([1_mw_3_server.$F7])" office:value-type="float" office:value="3.83023313302814" calcext:value-type="float">
            <text:p>3.8302</text:p>
          </table:table-cell>
          <table:table-cell table:style-name="ce20" table:formula="of:=AVERAGE([.$J9:.$L9])" office:value-type="float" office:value="3.83949133351591" calcext:value-type="float">
            <text:p>3.8395</text:p>
          </table:table-cell>
          <table:table-cell table:style-name="ce75" table:formula="of:=[.B$12]+[.C$12]*[.C9]+[.D$12]*[.D9]+[.E$12]*[.E9]+[.F$12]*[.F9]+[.G$12]*[.G9]+[.H$12]*[.H9]+[.I$12]*[.I9]-[.M9]" office:value-type="float" office:value="0" calcext:value-type="float">
            <text:p>0</text:p>
          </table:table-cell>
          <table:table-cell table:style-name="ce23" table:formula="of:=[.J9]-[.$M9]" office:value-type="float" office:value="0.0156266565266705" calcext:value-type="float">
            <text:p>0.0156</text:p>
          </table:table-cell>
          <table:table-cell table:style-name="ce23" table:formula="of:=[.K9]-[.$M9]" office:value-type="float" office:value="-0.00636845603890901" calcext:value-type="float">
            <text:p>-0.0064</text:p>
          </table:table-cell>
          <table:table-cell table:style-name="ce23" table:formula="of:=[.L9]-[.$M9]" office:value-type="float" office:value="-0.00925820048776194" calcext:value-type="float">
            <text:p>-0.0093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7" calcext:value-type="float">
            <text:p>7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formula="of:=[.C10]*[.D10]" office:value-type="float" office:value="1" calcext:value-type="float">
            <text:p>1</text:p>
          </table:table-cell>
          <table:table-cell table:style-name="ce5" table:formula="of:=[.C10]*[.E10]" office:value-type="float" office:value="-1" calcext:value-type="float">
            <text:p>-1</text:p>
          </table:table-cell>
          <table:table-cell table:style-name="ce5" table:formula="of:=[.D10]*[.E10]" office:value-type="float" office:value="-1" calcext:value-type="float">
            <text:p>-1</text:p>
          </table:table-cell>
          <table:table-cell table:style-name="ce5" table:formula="of:=[.C10]*[.D10]*[.E10]" office:value-type="float" office:value="-1" calcext:value-type="float">
            <text:p>-1</text:p>
          </table:table-cell>
          <table:table-cell table:style-name="ce20" table:formula="of:=LOG(SUM([2_mw_3_server.$F2:.$F3]))" office:value-type="float" office:value="3.82731950729322" calcext:value-type="float">
            <text:p>3.8273</text:p>
          </table:table-cell>
          <table:table-cell table:style-name="ce20" table:formula="of:=LOG(SUM([2_mw_3_server.$F4:.$F5]))" office:value-type="float" office:value="3.84559409316002" calcext:value-type="float">
            <text:p>3.8456</text:p>
          </table:table-cell>
          <table:table-cell table:style-name="ce20" table:formula="of:=LOG(SUM([2_mw_3_server.$F6:.$F7]))" office:value-type="float" office:value="3.85486146194149" calcext:value-type="float">
            <text:p>3.8549</text:p>
          </table:table-cell>
          <table:table-cell table:style-name="ce20" table:formula="of:=AVERAGE([.$J10:.$L10])" office:value-type="float" office:value="3.84259168746491" calcext:value-type="float">
            <text:p>3.8426</text:p>
          </table:table-cell>
          <table:table-cell table:style-name="ce75" table:formula="of:=[.B$12]+[.C$12]*[.C10]+[.D$12]*[.D10]+[.E$12]*[.E10]+[.F$12]*[.F10]+[.G$12]*[.G10]+[.H$12]*[.H10]+[.I$12]*[.I10]-[.M10]" office:value-type="float" office:value="0" calcext:value-type="float">
            <text:p>0</text:p>
          </table:table-cell>
          <table:table-cell table:style-name="ce23" table:formula="of:=[.J10]-[.$M10]" office:value-type="float" office:value="-0.0152721801716886" calcext:value-type="float">
            <text:p>-0.0153</text:p>
          </table:table-cell>
          <table:table-cell table:style-name="ce23" table:formula="of:=[.K10]-[.$M10]" office:value-type="float" office:value="0.00300240569511345" calcext:value-type="float">
            <text:p>0.0030</text:p>
          </table:table-cell>
          <table:table-cell table:style-name="ce23" table:formula="of:=[.L10]-[.$M10]" office:value-type="float" office:value="0.0122697744765747" calcext:value-type="float">
            <text:p>0.0123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table:formula="of:=[.C11]*[.D11]" office:value-type="float" office:value="1" calcext:value-type="float">
            <text:p>1</text:p>
          </table:table-cell>
          <table:table-cell table:style-name="ce5" table:formula="of:=[.C11]*[.E11]" office:value-type="float" office:value="1" calcext:value-type="float">
            <text:p>1</text:p>
          </table:table-cell>
          <table:table-cell table:style-name="ce5" table:formula="of:=[.D11]*[.E11]" office:value-type="float" office:value="1" calcext:value-type="float">
            <text:p>1</text:p>
          </table:table-cell>
          <table:table-cell table:style-name="ce5" table:formula="of:=[.C11]*[.D11]*[.E11]" office:value-type="float" office:value="1" calcext:value-type="float">
            <text:p>1</text:p>
          </table:table-cell>
          <table:table-cell table:style-name="ce20" table:formula="of:=LOG(SUM([2_mw_3_server.$F8:.$F9]))" office:value-type="float" office:value="4.0129472601428" calcext:value-type="float">
            <text:p>4.0129</text:p>
          </table:table-cell>
          <table:table-cell table:style-name="ce20" table:formula="of:=LOG(SUM([2_mw_3_server.$F10:.$F11]))" office:value-type="float" office:value="4.02570269462177" calcext:value-type="float">
            <text:p>4.0257</text:p>
          </table:table-cell>
          <table:table-cell table:style-name="ce20" table:formula="of:=LOG(SUM([2_mw_3_server.$F12:.$F13]))" office:value-type="float" office:value="4.02624431969542" calcext:value-type="float">
            <text:p>4.0262</text:p>
          </table:table-cell>
          <table:table-cell table:style-name="ce20" table:formula="of:=AVERAGE([.$J11:.$L11])" office:value-type="float" office:value="4.02163142482" calcext:value-type="float">
            <text:p>4.0216</text:p>
          </table:table-cell>
          <table:table-cell table:style-name="ce75" table:formula="of:=[.B$12]+[.C$12]*[.C11]+[.D$12]*[.D11]+[.E$12]*[.E11]+[.F$12]*[.F11]+[.G$12]*[.G11]+[.H$12]*[.H11]+[.I$12]*[.I11]-[.M11]" office:value-type="float" office:value="0" calcext:value-type="float">
            <text:p>0</text:p>
          </table:table-cell>
          <table:table-cell table:style-name="ce23" table:formula="of:=[.J11]-[.$M11]" office:value-type="float" office:value="-0.0086841646771969" calcext:value-type="float">
            <text:p>-0.0087</text:p>
          </table:table-cell>
          <table:table-cell table:style-name="ce23" table:formula="of:=[.K11]-[.$M11]" office:value-type="float" office:value="0.00407126980177264" calcext:value-type="float">
            <text:p>0.0041</text:p>
          </table:table-cell>
          <table:table-cell table:style-name="ce23" table:formula="of:=[.L11]-[.$M11]" office:value-type="float" office:value="0.00461289487542604" calcext:value-type="float">
            <text:p>0.0046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5"/>
          <table:table-cell table:style-name="ce6" table:formula="of:=SUMPRODUCT([.B$4:.B$11];[.$M$4:.$M$11])/SUM([.$B$4:.$B$11])" office:value-type="float" office:value="3.94018561726323" calcext:value-type="float">
            <text:p>3.9402</text:p>
          </table:table-cell>
          <table:table-cell table:style-name="ce6" table:formula="of:=SUMPRODUCT([.C$4:.C$11];[.$M$4:.$M$11])/SUM([.$B$4:.$B$11])" office:value-type="float" office:value="-0.0923333771995137" calcext:value-type="float">
            <text:p>-0.0923</text:p>
          </table:table-cell>
          <table:table-cell table:style-name="ce6" table:formula="of:=SUMPRODUCT([.D$4:.D$11];[.$M$4:.$M$11])/SUM([.$B$4:.$B$11])" office:value-type="float" office:value="0.0854017917700104" calcext:value-type="float">
            <text:p>0.0854</text:p>
          </table:table-cell>
          <table:table-cell table:style-name="ce6" table:formula="of:=SUMPRODUCT([.E$4:.E$11];[.$M$4:.$M$11])/SUM([.$B$4:.$B$11])" office:value-type="float" office:value="0.0786170030072131" calcext:value-type="float">
            <text:p>0.0786</text:p>
          </table:table-cell>
          <table:table-cell table:style-name="ce6" table:formula="of:=SUMPRODUCT([.F$4:.F$11];[.$M$4:.$M$11])/SUM([.$B$4:.$B$11])" office:value-type="float" office:value="-0.00114247569126891" calcext:value-type="float">
            <text:p>-0.0011</text:p>
          </table:table-cell>
          <table:table-cell table:style-name="ce6" table:formula="of:=SUMPRODUCT([.G$4:.G$11];[.$M$4:.$M$11])/SUM([.$B$4:.$B$11])" office:value-type="float" office:value="0.00409213609702658" calcext:value-type="float">
            <text:p>0.0041</text:p>
          </table:table-cell>
          <table:table-cell table:style-name="ce6" table:formula="of:=SUMPRODUCT([.H$4:.H$11];[.$M$4:.$M$11])/SUM([.$B$4:.$B$11])" office:value-type="float" office:value="0.00529585462539756" calcext:value-type="float">
            <text:p>0.0053</text:p>
          </table:table-cell>
          <table:table-cell table:style-name="ce6" table:formula="of:=SUMPRODUCT([.I$4:.I$11];[.$M$4:.$M$11])/SUM([.$B$4:.$B$11])" office:value-type="float" office:value="0.00151487494790648" calcext:value-type="float">
            <text:p>0.0015</text:p>
          </table:table-cell>
          <table:table-cell table:style-name="ce55" table:number-columns-repeated="1013"/>
          <table:table-cell/>
        </table:table-row>
        <table:table-row table:style-name="ro2">
          <table:table-cell table:number-columns-repeated="1023"/>
        </table:table-row>
        <table:table-row table:style-name="ro2">
          <table:table-cell table:style-name="ce55"/>
          <table:table-cell table:style-name="ce60" office:value-type="string" calcext:value-type="string">
            <text:p>SS0</text:p>
          </table:table-cell>
          <table:table-cell table:style-name="ce60" table:formula="of:=CONCATENATE(&quot;SS&quot;;[.C3])" office:value-type="string" office:string-value="SSA" calcext:value-type="string">
            <text:p>SSA</text:p>
          </table:table-cell>
          <table:table-cell table:style-name="ce60" table:formula="of:=CONCATENATE(&quot;SS&quot;;[.D3])" office:value-type="string" office:string-value="SSB" calcext:value-type="string">
            <text:p>SSB</text:p>
          </table:table-cell>
          <table:table-cell table:style-name="ce60" table:formula="of:=CONCATENATE(&quot;SS&quot;;[.E3])" office:value-type="string" office:string-value="SSC" calcext:value-type="string">
            <text:p>SSC</text:p>
          </table:table-cell>
          <table:table-cell table:style-name="ce60" table:formula="of:=CONCATENATE(&quot;SS&quot;;[.F3])" office:value-type="string" office:string-value="SSAB" calcext:value-type="string">
            <text:p>SSAB</text:p>
          </table:table-cell>
          <table:table-cell table:style-name="ce60" table:formula="of:=CONCATENATE(&quot;SS&quot;;[.G3])" office:value-type="string" office:string-value="SSAC" calcext:value-type="string">
            <text:p>SSAC</text:p>
          </table:table-cell>
          <table:table-cell table:style-name="ce60" table:formula="of:=CONCATENATE(&quot;SS&quot;;[.H3])" office:value-type="string" office:string-value="SSBC" calcext:value-type="string">
            <text:p>SSBC</text:p>
          </table:table-cell>
          <table:table-cell table:style-name="ce60" table:formula="of:=CONCATENATE(&quot;SS&quot;;[.I3])" office:value-type="string" office:string-value="SSABC" calcext:value-type="string">
            <text:p>SSABC</text:p>
          </table:table-cell>
          <table:table-cell table:style-name="ce60" office:value-type="string" calcext:value-type="string">
            <text:p>SSE</text:p>
          </table:table-cell>
          <table:table-cell table:style-name="Default"/>
          <table:table-cell table:style-name="ce60" office:value-type="string" calcext:value-type="string">
            <text:p>SST</text:p>
          </table:table-cell>
          <table:table-cell table:style-name="ce64" office:value-type="string" calcext:value-type="string">
            <text:p>SSY</text:p>
          </table:table-cell>
          <table:table-cell table:style-name="ce64" office:value-type="string" calcext:value-type="string">
            <text:p>SSY-SS0</text:p>
          </table:table-cell>
          <table:table-cell table:style-name="ce77"/>
          <table:table-cell table:style-name="ce55" table:number-columns-repeated="1007"/>
          <table:table-cell table:style-name="ce77"/>
        </table:table-row>
        <table:table-row table:style-name="ro2">
          <table:table-cell/>
          <table:table-cell table:style-name="ce61" table:formula="of:=24*[.B12]^2" office:value-type="float" office:value="372.601504763712" calcext:value-type="float">
            <text:p>372.60</text:p>
          </table:table-cell>
          <table:table-cell table:style-name="ce61" table:formula="of:=24*[.C12]^2" office:value-type="float" office:value="0.204610861081624" calcext:value-type="float">
            <text:p>0.20</text:p>
          </table:table-cell>
          <table:table-cell table:style-name="ce61" table:formula="of:=24*[.D12]^2" office:value-type="float" office:value="0.175043184900677" calcext:value-type="float">
            <text:p>0.18</text:p>
          </table:table-cell>
          <table:table-cell table:style-name="ce61" table:formula="of:=24*[.E12]^2" office:value-type="float" office:value="0.148335195884068" calcext:value-type="float">
            <text:p>0.15</text:p>
          </table:table-cell>
          <table:table-cell table:style-name="ce61" table:formula="of:=24*[.F12]^2" office:value-type="float" office:value="0.0000313260169233688" calcext:value-type="float">
            <text:p>0.00</text:p>
          </table:table-cell>
          <table:table-cell table:style-name="ce61" table:formula="of:=24*[.G12]^2" office:value-type="float" office:value="0.00040189386807811" calcext:value-type="float">
            <text:p>0.00</text:p>
          </table:table-cell>
          <table:table-cell table:style-name="ce61" table:formula="of:=24*[.H12]^2" office:value-type="float" office:value="0.000673105829120272" calcext:value-type="float">
            <text:p>0.00</text:p>
          </table:table-cell>
          <table:table-cell table:style-name="ce61" table:formula="of:=24*[.I12]^2" office:value-type="float" office:value="0.0000550763065870715" calcext:value-type="float">
            <text:p>0.00</text:p>
          </table:table-cell>
          <table:table-cell table:style-name="ce61" table:formula="of:=[.M15]-24*SUMPRODUCT([.B12:.I12];[.B12:.I12])" office:value-type="float" office:value="0.0035047188046633" calcext:value-type="float">
            <text:p>0.00</text:p>
          </table:table-cell>
          <table:table-cell table:style-name="Default"/>
          <table:table-cell table:style-name="ce61" table:formula="of:=24 * ([.C12]^2 + [.D12]^2 + [.E12]^2 + [.F12]^2 + [.G12]^2+[.H12]^2+[.I12]^2) + [.J15]" office:value-type="float" office:value="0.532655362691741" calcext:value-type="float">
            <text:p>0.53</text:p>
          </table:table-cell>
          <table:table-cell table:style-name="ce67" table:formula="of:=SUMPRODUCT([.J4:.J11];[.J4:.J11]) + SUMPRODUCT([.K4:.K11];[.K4:.K11])+SUMPRODUCT([.L4:.L11];[.L4:.L11])" office:value-type="float" office:value="373.134160126403" calcext:value-type="float">
            <text:p>373.13</text:p>
          </table:table-cell>
          <table:table-cell table:style-name="ce67" table:formula="of:=[.M15]-[.B15]" office:value-type="float" office:value="0.532655362691685" calcext:value-type="float">
            <text:p>0.53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table:style-name="ce62" office:value-type="string" calcext:value-type="string">
            <text:p>N/A</text:p>
          </table:table-cell>
          <table:table-cell table:style-name="ce65" table:formula="of:=[.C$15]/[.$L$15]" office:value-type="percentage" office:value="0.384133673314835" calcext:value-type="percentage">
            <text:p>38.41%</text:p>
          </table:table-cell>
          <table:table-cell table:style-name="ce65" table:formula="of:=[.D$15]/[.$L$15]" office:value-type="percentage" office:value="0.328623716498614" calcext:value-type="percentage">
            <text:p>32.86%</text:p>
          </table:table-cell>
          <table:table-cell table:style-name="ce65" table:formula="of:=[.E$15]/[.$L$15]" office:value-type="percentage" office:value="0.278482497828361" calcext:value-type="percentage">
            <text:p>27.85%</text:p>
          </table:table-cell>
          <table:table-cell table:style-name="ce65" table:formula="of:=[.F$15]/[.$L$15]" office:value-type="percentage" office:value="0.0000588110420311263" calcext:value-type="percentage">
            <text:p>0.01%</text:p>
          </table:table-cell>
          <table:table-cell table:style-name="ce65" table:formula="of:=[.G$15]/[.$L$15]" office:value-type="percentage" office:value="0.000754510132118381" calcext:value-type="percentage">
            <text:p>0.08%</text:p>
          </table:table-cell>
          <table:table-cell table:style-name="ce65" table:formula="of:=[.H$15]/[.$L$15]" office:value-type="percentage" office:value="0.00126367981300099" calcext:value-type="percentage">
            <text:p>0.13%</text:p>
          </table:table-cell>
          <table:table-cell table:style-name="ce65" table:formula="of:=[.I$15]/[.$L$15]" office:value-type="percentage" office:value="0.000103399515793377" calcext:value-type="percentage">
            <text:p>0.01%</text:p>
          </table:table-cell>
          <table:table-cell table:style-name="ce68" table:formula="of:=[.J15]/[.L15]" office:value-type="percentage" office:value="0.00657971185524617" calcext:value-type="percentage">
            <text:p>0.658%</text:p>
          </table:table-cell>
          <table:table-cell table:style-name="Default"/>
          <table:table-cell table:style-name="ce69" table:formula="of:=SUM([.C16:.J16])" office:value-type="percentage" office:value="1" calcext:value-type="percentage">
            <text:p>100.00%</text:p>
          </table:table-cell>
          <table:table-cell table:style-name="ce70" table:formula="of:=[.M15]-SUM([.B15:.J15])" office:value-type="float" office:value="0" calcext:value-type="float">
            <text:p>0</text:p>
          </table:table-cell>
          <table:table-cell table:style-name="ce75" table:formula="of:=[.L15]-[.N15]" office:value-type="float" office:value="0.0000000000000567323965583455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6" table:number-columns-repeated="7"/>
          <table:table-cell table:number-columns-repeated="1014"/>
        </table:table-row>
        <table:table-row table:style-name="ro2">
          <table:table-cell/>
          <table:table-cell table:style-name="ce60" table:formula="of:=[.B3]" office:value-type="string" office:string-value="I" calcext:value-type="string">
            <text:p>I</text:p>
          </table:table-cell>
          <table:table-cell table:style-name="ce60" table:formula="of:=[.C3]" office:value-type="string" office:string-value="A" calcext:value-type="string">
            <text:p>A</text:p>
          </table:table-cell>
          <table:table-cell table:style-name="ce60" table:formula="of:=[.D3]" office:value-type="string" office:string-value="B" calcext:value-type="string">
            <text:p>B</text:p>
          </table:table-cell>
          <table:table-cell table:style-name="ce60" table:formula="of:=[.E3]" office:value-type="string" office:string-value="C" calcext:value-type="string">
            <text:p>C</text:p>
          </table:table-cell>
          <table:table-cell table:style-name="ce60" table:formula="of:=[.F3]" office:value-type="string" office:string-value="AB" calcext:value-type="string">
            <text:p>AB</text:p>
          </table:table-cell>
          <table:table-cell table:style-name="ce60" table:formula="of:=[.G3]" office:value-type="string" office:string-value="AC" calcext:value-type="string">
            <text:p>AC</text:p>
          </table:table-cell>
          <table:table-cell table:style-name="ce60" table:formula="of:=[.H3]" office:value-type="string" office:string-value="BC" calcext:value-type="string">
            <text:p>BC</text:p>
          </table:table-cell>
          <table:table-cell table:style-name="ce60" table:formula="of:=[.I3]" office:value-type="string" office:string-value="ABC" calcext:value-type="string">
            <text:p>ABC</text:p>
          </table:table-cell>
          <table:table-cell table:style-name="ce74"/>
          <table:table-cell table:number-columns-repeated="1013"/>
        </table:table-row>
        <table:table-row table:style-name="ro2">
          <table:table-cell/>
          <table:table-cell table:style-name="ce63" table:formula="of:=[.B12]-[.$G$26]" office:value-type="float" office:value="3.93378094607654" calcext:value-type="float">
            <text:p>3.93</text:p>
          </table:table-cell>
          <table:table-cell table:style-name="ce63" table:formula="of:=[.C12]-[.$G$26]" office:value-type="float" office:value="-0.0987380483862008" calcext:value-type="float">
            <text:p>-0.10</text:p>
          </table:table-cell>
          <table:table-cell table:style-name="ce63" table:formula="of:=[.D12]-[.$G$26]" office:value-type="float" office:value="0.0789971205833233" calcext:value-type="float">
            <text:p>0.08</text:p>
          </table:table-cell>
          <table:table-cell table:style-name="ce63" table:formula="of:=[.E12]-[.$G$26]" office:value-type="float" office:value="0.072212331820526" calcext:value-type="float">
            <text:p>0.07</text:p>
          </table:table-cell>
          <table:table-cell table:style-name="ce63" table:formula="of:=[.F12]-[.$G$26]" office:value-type="float" office:value="-0.00754714687795601" calcext:value-type="float">
            <text:p>-0.01</text:p>
          </table:table-cell>
          <table:table-cell table:style-name="ce63" table:formula="of:=[.G12]-[.$G$26]" office:value-type="float" office:value="-0.00231253508966053" calcext:value-type="float">
            <text:p>0.00</text:p>
          </table:table-cell>
          <table:table-cell table:style-name="ce63" table:formula="of:=[.H12]-[.$G$26]" office:value-type="float" office:value="-0.00110881656128955" calcext:value-type="float">
            <text:p>0.00</text:p>
          </table:table-cell>
          <table:table-cell table:style-name="ce63" table:formula="of:=[.I12]-[.$G$26]" office:value-type="float" office:value="-0.00488979623878063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63" table:formula="of:=[.B12]+[.$G$26]" office:value-type="float" office:value="3.94659028844991" calcext:value-type="float">
            <text:p>3.95</text:p>
          </table:table-cell>
          <table:table-cell table:style-name="ce63" table:formula="of:=[.C12]+[.$G$26]" office:value-type="float" office:value="-0.0859287060128266" calcext:value-type="float">
            <text:p>-0.09</text:p>
          </table:table-cell>
          <table:table-cell table:style-name="ce63" table:formula="of:=[.D12]+[.$G$26]" office:value-type="float" office:value="0.0918064629566975" calcext:value-type="float">
            <text:p>0.09</text:p>
          </table:table-cell>
          <table:table-cell table:style-name="ce63" table:formula="of:=[.E12]+[.$G$26]" office:value-type="float" office:value="0.0850216741939003" calcext:value-type="float">
            <text:p>0.09</text:p>
          </table:table-cell>
          <table:table-cell table:style-name="ce63" table:formula="of:=[.F12]+[.$G$26]" office:value-type="float" office:value="0.0052621954954182" calcext:value-type="float">
            <text:p>0.01</text:p>
          </table:table-cell>
          <table:table-cell table:style-name="ce63" table:formula="of:=[.G12]+[.$G$26]" office:value-type="float" office:value="0.0104968072837137" calcext:value-type="float">
            <text:p>0.01</text:p>
          </table:table-cell>
          <table:table-cell table:style-name="ce63" table:formula="of:=[.H12]+[.$G$26]" office:value-type="float" office:value="0.0117005258120847" calcext:value-type="float">
            <text:p>0.01</text:p>
          </table:table-cell>
          <table:table-cell table:style-name="ce63" table:formula="of:=[.I12]+[.$G$26]" office:value-type="float" office:value="0.00791954613459358" calcext:value-type="float">
            <text:p>0.01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60" table:formula="of:=[$'Read Only (Additive)'.$B$14]" office:value-type="string" office:string-value="SS0" calcext:value-type="string">
            <text:p>SS0</text:p>
          </table:table-cell>
          <table:table-cell table:style-name="ce61" table:formula="of:=[$'Read Only (Additive)'.$B$15]" office:value-type="float" office:value="227720480.013004" calcext:value-type="float">
            <text:p>227720480.01</text:p>
          </table:table-cell>
          <table:table-cell table:style-name="ce62" table:formula="of:=[$'Read Only (Additive)'.$B$16]" office:value-type="string" office:string-value="N/A" calcext:value-type="string">
            <text:p>N/A</text:p>
          </table:table-cell>
          <table:table-cell/>
          <table:table-cell table:style-name="ce71" office:value-type="string" calcext:value-type="string">
            <text:p>t</text:p>
          </table:table-cell>
          <table:table-cell table:style-name="ce72" office:value-type="float" office:value="2.12" calcext:value-type="float">
            <text:p>2.12</text:p>
          </table:table-cell>
          <table:table-cell office:value-type="string" calcext:value-type="string">
            <text:p>T-value at 2^3(r-1) = 16 degrees of freedom</text:p>
          </table:table-cell>
          <table:table-cell table:number-columns-repeated="1015"/>
        </table:table-row>
        <table:table-row table:style-name="ro2">
          <table:table-cell/>
          <table:table-cell table:style-name="ce60" table:formula="of:=[$'Read Only (Additive)'.$C$14]" office:value-type="string" office:string-value="SSA" calcext:value-type="string">
            <text:p>SSA</text:p>
          </table:table-cell>
          <table:table-cell table:style-name="ce61" table:formula="of:=[$'Read Only (Additive)'.$C$15]" office:value-type="float" office:value="520078.209204166" calcext:value-type="float">
            <text:p>520078.21</text:p>
          </table:table-cell>
          <table:table-cell table:style-name="ce68" table:formula="of:=[$'Read Only (Additive)'.$C$16]" office:value-type="percentage" office:value="0.0410338090715614" calcext:value-type="percentage">
            <text:p>4.103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Read Only (Additive)'.$D$14]" office:value-type="string" office:string-value="SSB" calcext:value-type="string">
            <text:p>SSB</text:p>
          </table:table-cell>
          <table:table-cell table:style-name="ce61" table:formula="of:=[$'Read Only (Additive)'.$D$15]" office:value-type="float" office:value="5941174.89420417" calcext:value-type="float">
            <text:p>5941174.89</text:p>
          </table:table-cell>
          <table:table-cell table:style-name="ce68" table:formula="of:=[$'Read Only (Additive)'.$D$16]" office:value-type="percentage" office:value="0.468754567976571" calcext:value-type="percentage">
            <text:p>46.875%</text:p>
          </table:table-cell>
          <table:table-cell/>
          <table:table-cell table:style-name="ce60" office:value-type="string" calcext:value-type="string">
            <text:p>s_e</text:p>
          </table:table-cell>
          <table:table-cell table:style-name="ce63" table:formula="of:=SQRT([.J15]/16)" office:value-type="float" office:value="0.0148001663940463" calcext:value-type="float">
            <text:p>0.01</text:p>
          </table:table-cell>
          <table:table-cell table:number-columns-repeated="1016"/>
        </table:table-row>
        <table:table-row table:style-name="ro2">
          <table:table-cell/>
          <table:table-cell table:style-name="ce60" table:formula="of:=[$'Read Only (Additive)'.$E$14]" office:value-type="string" office:string-value="SSC" calcext:value-type="string">
            <text:p>SSC</text:p>
          </table:table-cell>
          <table:table-cell table:style-name="ce61" table:formula="of:=[$'Read Only (Additive)'.$E$15]" office:value-type="float" office:value="126921.124837501" calcext:value-type="float">
            <text:p>126921.12</text:p>
          </table:table-cell>
          <table:table-cell table:style-name="ce68" table:formula="of:=[$'Read Only (Additive)'.$E$16]" office:value-type="percentage" office:value="0.0100139884954982" calcext:value-type="percentage">
            <text:p>1.001%</text:p>
          </table:table-cell>
          <table:table-cell/>
          <table:table-cell table:style-name="ce60" office:value-type="string" calcext:value-type="string">
            <text:p>s_q_i</text:p>
          </table:table-cell>
          <table:table-cell table:style-name="ce63" table:formula="of:=[.G24]/SQRT(24)" office:value-type="float" office:value="0.00302107131447505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60" table:formula="of:=[$'Read Only (Additive)'.$F$14]" office:value-type="string" office:string-value="SSAB" calcext:value-type="string">
            <text:p>SSAB</text:p>
          </table:table-cell>
          <table:table-cell table:style-name="ce61" table:formula="of:=[$'Read Only (Additive)'.$F$15]" office:value-type="float" office:value="5907350.45250417" calcext:value-type="float">
            <text:p>5907350.45</text:p>
          </table:table-cell>
          <table:table-cell table:style-name="ce68" table:formula="of:=[$'Read Only (Additive)'.$F$16]" office:value-type="percentage" office:value="0.466085843046154" calcext:value-type="percentage">
            <text:p>46.609%</text:p>
          </table:table-cell>
          <table:table-cell/>
          <table:table-cell table:style-name="ce60" office:value-type="string" calcext:value-type="string">
            <text:p>q_i</text:p>
          </table:table-cell>
          <table:table-cell table:style-name="ce63" table:formula="of:=[.G22]*[.G25]" office:value-type="float" office:value="0.00640467118668711" calcext:value-type="float">
            <text:p>0.01</text:p>
          </table:table-cell>
          <table:table-cell table:number-columns-repeated="1016"/>
        </table:table-row>
        <table:table-row table:style-name="ro2">
          <table:table-cell/>
          <table:table-cell table:style-name="ce60" table:formula="of:=[$'Read Only (Additive)'.$G$14]" office:value-type="string" office:string-value="SSAC" calcext:value-type="string">
            <text:p>SSAC</text:p>
          </table:table-cell>
          <table:table-cell table:style-name="ce61" table:formula="of:=[$'Read Only (Additive)'.$G$15]" office:value-type="float" office:value="109716.156004166" calcext:value-type="float">
            <text:p>109716.16</text:p>
          </table:table-cell>
          <table:table-cell table:style-name="ce68" table:formula="of:=[$'Read Only (Additive)'.$G$16]" office:value-type="percentage" office:value="0.00865652841796575" calcext:value-type="percentage">
            <text:p>0.866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Read Only (Additive)'.$H$14]" office:value-type="string" office:string-value="SSBC" calcext:value-type="string">
            <text:p>SSBC</text:p>
          </table:table-cell>
          <table:table-cell table:style-name="ce61" table:formula="of:=[$'Read Only (Additive)'.$H$15]" office:value-type="float" office:value="10362.1548374999" calcext:value-type="float">
            <text:p>10362.15</text:p>
          </table:table-cell>
          <table:table-cell table:style-name="ce68" table:formula="of:=[$'Read Only (Additive)'.$H$16]" office:value-type="percentage" office:value="0.000817566811388957" calcext:value-type="percentage">
            <text:p>0.082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Read Only (Additive)'.$I$14]" office:value-type="string" office:string-value="SSABC" calcext:value-type="string">
            <text:p>SSABC</text:p>
          </table:table-cell>
          <table:table-cell table:style-name="ce61" table:formula="of:=[$'Read Only (Additive)'.$I$15]" office:value-type="float" office:value="13650.3090375001" calcext:value-type="float">
            <text:p>13650.31</text:p>
          </table:table-cell>
          <table:table-cell table:style-name="ce68" table:formula="of:=[$'Read Only (Additive)'.$I$16]" office:value-type="percentage" office:value="0.00107699989136192" calcext:value-type="percentage">
            <text:p>0.108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Read Only (Additive)'.$J$14]" office:value-type="string" office:string-value="SSE" calcext:value-type="string">
            <text:p>SSE</text:p>
          </table:table-cell>
          <table:table-cell table:style-name="ce61" table:formula="of:=[$'Read Only (Additive)'.$J$15]" office:value-type="float" office:value="45129.6282666028" calcext:value-type="float">
            <text:p>45129.63</text:p>
          </table:table-cell>
          <table:table-cell table:style-name="ce68" table:formula="of:=[$'Read Only (Additive)'.$J$16]" office:value-type="percentage" office:value="0.00356069628949854" calcext:value-type="percentage">
            <text:p>0.356%</text:p>
          </table:table-cell>
          <table:table-cell table:number-columns-repeated="1019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60" table:formula="of:=[$'Read Only (Additive)'.$L$14]" office:value-type="string" office:string-value="SST" calcext:value-type="string">
            <text:p>SST</text:p>
          </table:table-cell>
          <table:table-cell table:style-name="ce61" table:formula="of:=[$'Read Only (Additive)'.$L$15]" office:value-type="float" office:value="12674382.9288958" calcext:value-type="float">
            <text:p>12674382.93</text:p>
          </table:table-cell>
          <table:table-cell table:style-name="ce69" table:formula="of:=[$'Read Only (Additive)'.$L$16]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2">
          <table:table-cell/>
          <table:table-cell table:style-name="ce64" table:formula="of:=[$'Read Only (Additive)'.$M$14]" office:value-type="string" office:string-value="SSY" calcext:value-type="string">
            <text:p>SSY</text:p>
          </table:table-cell>
          <table:table-cell table:style-name="ce67" table:formula="of:=[$'Read Only (Additive)'.$M$15]" office:value-type="float" office:value="240394862.9419" calcext:value-type="float">
            <text:p>240394862.94</text:p>
          </table:table-cell>
          <table:table-cell table:style-name="ce70" table:formula="of:=[$'Read Only (Additive)'.$M$16]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1">
          <table:table-cell table:number-columns-repeated="1023"/>
        </table:table-row>
        <table:table-row table:style-name="ro2" table:number-rows-repeated="9">
          <table:table-cell table:style-name="Default" table:number-columns-repeated="9"/>
          <table:table-cell table:number-columns-repeated="1014"/>
        </table:table-row>
        <table:table-row table:style-name="ro2" table:number-rows-repeated="1048522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'Write Only (Multiplicative)'.B4:'Write Only (Multiplicative)'.I11">
            <calcext:color-scale>
              <calcext:color-scale-entry calcext:value="-1" calcext:type="number" calcext:color="#ff0000"/>
              <calcext:color-scale-entry calcext:value="1" calcext:type="number" calcext:color="#00cc00"/>
            </calcext:color-scale>
          </calcext:conditional-format>
        </calcext:conditional-formats>
      </table:table>
      <table:table table:name="Read Only (Multiplicative)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1" table:number-columns-repeated="9" table:default-cell-style-name="ce57"/>
        <table:table-column table:style-name="co2" table:default-cell-style-name="ce57"/>
        <table:table-column table:style-name="co1" table:number-columns-repeated="1009" table:default-cell-style-name="ce57"/>
        <table:table-column table:style-name="co1" table:default-cell-style-name="Default"/>
        <table:table-row table:style-name="ro1">
          <table:table-cell table:style-name="ce54" office:value-type="string" calcext:value-type="string">
            <text:p>Read Only (MUL)</text:p>
          </table:table-cell>
          <table:table-cell table:style-name="ce55" table:number-columns-repeated="1021"/>
          <table:table-cell/>
        </table:table-row>
        <table:table-row table:style-name="ro1">
          <table:table-cell table:style-name="ce54"/>
          <table:table-cell table:style-name="ce55" table:number-columns-repeated="1021"/>
          <table:table-cell/>
        </table:table-row>
        <table:table-row table:style-name="ro2">
          <table:table-cell table:number-columns-repeated="2" table:style-name="ce55" office:value-type="string" calcext:value-type="string">
            <text:p>I</text:p>
          </table:table-cell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AB</text:p>
          </table:table-cell>
          <table:table-cell table:style-name="ce55" office:value-type="string" calcext:value-type="string">
            <text:p>AC</text:p>
          </table:table-cell>
          <table:table-cell table:style-name="ce55" office:value-type="string" calcext:value-type="string">
            <text:p>BC</text:p>
          </table:table-cell>
          <table:table-cell table:style-name="ce55" office:value-type="string" calcext:value-type="string">
            <text:p>ABC</text:p>
          </table:table-cell>
          <table:table-cell table:style-name="ce55" office:value-type="string" calcext:value-type="string">
            <text:p>Y_1</text:p>
          </table:table-cell>
          <table:table-cell table:style-name="ce55" office:value-type="string" calcext:value-type="string">
            <text:p>Y_2</text:p>
          </table:table-cell>
          <table:table-cell table:style-name="ce55" office:value-type="string" calcext:value-type="string">
            <text:p>Y_3</text:p>
          </table:table-cell>
          <table:table-cell table:style-name="ce55" office:value-type="string" calcext:value-type="string">
            <text:p>y_avg</text:p>
          </table:table-cell>
          <table:table-cell table:style-name="ce55"/>
          <table:table-cell table:style-name="ce55" office:value-type="string" calcext:value-type="string">
            <text:p>E1</text:p>
          </table:table-cell>
          <table:table-cell table:style-name="ce55" office:value-type="string" calcext:value-type="string">
            <text:p>E2</text:p>
          </table:table-cell>
          <table:table-cell table:style-name="ce55" office:value-type="string" calcext:value-type="string">
            <text:p>E3</text:p>
          </table:table-cell>
          <table:table-cell table:style-name="ce55" table:number-columns-repeated="1005"/>
          <table:table-cell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-1" calcext:value-type="float">
            <text:p>-1</text:p>
          </table:table-cell>
          <table:table-cell table:style-name="ce26" table:formula="of:=[.C4]*[.D4]" office:value-type="float" office:value="1" calcext:value-type="float">
            <text:p>1</text:p>
          </table:table-cell>
          <table:table-cell table:style-name="ce26" table:formula="of:=[.C4]*[.E4]" office:value-type="float" office:value="1" calcext:value-type="float">
            <text:p>1</text:p>
          </table:table-cell>
          <table:table-cell table:style-name="ce26" table:formula="of:=[.D4]*[.E4]" office:value-type="float" office:value="1" calcext:value-type="float">
            <text:p>1</text:p>
          </table:table-cell>
          <table:table-cell table:style-name="ce26" table:formula="of:=[.C4]*[.D4]*[.E4]" office:value-type="float" office:value="-1" calcext:value-type="float">
            <text:p>-1</text:p>
          </table:table-cell>
          <table:table-cell table:style-name="ce20" table:formula="of:=LOG([1_mw_1_server.F8])" office:value-type="float" office:value="3.46525641170557" calcext:value-type="float">
            <text:p>3.4653</text:p>
          </table:table-cell>
          <table:table-cell table:style-name="ce20" table:formula="of:=LOG([1_mw_1_server.F9])" office:value-type="float" office:value="3.46609171942392" calcext:value-type="float">
            <text:p>3.4661</text:p>
          </table:table-cell>
          <table:table-cell table:style-name="ce20" table:formula="of:=LOG([1_mw_1_server.F10])" office:value-type="float" office:value="3.46636633616227" calcext:value-type="float">
            <text:p>3.4664</text:p>
          </table:table-cell>
          <table:table-cell table:style-name="ce20" table:formula="of:=AVERAGE([.$J4:.$L4])" office:value-type="float" office:value="3.46590482243059" calcext:value-type="float">
            <text:p>3.4659</text:p>
          </table:table-cell>
          <table:table-cell table:style-name="ce75" table:formula="of:=[.B$12]+[.C$12]*[.C4]+[.D$12]*[.D4]+[.E$12]*[.E4]+[.F$12]*[.F4]+[.G$12]*[.G4]+[.H$12]*[.H4]+[.I$12]*[.I4]-[.M4]" office:value-type="float" office:value="0" calcext:value-type="float">
            <text:p>0</text:p>
          </table:table-cell>
          <table:table-cell table:style-name="ce23" table:formula="of:=[.J4]-[.$M4]" office:value-type="float" office:value="-0.000648410725017534" calcext:value-type="float">
            <text:p>-0.0006</text:p>
          </table:table-cell>
          <table:table-cell table:style-name="ce23" table:formula="of:=[.K4]-[.$M4]" office:value-type="float" office:value="0.000186896993336738" calcext:value-type="float">
            <text:p>0.0002</text:p>
          </table:table-cell>
          <table:table-cell table:style-name="ce23" table:formula="of:=[.L4]-[.$M4]" office:value-type="float" office:value="0.00046151373168124" calcext:value-type="float">
            <text:p>0.0005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-1" calcext:value-type="float">
            <text:p>-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[.C5]*[.D5]" office:value-type="float" office:value="1" calcext:value-type="float">
            <text:p>1</text:p>
          </table:table-cell>
          <table:table-cell table:style-name="ce26" table:formula="of:=[.C5]*[.E5]" office:value-type="float" office:value="-1" calcext:value-type="float">
            <text:p>-1</text:p>
          </table:table-cell>
          <table:table-cell table:style-name="ce26" table:formula="of:=[.D5]*[.E5]" office:value-type="float" office:value="-1" calcext:value-type="float">
            <text:p>-1</text:p>
          </table:table-cell>
          <table:table-cell table:style-name="ce26" table:formula="of:=[.C5]*[.D5]*[.E5]" office:value-type="float" office:value="1" calcext:value-type="float">
            <text:p>1</text:p>
          </table:table-cell>
          <table:table-cell table:style-name="ce20" table:formula="of:=LOG([1_mw_1_server.F11])" office:value-type="float" office:value="3.46810795933424" calcext:value-type="float">
            <text:p>3.4681</text:p>
          </table:table-cell>
          <table:table-cell table:style-name="ce20" table:formula="of:=LOG([1_mw_1_server.F12])" office:value-type="float" office:value="3.4685511350961" calcext:value-type="float">
            <text:p>3.4686</text:p>
          </table:table-cell>
          <table:table-cell table:style-name="ce20" table:formula="of:=LOG([1_mw_1_server.F13])" office:value-type="float" office:value="3.46832517196516" calcext:value-type="float">
            <text:p>3.4683</text:p>
          </table:table-cell>
          <table:table-cell table:style-name="ce20" table:formula="of:=AVERAGE([.$J5:.$L5])" office:value-type="float" office:value="3.4683280887985" calcext:value-type="float">
            <text:p>3.4683</text:p>
          </table:table-cell>
          <table:table-cell table:style-name="ce75" table:formula="of:=[.B$12]+[.C$12]*[.C5]+[.D$12]*[.D5]+[.E$12]*[.E5]+[.F$12]*[.F5]+[.G$12]*[.G5]+[.H$12]*[.H5]+[.I$12]*[.I5]-[.M5]" office:value-type="float" office:value="0" calcext:value-type="float">
            <text:p>0</text:p>
          </table:table-cell>
          <table:table-cell table:style-name="ce23" table:formula="of:=[.J5]-[.$M5]" office:value-type="float" office:value="-0.000220129464256757" calcext:value-type="float">
            <text:p>-0.0002</text:p>
          </table:table-cell>
          <table:table-cell table:style-name="ce23" table:formula="of:=[.K5]-[.$M5]" office:value-type="float" office:value="0.000223046297600948" calcext:value-type="float">
            <text:p>0.0002</text:p>
          </table:table-cell>
          <table:table-cell table:style-name="ce23" table:formula="of:=[.L5]-[.$M5]" office:value-type="float" office:value="-0.00000291683334330273" calcext:value-type="float">
            <text:p>0.0000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-1" calcext:value-type="float">
            <text:p>-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-1" calcext:value-type="float">
            <text:p>-1</text:p>
          </table:table-cell>
          <table:table-cell table:style-name="ce26" table:formula="of:=[.C6]*[.D6]" office:value-type="float" office:value="-1" calcext:value-type="float">
            <text:p>-1</text:p>
          </table:table-cell>
          <table:table-cell table:style-name="ce26" table:formula="of:=[.C6]*[.E6]" office:value-type="float" office:value="1" calcext:value-type="float">
            <text:p>1</text:p>
          </table:table-cell>
          <table:table-cell table:style-name="ce26" table:formula="of:=[.D6]*[.E6]" office:value-type="float" office:value="-1" calcext:value-type="float">
            <text:p>-1</text:p>
          </table:table-cell>
          <table:table-cell table:style-name="ce26" table:formula="of:=[.C6]*[.D6]*[.E6]" office:value-type="float" office:value="1" calcext:value-type="float">
            <text:p>1</text:p>
          </table:table-cell>
          <table:table-cell table:style-name="ce20" table:formula="of:=LOG(SUM([2_mw_1_server.F14:.F15]))" office:value-type="float" office:value="3.46701581843844" calcext:value-type="float">
            <text:p>3.4670</text:p>
          </table:table-cell>
          <table:table-cell table:style-name="ce20" table:formula="of:=LOG(SUM([2_mw_1_server.F16:.F17]))" office:value-type="float" office:value="3.46690319250669" calcext:value-type="float">
            <text:p>3.4669</text:p>
          </table:table-cell>
          <table:table-cell table:style-name="ce20" table:formula="of:=LOG(SUM([2_mw_1_server.F18:.F19]))" office:value-type="float" office:value="3.4677900716182" calcext:value-type="float">
            <text:p>3.4678</text:p>
          </table:table-cell>
          <table:table-cell table:style-name="ce20" table:formula="of:=AVERAGE([.$J6:.$L6])" office:value-type="float" office:value="3.46723636085444" calcext:value-type="float">
            <text:p>3.4672</text:p>
          </table:table-cell>
          <table:table-cell table:style-name="ce75" table:formula="of:=[.B$12]+[.C$12]*[.C6]+[.D$12]*[.D6]+[.E$12]*[.E6]+[.F$12]*[.F6]+[.G$12]*[.G6]+[.H$12]*[.H6]+[.I$12]*[.I6]-[.M6]" office:value-type="float" office:value="0" calcext:value-type="float">
            <text:p>0</text:p>
          </table:table-cell>
          <table:table-cell table:style-name="ce23" table:formula="of:=[.J6]-[.$M6]" office:value-type="float" office:value="-0.000220542416004665" calcext:value-type="float">
            <text:p>-0.0002</text:p>
          </table:table-cell>
          <table:table-cell table:style-name="ce23" table:formula="of:=[.K6]-[.$M6]" office:value-type="float" office:value="-0.000333168347751656" calcext:value-type="float">
            <text:p>-0.0003</text:p>
          </table:table-cell>
          <table:table-cell table:style-name="ce23" table:formula="of:=[.L6]-[.$M6]" office:value-type="float" office:value="0.000553710763756765" calcext:value-type="float">
            <text:p>0.0006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-1" calcext:value-type="float">
            <text:p>-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table:formula="of:=[.C7]*[.D7]" office:value-type="float" office:value="-1" calcext:value-type="float">
            <text:p>-1</text:p>
          </table:table-cell>
          <table:table-cell table:style-name="ce26" table:formula="of:=[.C7]*[.E7]" office:value-type="float" office:value="-1" calcext:value-type="float">
            <text:p>-1</text:p>
          </table:table-cell>
          <table:table-cell table:style-name="ce26" table:formula="of:=[.D7]*[.E7]" office:value-type="float" office:value="1" calcext:value-type="float">
            <text:p>1</text:p>
          </table:table-cell>
          <table:table-cell table:style-name="ce26" table:formula="of:=[.C7]*[.D7]*[.E7]" office:value-type="float" office:value="-1" calcext:value-type="float">
            <text:p>-1</text:p>
          </table:table-cell>
          <table:table-cell table:style-name="ce20" table:formula="of:=LOG(SUM([2_mw_1_server.F20:.F21]))" office:value-type="float" office:value="3.46700544621845" calcext:value-type="float">
            <text:p>3.4670</text:p>
          </table:table-cell>
          <table:table-cell table:style-name="ce20" table:formula="of:=LOG(SUM([2_mw_1_server.F22:.F23]))" office:value-type="float" office:value="3.46772202820468" calcext:value-type="float">
            <text:p>3.4677</text:p>
          </table:table-cell>
          <table:table-cell table:style-name="ce20" table:formula="of:=LOG(SUM([2_mw_1_server.F24:.F25]))" office:value-type="float" office:value="3.46879026209961" calcext:value-type="float">
            <text:p>3.4688</text:p>
          </table:table-cell>
          <table:table-cell table:style-name="ce20" table:formula="of:=AVERAGE([.$J7:.$L7])" office:value-type="float" office:value="3.46783924550758" calcext:value-type="float">
            <text:p>3.4678</text:p>
          </table:table-cell>
          <table:table-cell table:style-name="ce75" table:formula="of:=[.B$12]+[.C$12]*[.C7]+[.D$12]*[.D7]+[.E$12]*[.E7]+[.F$12]*[.F7]+[.G$12]*[.G7]+[.H$12]*[.H7]+[.I$12]*[.I7]-[.M7]" office:value-type="float" office:value="0" calcext:value-type="float">
            <text:p>0</text:p>
          </table:table-cell>
          <table:table-cell table:style-name="ce23" table:formula="of:=[.J7]-[.$M7]" office:value-type="float" office:value="-0.000833799289127413" calcext:value-type="float">
            <text:p>-0.0008</text:p>
          </table:table-cell>
          <table:table-cell table:style-name="ce23" table:formula="of:=[.K7]-[.$M7]" office:value-type="float" office:value="-0.000117217302901373" calcext:value-type="float">
            <text:p>-0.0001</text:p>
          </table:table-cell>
          <table:table-cell table:style-name="ce23" table:formula="of:=[.L7]-[.$M7]" office:value-type="float" office:value="0.000951016592028786" calcext:value-type="float">
            <text:p>0.0010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5" calcext:value-type="float">
            <text:p>5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-1" calcext:value-type="float">
            <text:p>-1</text:p>
          </table:table-cell>
          <table:table-cell table:style-name="ce26" table:formula="of:=[.C8]*[.D8]" office:value-type="float" office:value="-1" calcext:value-type="float">
            <text:p>-1</text:p>
          </table:table-cell>
          <table:table-cell table:style-name="ce26" table:formula="of:=[.C8]*[.E8]" office:value-type="float" office:value="-1" calcext:value-type="float">
            <text:p>-1</text:p>
          </table:table-cell>
          <table:table-cell table:style-name="ce26" table:formula="of:=[.D8]*[.E8]" office:value-type="float" office:value="1" calcext:value-type="float">
            <text:p>1</text:p>
          </table:table-cell>
          <table:table-cell table:style-name="ce26" table:formula="of:=[.C8]*[.D8]*[.E8]" office:value-type="float" office:value="1" calcext:value-type="float">
            <text:p>1</text:p>
          </table:table-cell>
          <table:table-cell table:style-name="ce20" table:formula="of:=LOG([1_mw_3_server.F8])" office:value-type="float" office:value="3.34402857175626" calcext:value-type="float">
            <text:p>3.3440</text:p>
          </table:table-cell>
          <table:table-cell table:style-name="ce20" table:formula="of:=LOG([1_mw_3_server.F9])" office:value-type="float" office:value="3.32240951541403" calcext:value-type="float">
            <text:p>3.3224</text:p>
          </table:table-cell>
          <table:table-cell table:style-name="ce20" table:formula="of:=LOG([1_mw_3_server.F10])" office:value-type="float" office:value="3.32333049305004" calcext:value-type="float">
            <text:p>3.3233</text:p>
          </table:table-cell>
          <table:table-cell table:style-name="ce20" table:formula="of:=AVERAGE([.$J8:.$L8])" office:value-type="float" office:value="3.32992286007344" calcext:value-type="float">
            <text:p>3.3299</text:p>
          </table:table-cell>
          <table:table-cell table:style-name="ce75" table:formula="of:=[.B$12]+[.C$12]*[.C8]+[.D$12]*[.D8]+[.E$12]*[.E8]+[.F$12]*[.F8]+[.G$12]*[.G8]+[.H$12]*[.H8]+[.I$12]*[.I8]-[.M8]" office:value-type="float" office:value="0" calcext:value-type="float">
            <text:p>0</text:p>
          </table:table-cell>
          <table:table-cell table:style-name="ce23" table:formula="of:=[.J8]-[.$M8]" office:value-type="float" office:value="0.0141057116828187" calcext:value-type="float">
            <text:p>0.0141</text:p>
          </table:table-cell>
          <table:table-cell table:style-name="ce23" table:formula="of:=[.K8]-[.$M8]" office:value-type="float" office:value="-0.00751334465941378" calcext:value-type="float">
            <text:p>-0.0075</text:p>
          </table:table-cell>
          <table:table-cell table:style-name="ce23" table:formula="of:=[.L8]-[.$M8]" office:value-type="float" office:value="-0.00659236702340449" calcext:value-type="float">
            <text:p>-0.0066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-1" calcext:value-type="float">
            <text:p>-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[.C9]*[.D9]" office:value-type="float" office:value="-1" calcext:value-type="float">
            <text:p>-1</text:p>
          </table:table-cell>
          <table:table-cell table:style-name="ce26" table:formula="of:=[.C9]*[.E9]" office:value-type="float" office:value="1" calcext:value-type="float">
            <text:p>1</text:p>
          </table:table-cell>
          <table:table-cell table:style-name="ce26" table:formula="of:=[.D9]*[.E9]" office:value-type="float" office:value="-1" calcext:value-type="float">
            <text:p>-1</text:p>
          </table:table-cell>
          <table:table-cell table:style-name="ce26" table:formula="of:=[.C9]*[.D9]*[.E9]" office:value-type="float" office:value="-1" calcext:value-type="float">
            <text:p>-1</text:p>
          </table:table-cell>
          <table:table-cell table:style-name="ce20" table:formula="of:=LOG([1_mw_3_server.F11])" office:value-type="float" office:value="3.36729813551257" calcext:value-type="float">
            <text:p>3.3673</text:p>
          </table:table-cell>
          <table:table-cell table:style-name="ce20" table:formula="of:=LOG([1_mw_3_server.F12])" office:value-type="float" office:value="3.3578472173438" calcext:value-type="float">
            <text:p>3.3578</text:p>
          </table:table-cell>
          <table:table-cell table:style-name="ce20" table:formula="of:=LOG([1_mw_3_server.F13])" office:value-type="float" office:value="3.37647840847275" calcext:value-type="float">
            <text:p>3.3765</text:p>
          </table:table-cell>
          <table:table-cell table:style-name="ce20" table:formula="of:=AVERAGE([.$J9:.$L9])" office:value-type="float" office:value="3.36720792044304" calcext:value-type="float">
            <text:p>3.3672</text:p>
          </table:table-cell>
          <table:table-cell table:style-name="ce75" table:formula="of:=[.B$12]+[.C$12]*[.C9]+[.D$12]*[.D9]+[.E$12]*[.E9]+[.F$12]*[.F9]+[.G$12]*[.G9]+[.H$12]*[.H9]+[.I$12]*[.I9]-[.M9]" office:value-type="float" office:value="0" calcext:value-type="float">
            <text:p>0</text:p>
          </table:table-cell>
          <table:table-cell table:style-name="ce23" table:formula="of:=[.J9]-[.$M9]" office:value-type="float" office:value="0.0000902150695285542" calcext:value-type="float">
            <text:p>0.0001</text:p>
          </table:table-cell>
          <table:table-cell table:style-name="ce23" table:formula="of:=[.K9]-[.$M9]" office:value-type="float" office:value="-0.0093607030992402" calcext:value-type="float">
            <text:p>-0.0094</text:p>
          </table:table-cell>
          <table:table-cell table:style-name="ce23" table:formula="of:=[.L9]-[.$M9]" office:value-type="float" office:value="0.00927048802971209" calcext:value-type="float">
            <text:p>0.0093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7" calcext:value-type="float">
            <text:p>7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-1" calcext:value-type="float">
            <text:p>-1</text:p>
          </table:table-cell>
          <table:table-cell table:style-name="ce26" table:formula="of:=[.C10]*[.D10]" office:value-type="float" office:value="1" calcext:value-type="float">
            <text:p>1</text:p>
          </table:table-cell>
          <table:table-cell table:style-name="ce26" table:formula="of:=[.C10]*[.E10]" office:value-type="float" office:value="-1" calcext:value-type="float">
            <text:p>-1</text:p>
          </table:table-cell>
          <table:table-cell table:style-name="ce26" table:formula="of:=[.D10]*[.E10]" office:value-type="float" office:value="-1" calcext:value-type="float">
            <text:p>-1</text:p>
          </table:table-cell>
          <table:table-cell table:style-name="ce26" table:formula="of:=[.C10]*[.D10]*[.E10]" office:value-type="float" office:value="-1" calcext:value-type="float">
            <text:p>-1</text:p>
          </table:table-cell>
          <table:table-cell table:style-name="ce20" table:formula="of:=LOG(SUM([2_mw_3_server.F14:.F15]))" office:value-type="float" office:value="3.60760405179761" calcext:value-type="float">
            <text:p>3.6076</text:p>
          </table:table-cell>
          <table:table-cell table:style-name="ce20" table:formula="of:=LOG(SUM([2_mw_3_server.F16:.F17]))" office:value-type="float" office:value="3.61745956921231" calcext:value-type="float">
            <text:p>3.6175</text:p>
          </table:table-cell>
          <table:table-cell table:style-name="ce20" table:formula="of:=LOG(SUM([2_mw_3_server.F18:.F19]))" office:value-type="float" office:value="3.59250096880185" calcext:value-type="float">
            <text:p>3.5925</text:p>
          </table:table-cell>
          <table:table-cell table:style-name="ce20" table:formula="of:=AVERAGE([.$J10:.$L10])" office:value-type="float" office:value="3.60585486327059" calcext:value-type="float">
            <text:p>3.6059</text:p>
          </table:table-cell>
          <table:table-cell table:style-name="ce75" table:formula="of:=[.B$12]+[.C$12]*[.C10]+[.D$12]*[.D10]+[.E$12]*[.E10]+[.F$12]*[.F10]+[.G$12]*[.G10]+[.H$12]*[.H10]+[.I$12]*[.I10]-[.M10]" office:value-type="float" office:value="0" calcext:value-type="float">
            <text:p>0</text:p>
          </table:table-cell>
          <table:table-cell table:style-name="ce23" table:formula="of:=[.J10]-[.$M10]" office:value-type="float" office:value="0.00174918852701644" calcext:value-type="float">
            <text:p>0.0017</text:p>
          </table:table-cell>
          <table:table-cell table:style-name="ce23" table:formula="of:=[.K10]-[.$M10]" office:value-type="float" office:value="0.0116047059417226" calcext:value-type="float">
            <text:p>0.0116</text:p>
          </table:table-cell>
          <table:table-cell table:style-name="ce23" table:formula="of:=[.L10]-[.$M10]" office:value-type="float" office:value="-0.0133538944687399" calcext:value-type="float">
            <text:p>-0.0134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number-columns-repeated="4" table:style-name="ce26" office:value-type="float" office:value="1" calcext:value-type="float">
            <text:p>1</text:p>
          </table:table-cell>
          <table:table-cell table:style-name="ce26" table:formula="of:=[.C11]*[.D11]" office:value-type="float" office:value="1" calcext:value-type="float">
            <text:p>1</text:p>
          </table:table-cell>
          <table:table-cell table:style-name="ce26" table:formula="of:=[.C11]*[.E11]" office:value-type="float" office:value="1" calcext:value-type="float">
            <text:p>1</text:p>
          </table:table-cell>
          <table:table-cell table:style-name="ce26" table:formula="of:=[.D11]*[.E11]" office:value-type="float" office:value="1" calcext:value-type="float">
            <text:p>1</text:p>
          </table:table-cell>
          <table:table-cell table:style-name="ce26" table:formula="of:=[.C11]*[.D11]*[.E11]" office:value-type="float" office:value="1" calcext:value-type="float">
            <text:p>1</text:p>
          </table:table-cell>
          <table:table-cell table:style-name="ce20" table:formula="of:=LOG(SUM([2_mw_3_server.F20:.F21]))" office:value-type="float" office:value="3.64257827269073" calcext:value-type="float">
            <text:p>3.6426</text:p>
          </table:table-cell>
          <table:table-cell table:style-name="ce20" table:formula="of:=LOG(SUM([2_mw_3_server.F21:.F23]))" office:value-type="float" office:value="3.81574638652417" calcext:value-type="float">
            <text:p>3.8157</text:p>
          </table:table-cell>
          <table:table-cell table:style-name="ce20" table:formula="of:=LOG(SUM([2_mw_3_server.F24:.F25]))" office:value-type="float" office:value="3.63976231810628" calcext:value-type="float">
            <text:p>3.6398</text:p>
          </table:table-cell>
          <table:table-cell table:style-name="ce20" table:formula="of:=AVERAGE([.$J11:.$L11])" office:value-type="float" office:value="3.69936232577373" calcext:value-type="float">
            <text:p>3.6994</text:p>
          </table:table-cell>
          <table:table-cell table:style-name="ce75" table:formula="of:=[.B$12]+[.C$12]*[.C11]+[.D$12]*[.D11]+[.E$12]*[.E11]+[.F$12]*[.F11]+[.G$12]*[.G11]+[.H$12]*[.H11]+[.I$12]*[.I11]-[.M11]" office:value-type="float" office:value="0" calcext:value-type="float">
            <text:p>0</text:p>
          </table:table-cell>
          <table:table-cell table:style-name="ce23" table:formula="of:=[.J11]-[.$M11]" office:value-type="float" office:value="-0.0567840530830002" calcext:value-type="float">
            <text:p>-0.0568</text:p>
          </table:table-cell>
          <table:table-cell table:style-name="ce23" table:formula="of:=[.K11]-[.$M11]" office:value-type="float" office:value="0.116384060750444" calcext:value-type="float">
            <text:p>0.1164</text:p>
          </table:table-cell>
          <table:table-cell table:style-name="ce23" table:formula="of:=[.L11]-[.$M11]" office:value-type="float" office:value="-0.0596000076674437" calcext:value-type="float">
            <text:p>-0.0596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5"/>
          <table:table-cell table:style-name="ce6" table:formula="of:=SUMPRODUCT([.B$4:.B$11];[.$M$4:.$M$11])/SUM([.$B$4:.$B$11])" office:value-type="float" office:value="3.48395706089399" calcext:value-type="float">
            <text:p>3.4840</text:p>
          </table:table-cell>
          <table:table-cell table:style-name="ce6" table:formula="of:=SUMPRODUCT([.C$4:.C$11];[.$M$4:.$M$11])/SUM([.$B$4:.$B$11])" office:value-type="float" office:value="0.0166299314962112" calcext:value-type="float">
            <text:p>0.0166</text:p>
          </table:table-cell>
          <table:table-cell table:style-name="ce6" table:formula="of:=SUMPRODUCT([.D$4:.D$11];[.$M$4:.$M$11])/SUM([.$B$4:.$B$11])" office:value-type="float" office:value="0.0761161379575971" calcext:value-type="float">
            <text:p>0.0761</text:p>
          </table:table-cell>
          <table:table-cell table:style-name="ce6" table:formula="of:=SUMPRODUCT([.E$4:.E$11];[.$M$4:.$M$11])/SUM([.$B$4:.$B$11])" office:value-type="float" office:value="0.0167273342367236" calcext:value-type="float">
            <text:p>0.0167</text:p>
          </table:table-cell>
          <table:table-cell table:style-name="ce6" table:formula="of:=SUMPRODUCT([.F$4:.F$11];[.$M$4:.$M$11])/SUM([.$B$4:.$B$11])" office:value-type="float" office:value="0.0759054641743632" calcext:value-type="float">
            <text:p>0.0759</text:p>
          </table:table-cell>
          <table:table-cell table:style-name="ce6" table:formula="of:=SUMPRODUCT([.G$4:.G$11];[.$M$4:.$M$11])/SUM([.$B$4:.$B$11])" office:value-type="float" office:value="0.0159707964814602" calcext:value-type="float">
            <text:p>0.0160</text:p>
          </table:table-cell>
          <table:table-cell table:style-name="ce6" table:formula="of:=SUMPRODUCT([.H$4:.H$11];[.$M$4:.$M$11])/SUM([.$B$4:.$B$11])" office:value-type="float" office:value="0.00680025255234623" calcext:value-type="float">
            <text:p>0.0068</text:p>
          </table:table-cell>
          <table:table-cell table:style-name="ce6" table:formula="of:=SUMPRODUCT([.I$4:.I$11];[.$M$4:.$M$11])/SUM([.$B$4:.$B$11])" office:value-type="float" office:value="0.00725534798103861" calcext:value-type="float">
            <text:p>0.0073</text:p>
          </table:table-cell>
          <table:table-cell table:style-name="ce55" table:number-columns-repeated="1013"/>
          <table:table-cell/>
        </table:table-row>
        <table:table-row table:style-name="ro2">
          <table:table-cell table:number-columns-repeated="1023"/>
        </table:table-row>
        <table:table-row table:style-name="ro2">
          <table:table-cell table:style-name="ce55"/>
          <table:table-cell table:style-name="ce60" office:value-type="string" calcext:value-type="string">
            <text:p>SS0</text:p>
          </table:table-cell>
          <table:table-cell table:style-name="ce60" table:formula="of:=CONCATENATE(&quot;SS&quot;;[.C3])" office:value-type="string" office:string-value="SSA" calcext:value-type="string">
            <text:p>SSA</text:p>
          </table:table-cell>
          <table:table-cell table:style-name="ce60" table:formula="of:=CONCATENATE(&quot;SS&quot;;[.D3])" office:value-type="string" office:string-value="SSB" calcext:value-type="string">
            <text:p>SSB</text:p>
          </table:table-cell>
          <table:table-cell table:style-name="ce60" table:formula="of:=CONCATENATE(&quot;SS&quot;;[.E3])" office:value-type="string" office:string-value="SSC" calcext:value-type="string">
            <text:p>SSC</text:p>
          </table:table-cell>
          <table:table-cell table:style-name="ce60" table:formula="of:=CONCATENATE(&quot;SS&quot;;[.F3])" office:value-type="string" office:string-value="SSAB" calcext:value-type="string">
            <text:p>SSAB</text:p>
          </table:table-cell>
          <table:table-cell table:style-name="ce60" table:formula="of:=CONCATENATE(&quot;SS&quot;;[.G3])" office:value-type="string" office:string-value="SSAC" calcext:value-type="string">
            <text:p>SSAC</text:p>
          </table:table-cell>
          <table:table-cell table:style-name="ce60" table:formula="of:=CONCATENATE(&quot;SS&quot;;[.H3])" office:value-type="string" office:string-value="SSBC" calcext:value-type="string">
            <text:p>SSBC</text:p>
          </table:table-cell>
          <table:table-cell table:style-name="ce60" table:formula="of:=CONCATENATE(&quot;SS&quot;;[.I3])" office:value-type="string" office:string-value="SSABC" calcext:value-type="string">
            <text:p>SSABC</text:p>
          </table:table-cell>
          <table:table-cell table:style-name="ce60" office:value-type="string" calcext:value-type="string">
            <text:p>SSE</text:p>
          </table:table-cell>
          <table:table-cell table:style-name="Default"/>
          <table:table-cell table:style-name="ce60" office:value-type="string" calcext:value-type="string">
            <text:p>SST</text:p>
          </table:table-cell>
          <table:table-cell table:style-name="ce64" office:value-type="string" calcext:value-type="string">
            <text:p>SSY</text:p>
          </table:table-cell>
          <table:table-cell table:style-name="ce64" office:value-type="string" calcext:value-type="string">
            <text:p>SSY-SS0</text:p>
          </table:table-cell>
          <table:table-cell table:style-name="ce77"/>
          <table:table-cell table:style-name="ce55" table:number-columns-repeated="1007"/>
          <table:table-cell table:style-name="ce77"/>
        </table:table-row>
        <table:table-row table:style-name="ro2">
          <table:table-cell/>
          <table:table-cell table:style-name="ce61" table:formula="of:=24*[.B12]^2" office:value-type="float" office:value="291.310963251674" calcext:value-type="float">
            <text:p>291.31</text:p>
          </table:table-cell>
          <table:table-cell table:style-name="ce61" table:formula="of:=24*[.C12]^2" office:value-type="float" office:value="0.00663731091764828" calcext:value-type="float">
            <text:p>0.01</text:p>
          </table:table-cell>
          <table:table-cell table:style-name="ce61" table:formula="of:=24*[.D12]^2" office:value-type="float" office:value="0.139047994981919" calcext:value-type="float">
            <text:p>0.14</text:p>
          </table:table-cell>
          <table:table-cell table:style-name="ce61" table:formula="of:=24*[.E12]^2" office:value-type="float" office:value="0.00671528905600959" calcext:value-type="float">
            <text:p>0.01</text:p>
          </table:table-cell>
          <table:table-cell table:style-name="ce61" table:formula="of:=24*[.F12]^2" office:value-type="float" office:value="0.138279347796613" calcext:value-type="float">
            <text:p>0.14</text:p>
          </table:table-cell>
          <table:table-cell table:style-name="ce61" table:formula="of:=24*[.G12]^2" office:value-type="float" office:value="0.00612159216605333" calcext:value-type="float">
            <text:p>0.01</text:p>
          </table:table-cell>
          <table:table-cell table:style-name="ce61" table:formula="of:=24*[.H12]^2" office:value-type="float" office:value="0.00110984243461659" calcext:value-type="float">
            <text:p>0.00</text:p>
          </table:table-cell>
          <table:table-cell table:style-name="ce61" table:formula="of:=24*[.I12]^2" office:value-type="float" office:value="0.00126336178382306" calcext:value-type="float">
            <text:p>0.00</text:p>
          </table:table-cell>
          <table:table-cell table:style-name="ce61" table:formula="of:=[.M15]-24*SUMPRODUCT([.B12:.I12];[.B12:.I12])" office:value-type="float" office:value="0.0211131943621581" calcext:value-type="float">
            <text:p>0.02</text:p>
          </table:table-cell>
          <table:table-cell table:style-name="Default"/>
          <table:table-cell table:style-name="ce61" table:formula="of:=24 * ([.C12]^2 + [.D12]^2 + [.E12]^2 + [.F12]^2 + [.G12]^2+[.H12]^2+[.I12]^2) + [.J15]" office:value-type="float" office:value="0.320287933498841" calcext:value-type="float">
            <text:p>0.32</text:p>
          </table:table-cell>
          <table:table-cell table:style-name="ce67" table:formula="of:=SUMPRODUCT([.J4:.J11];[.J4:.J11]) + SUMPRODUCT([.K4:.K11];[.K4:.K11])+SUMPRODUCT([.L4:.L11];[.L4:.L11])" office:value-type="float" office:value="291.631251185173" calcext:value-type="float">
            <text:p>291.63</text:p>
          </table:table-cell>
          <table:table-cell table:style-name="ce67" table:formula="of:=[.M15]-[.B15]" office:value-type="float" office:value="0.320287933498889" calcext:value-type="float">
            <text:p>0.32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table:style-name="ce62" office:value-type="string" calcext:value-type="string">
            <text:p>N/A</text:p>
          </table:table-cell>
          <table:table-cell table:style-name="ce65" table:formula="of:=[.C$15]/[.$L$15]" office:value-type="percentage" office:value="0.020722950268972" calcext:value-type="percentage">
            <text:p>2.07%</text:p>
          </table:table-cell>
          <table:table-cell table:style-name="ce65" table:formula="of:=[.D$15]/[.$L$15]" office:value-type="percentage" office:value="0.434134353620357" calcext:value-type="percentage">
            <text:p>43.41%</text:p>
          </table:table-cell>
          <table:table-cell table:style-name="ce65" table:formula="of:=[.E$15]/[.$L$15]" office:value-type="percentage" office:value="0.0209664128855916" calcext:value-type="percentage">
            <text:p>2.10%</text:p>
          </table:table-cell>
          <table:table-cell table:style-name="ce65" table:formula="of:=[.F$15]/[.$L$15]" office:value-type="percentage" office:value="0.431734490544313" calcext:value-type="percentage">
            <text:p>43.17%</text:p>
          </table:table-cell>
          <table:table-cell table:style-name="ce65" table:formula="of:=[.G$15]/[.$L$15]" office:value-type="percentage" office:value="0.0191127779906685" calcext:value-type="percentage">
            <text:p>1.91%</text:p>
          </table:table-cell>
          <table:table-cell table:style-name="ce65" table:formula="of:=[.H$15]/[.$L$15]" office:value-type="percentage" office:value="0.00346513970255645" calcext:value-type="percentage">
            <text:p>0.35%</text:p>
          </table:table-cell>
          <table:table-cell table:style-name="ce65" table:formula="of:=[.I$15]/[.$L$15]" office:value-type="percentage" office:value="0.00394445638342362" calcext:value-type="percentage">
            <text:p>0.39%</text:p>
          </table:table-cell>
          <table:table-cell table:style-name="ce68" table:formula="of:=[.J15]/[.L15]" office:value-type="percentage" office:value="0.0659194186041183" calcext:value-type="percentage">
            <text:p>6.592%</text:p>
          </table:table-cell>
          <table:table-cell table:style-name="Default"/>
          <table:table-cell table:style-name="ce69" table:formula="of:=SUM([.C16:.J16])" office:value-type="percentage" office:value="1" calcext:value-type="percentage">
            <text:p>100.00%</text:p>
          </table:table-cell>
          <table:table-cell table:style-name="ce70" table:formula="of:=[.M15]-SUM([.B15:.J15])" office:value-type="float" office:value="0" calcext:value-type="float">
            <text:p>0</text:p>
          </table:table-cell>
          <table:table-cell table:style-name="ce75" table:formula="of:=[.L15]-[.N15]" office:value-type="float" office:value="-0.0000000000000484057238736568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6" table:number-columns-repeated="7"/>
          <table:table-cell table:number-columns-repeated="1014"/>
        </table:table-row>
        <table:table-row table:style-name="ro2">
          <table:table-cell/>
          <table:table-cell table:style-name="ce60" table:formula="of:=[.B3]" office:value-type="string" office:string-value="I" calcext:value-type="string">
            <text:p>I</text:p>
          </table:table-cell>
          <table:table-cell table:style-name="ce60" table:formula="of:=[.C3]" office:value-type="string" office:string-value="A" calcext:value-type="string">
            <text:p>A</text:p>
          </table:table-cell>
          <table:table-cell table:style-name="ce60" table:formula="of:=[.D3]" office:value-type="string" office:string-value="B" calcext:value-type="string">
            <text:p>B</text:p>
          </table:table-cell>
          <table:table-cell table:style-name="ce60" table:formula="of:=[.E3]" office:value-type="string" office:string-value="C" calcext:value-type="string">
            <text:p>C</text:p>
          </table:table-cell>
          <table:table-cell table:style-name="ce60" table:formula="of:=[.F3]" office:value-type="string" office:string-value="AB" calcext:value-type="string">
            <text:p>AB</text:p>
          </table:table-cell>
          <table:table-cell table:style-name="ce60" table:formula="of:=[.G3]" office:value-type="string" office:string-value="AC" calcext:value-type="string">
            <text:p>AC</text:p>
          </table:table-cell>
          <table:table-cell table:style-name="ce60" table:formula="of:=[.H3]" office:value-type="string" office:string-value="BC" calcext:value-type="string">
            <text:p>BC</text:p>
          </table:table-cell>
          <table:table-cell table:style-name="ce60" table:formula="of:=[.I3]" office:value-type="string" office:string-value="ABC" calcext:value-type="string">
            <text:p>ABC</text:p>
          </table:table-cell>
          <table:table-cell table:style-name="ce74"/>
          <table:table-cell table:number-columns-repeated="1013"/>
        </table:table-row>
        <table:table-row table:style-name="ro2">
          <table:table-cell/>
          <table:table-cell table:style-name="ce63" table:formula="of:=[.B12]-[.$G$26]" office:value-type="float" office:value="3.46823725346258" calcext:value-type="float">
            <text:p>3.47</text:p>
          </table:table-cell>
          <table:table-cell table:style-name="ce63" table:formula="of:=[.C12]-[.$G$26]" office:value-type="float" office:value="0.000910124064807196" calcext:value-type="float">
            <text:p>0.00</text:p>
          </table:table-cell>
          <table:table-cell table:style-name="ce63" table:formula="of:=[.D12]-[.$G$26]" office:value-type="float" office:value="0.0603963305261931" calcext:value-type="float">
            <text:p>0.06</text:p>
          </table:table-cell>
          <table:table-cell table:style-name="ce63" table:formula="of:=[.E12]-[.$G$26]" office:value-type="float" office:value="0.00100752680531959" calcext:value-type="float">
            <text:p>0.00</text:p>
          </table:table-cell>
          <table:table-cell table:style-name="ce63" table:formula="of:=[.F12]-[.$G$26]" office:value-type="float" office:value="0.0601856567429592" calcext:value-type="float">
            <text:p>0.06</text:p>
          </table:table-cell>
          <table:table-cell table:style-name="ce63" table:formula="of:=[.G12]-[.$G$26]" office:value-type="float" office:value="0.000250989050056185" calcext:value-type="float">
            <text:p>0.00</text:p>
          </table:table-cell>
          <table:table-cell table:style-name="ce63" table:formula="of:=[.H12]-[.$G$26]" office:value-type="float" office:value="-0.0089195548790578" calcext:value-type="float">
            <text:p>-0.01</text:p>
          </table:table-cell>
          <table:table-cell table:style-name="ce63" table:formula="of:=[.I12]-[.$G$26]" office:value-type="float" office:value="-0.00846445945036542" calcext:value-type="float">
            <text:p>-0.01</text:p>
          </table:table-cell>
          <table:table-cell table:number-columns-repeated="1014"/>
        </table:table-row>
        <table:table-row table:style-name="ro2">
          <table:table-cell/>
          <table:table-cell table:style-name="ce63" table:formula="of:=[.B12]+[.$G$26]" office:value-type="float" office:value="3.49967686832539" calcext:value-type="float">
            <text:p>3.50</text:p>
          </table:table-cell>
          <table:table-cell table:style-name="ce63" table:formula="of:=[.C12]+[.$G$26]" office:value-type="float" office:value="0.0323497389276153" calcext:value-type="float">
            <text:p>0.03</text:p>
          </table:table-cell>
          <table:table-cell table:style-name="ce63" table:formula="of:=[.D12]+[.$G$26]" office:value-type="float" office:value="0.0918359453890012" calcext:value-type="float">
            <text:p>0.09</text:p>
          </table:table-cell>
          <table:table-cell table:style-name="ce63" table:formula="of:=[.E12]+[.$G$26]" office:value-type="float" office:value="0.0324471416681276" calcext:value-type="float">
            <text:p>0.03</text:p>
          </table:table-cell>
          <table:table-cell table:style-name="ce63" table:formula="of:=[.F12]+[.$G$26]" office:value-type="float" office:value="0.0916252716057672" calcext:value-type="float">
            <text:p>0.09</text:p>
          </table:table-cell>
          <table:table-cell table:style-name="ce63" table:formula="of:=[.G12]+[.$G$26]" office:value-type="float" office:value="0.0316906039128642" calcext:value-type="float">
            <text:p>0.03</text:p>
          </table:table-cell>
          <table:table-cell table:style-name="ce63" table:formula="of:=[.H12]+[.$G$26]" office:value-type="float" office:value="0.0225200599837503" calcext:value-type="float">
            <text:p>0.02</text:p>
          </table:table-cell>
          <table:table-cell table:style-name="ce63" table:formula="of:=[.I12]+[.$G$26]" office:value-type="float" office:value="0.0229751554124426" calcext:value-type="float">
            <text:p>0.02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60" table:formula="of:=[$'Read Only (Additive)'.$B$14]" office:value-type="string" office:string-value="SS0" calcext:value-type="string">
            <text:p>SS0</text:p>
          </table:table-cell>
          <table:table-cell table:style-name="ce61" table:formula="of:=[$'Read Only (Additive)'.$B$15]" office:value-type="float" office:value="227720480.013004" calcext:value-type="float">
            <text:p>227720480.01</text:p>
          </table:table-cell>
          <table:table-cell table:style-name="ce62" table:formula="of:=[$'Read Only (Additive)'.$B$16]" office:value-type="string" office:string-value="N/A" calcext:value-type="string">
            <text:p>N/A</text:p>
          </table:table-cell>
          <table:table-cell/>
          <table:table-cell table:style-name="ce71" office:value-type="string" calcext:value-type="string">
            <text:p>t</text:p>
          </table:table-cell>
          <table:table-cell table:style-name="ce72" office:value-type="float" office:value="2.12" calcext:value-type="float">
            <text:p>2.12</text:p>
          </table:table-cell>
          <table:table-cell office:value-type="string" calcext:value-type="string">
            <text:p>T-value at 2^3(r-1) = 16 degrees of freedom</text:p>
          </table:table-cell>
          <table:table-cell table:number-columns-repeated="1015"/>
        </table:table-row>
        <table:table-row table:style-name="ro2">
          <table:table-cell/>
          <table:table-cell table:style-name="ce60" table:formula="of:=[$'Read Only (Additive)'.$C$14]" office:value-type="string" office:string-value="SSA" calcext:value-type="string">
            <text:p>SSA</text:p>
          </table:table-cell>
          <table:table-cell table:style-name="ce61" table:formula="of:=[$'Read Only (Additive)'.$C$15]" office:value-type="float" office:value="520078.209204166" calcext:value-type="float">
            <text:p>520078.21</text:p>
          </table:table-cell>
          <table:table-cell table:style-name="ce68" table:formula="of:=[$'Read Only (Additive)'.$C$16]" office:value-type="percentage" office:value="0.0410338090715614" calcext:value-type="percentage">
            <text:p>4.103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Read Only (Additive)'.$D$14]" office:value-type="string" office:string-value="SSB" calcext:value-type="string">
            <text:p>SSB</text:p>
          </table:table-cell>
          <table:table-cell table:style-name="ce61" table:formula="of:=[$'Read Only (Additive)'.$D$15]" office:value-type="float" office:value="5941174.89420417" calcext:value-type="float">
            <text:p>5941174.89</text:p>
          </table:table-cell>
          <table:table-cell table:style-name="ce68" table:formula="of:=[$'Read Only (Additive)'.$D$16]" office:value-type="percentage" office:value="0.468754567976571" calcext:value-type="percentage">
            <text:p>46.875%</text:p>
          </table:table-cell>
          <table:table-cell/>
          <table:table-cell table:style-name="ce60" office:value-type="string" calcext:value-type="string">
            <text:p>s_e</text:p>
          </table:table-cell>
          <table:table-cell table:style-name="ce63" table:formula="of:=SQRT([.J15]/16)" office:value-type="float" office:value="0.0363259500582556" calcext:value-type="float">
            <text:p>0.04</text:p>
          </table:table-cell>
          <table:table-cell table:number-columns-repeated="1016"/>
        </table:table-row>
        <table:table-row table:style-name="ro2">
          <table:table-cell/>
          <table:table-cell table:style-name="ce60" table:formula="of:=[$'Read Only (Additive)'.$E$14]" office:value-type="string" office:string-value="SSC" calcext:value-type="string">
            <text:p>SSC</text:p>
          </table:table-cell>
          <table:table-cell table:style-name="ce61" table:formula="of:=[$'Read Only (Additive)'.$E$15]" office:value-type="float" office:value="126921.124837501" calcext:value-type="float">
            <text:p>126921.12</text:p>
          </table:table-cell>
          <table:table-cell table:style-name="ce68" table:formula="of:=[$'Read Only (Additive)'.$E$16]" office:value-type="percentage" office:value="0.0100139884954982" calcext:value-type="percentage">
            <text:p>1.001%</text:p>
          </table:table-cell>
          <table:table-cell/>
          <table:table-cell table:style-name="ce60" office:value-type="string" calcext:value-type="string">
            <text:p>s_q_i</text:p>
          </table:table-cell>
          <table:table-cell table:style-name="ce63" table:formula="of:=[.G24]/SQRT(24)" office:value-type="float" office:value="0.00741500350537926" calcext:value-type="float">
            <text:p>0.01</text:p>
          </table:table-cell>
          <table:table-cell table:number-columns-repeated="1016"/>
        </table:table-row>
        <table:table-row table:style-name="ro2">
          <table:table-cell/>
          <table:table-cell table:style-name="ce60" table:formula="of:=[$'Read Only (Additive)'.$F$14]" office:value-type="string" office:string-value="SSAB" calcext:value-type="string">
            <text:p>SSAB</text:p>
          </table:table-cell>
          <table:table-cell table:style-name="ce61" table:formula="of:=[$'Read Only (Additive)'.$F$15]" office:value-type="float" office:value="5907350.45250417" calcext:value-type="float">
            <text:p>5907350.45</text:p>
          </table:table-cell>
          <table:table-cell table:style-name="ce68" table:formula="of:=[$'Read Only (Additive)'.$F$16]" office:value-type="percentage" office:value="0.466085843046154" calcext:value-type="percentage">
            <text:p>46.609%</text:p>
          </table:table-cell>
          <table:table-cell/>
          <table:table-cell table:style-name="ce60" office:value-type="string" calcext:value-type="string">
            <text:p>q_i</text:p>
          </table:table-cell>
          <table:table-cell table:style-name="ce63" table:formula="of:=[.G22]*[.G25]" office:value-type="float" office:value="0.015719807431404" calcext:value-type="float">
            <text:p>0.02</text:p>
          </table:table-cell>
          <table:table-cell table:number-columns-repeated="1016"/>
        </table:table-row>
        <table:table-row table:style-name="ro2">
          <table:table-cell/>
          <table:table-cell table:style-name="ce60" table:formula="of:=[$'Read Only (Additive)'.$G$14]" office:value-type="string" office:string-value="SSAC" calcext:value-type="string">
            <text:p>SSAC</text:p>
          </table:table-cell>
          <table:table-cell table:style-name="ce61" table:formula="of:=[$'Read Only (Additive)'.$G$15]" office:value-type="float" office:value="109716.156004166" calcext:value-type="float">
            <text:p>109716.16</text:p>
          </table:table-cell>
          <table:table-cell table:style-name="ce68" table:formula="of:=[$'Read Only (Additive)'.$G$16]" office:value-type="percentage" office:value="0.00865652841796575" calcext:value-type="percentage">
            <text:p>0.866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Read Only (Additive)'.$H$14]" office:value-type="string" office:string-value="SSBC" calcext:value-type="string">
            <text:p>SSBC</text:p>
          </table:table-cell>
          <table:table-cell table:style-name="ce61" table:formula="of:=[$'Read Only (Additive)'.$H$15]" office:value-type="float" office:value="10362.1548374999" calcext:value-type="float">
            <text:p>10362.15</text:p>
          </table:table-cell>
          <table:table-cell table:style-name="ce68" table:formula="of:=[$'Read Only (Additive)'.$H$16]" office:value-type="percentage" office:value="0.000817566811388957" calcext:value-type="percentage">
            <text:p>0.082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Read Only (Additive)'.$I$14]" office:value-type="string" office:string-value="SSABC" calcext:value-type="string">
            <text:p>SSABC</text:p>
          </table:table-cell>
          <table:table-cell table:style-name="ce61" table:formula="of:=[$'Read Only (Additive)'.$I$15]" office:value-type="float" office:value="13650.3090375001" calcext:value-type="float">
            <text:p>13650.31</text:p>
          </table:table-cell>
          <table:table-cell table:style-name="ce68" table:formula="of:=[$'Read Only (Additive)'.$I$16]" office:value-type="percentage" office:value="0.00107699989136192" calcext:value-type="percentage">
            <text:p>0.108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Read Only (Additive)'.$J$14]" office:value-type="string" office:string-value="SSE" calcext:value-type="string">
            <text:p>SSE</text:p>
          </table:table-cell>
          <table:table-cell table:style-name="ce61" table:formula="of:=[$'Read Only (Additive)'.$J$15]" office:value-type="float" office:value="45129.6282666028" calcext:value-type="float">
            <text:p>45129.63</text:p>
          </table:table-cell>
          <table:table-cell table:style-name="ce68" table:formula="of:=[$'Read Only (Additive)'.$J$16]" office:value-type="percentage" office:value="0.00356069628949854" calcext:value-type="percentage">
            <text:p>0.356%</text:p>
          </table:table-cell>
          <table:table-cell table:number-columns-repeated="1019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60" table:formula="of:=[$'Read Only (Additive)'.$L$14]" office:value-type="string" office:string-value="SST" calcext:value-type="string">
            <text:p>SST</text:p>
          </table:table-cell>
          <table:table-cell table:style-name="ce61" table:formula="of:=[$'Read Only (Additive)'.$L$15]" office:value-type="float" office:value="12674382.9288958" calcext:value-type="float">
            <text:p>12674382.93</text:p>
          </table:table-cell>
          <table:table-cell table:style-name="ce69" table:formula="of:=[$'Read Only (Additive)'.$L$16]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2">
          <table:table-cell/>
          <table:table-cell table:style-name="ce64" table:formula="of:=[$'Read Only (Additive)'.$M$14]" office:value-type="string" office:string-value="SSY" calcext:value-type="string">
            <text:p>SSY</text:p>
          </table:table-cell>
          <table:table-cell table:style-name="ce67" table:formula="of:=[$'Read Only (Additive)'.$M$15]" office:value-type="float" office:value="240394862.9419" calcext:value-type="float">
            <text:p>240394862.94</text:p>
          </table:table-cell>
          <table:table-cell table:style-name="ce70" table:formula="of:=[$'Read Only (Additive)'.$M$16]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1">
          <table:table-cell table:number-columns-repeated="1023"/>
        </table:table-row>
        <table:table-row table:style-name="ro2" table:number-rows-repeated="9">
          <table:table-cell table:style-name="Default" table:number-columns-repeated="9"/>
          <table:table-cell table:number-columns-repeated="1014"/>
        </table:table-row>
        <table:table-row table:style-name="ro2" table:number-rows-repeated="1048522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'Read Only (Multiplicative)'.B4:'Read Only (Multiplicative)'.I11">
            <calcext:color-scale>
              <calcext:color-scale-entry calcext:value="-1" calcext:type="number" calcext:color="#ff0000"/>
              <calcext:color-scale-entry calcext:value="1" calcext:type="number" calcext:color="#00cc00"/>
            </calcext:color-scale>
          </calcext:conditional-format>
        </calcext:conditional-formats>
      </table:table>
      <table:table table:name="Write Only (Additive)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2" table:default-cell-style-name="ce57"/>
        <table:table-column table:style-name="co1" table:number-columns-repeated="7" table:default-cell-style-name="ce57"/>
        <table:table-column table:style-name="co2" table:number-columns-repeated="3" table:default-cell-style-name="ce57"/>
        <table:table-column table:style-name="co1" table:number-columns-repeated="1008" table:default-cell-style-name="ce57"/>
        <table:table-column table:style-name="co1" table:default-cell-style-name="Default"/>
        <table:table-row table:style-name="ro1">
          <table:table-cell table:style-name="ce54" office:value-type="string" calcext:value-type="string">
            <text:p>Write Only (ADD)</text:p>
          </table:table-cell>
          <table:table-cell table:style-name="ce55" table:number-columns-repeated="1021"/>
          <table:table-cell/>
        </table:table-row>
        <table:table-row table:style-name="ro1">
          <table:table-cell table:style-name="ce54"/>
          <table:table-cell table:style-name="ce55" table:number-columns-repeated="1021"/>
          <table:table-cell/>
        </table:table-row>
        <table:table-row table:style-name="ro2">
          <table:table-cell table:number-columns-repeated="2" table:style-name="ce55" office:value-type="string" calcext:value-type="string">
            <text:p>I</text:p>
          </table:table-cell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AB</text:p>
          </table:table-cell>
          <table:table-cell table:style-name="ce55" office:value-type="string" calcext:value-type="string">
            <text:p>AC</text:p>
          </table:table-cell>
          <table:table-cell table:style-name="ce55" office:value-type="string" calcext:value-type="string">
            <text:p>BC</text:p>
          </table:table-cell>
          <table:table-cell table:style-name="ce55" office:value-type="string" calcext:value-type="string">
            <text:p>ABC</text:p>
          </table:table-cell>
          <table:table-cell table:style-name="ce55" office:value-type="string" calcext:value-type="string">
            <text:p>Y_1</text:p>
          </table:table-cell>
          <table:table-cell table:style-name="ce55" office:value-type="string" calcext:value-type="string">
            <text:p>Y_2</text:p>
          </table:table-cell>
          <table:table-cell table:style-name="ce55" office:value-type="string" calcext:value-type="string">
            <text:p>Y_3</text:p>
          </table:table-cell>
          <table:table-cell table:style-name="ce55" office:value-type="string" calcext:value-type="string">
            <text:p>Y_avg</text:p>
          </table:table-cell>
          <table:table-cell table:style-name="ce55"/>
          <table:table-cell table:style-name="ce55" office:value-type="string" calcext:value-type="string">
            <text:p>E1</text:p>
          </table:table-cell>
          <table:table-cell table:style-name="ce55" office:value-type="string" calcext:value-type="string">
            <text:p>E2</text:p>
          </table:table-cell>
          <table:table-cell table:style-name="ce55" office:value-type="string" calcext:value-type="string">
            <text:p>E3</text:p>
          </table:table-cell>
          <table:table-cell table:style-name="ce55" table:number-columns-repeated="1005"/>
          <table:table-cell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-1" calcext:value-type="float">
            <text:p>-1</text:p>
          </table:table-cell>
          <table:table-cell table:style-name="ce58" table:formula="of:=[.C4]*[.D4]" office:value-type="float" office:value="1" calcext:value-type="float">
            <text:p>1</text:p>
          </table:table-cell>
          <table:table-cell table:style-name="ce58" table:formula="of:=[.C4]*[.E4]" office:value-type="float" office:value="1" calcext:value-type="float">
            <text:p>1</text:p>
          </table:table-cell>
          <table:table-cell table:style-name="ce58" table:formula="of:=[.D4]*[.E4]" office:value-type="float" office:value="1" calcext:value-type="float">
            <text:p>1</text:p>
          </table:table-cell>
          <table:table-cell table:style-name="ce58" table:formula="of:=[.C4]*[.D4]*[.E4]" office:value-type="float" office:value="-1" calcext:value-type="float">
            <text:p>-1</text:p>
          </table:table-cell>
          <table:table-cell table:style-name="ce73" table:formula="of:=[1_mw_1_server.$F2]" office:value-type="float" office:value="7513.69" calcext:value-type="float">
            <text:p>7513.69</text:p>
          </table:table-cell>
          <table:table-cell table:style-name="ce73" table:formula="of:=[1_mw_1_server.$F3]" office:value-type="float" office:value="7467.46" calcext:value-type="float">
            <text:p>7467.46</text:p>
          </table:table-cell>
          <table:table-cell table:style-name="ce73" table:formula="of:=[1_mw_1_server.$F4]" office:value-type="float" office:value="7527.77" calcext:value-type="float">
            <text:p>7527.77</text:p>
          </table:table-cell>
          <table:table-cell table:style-name="ce73" table:formula="of:=AVERAGE([.$J4:.$L4])" office:value-type="float" office:value="7502.97333333333" calcext:value-type="float">
            <text:p>7502.97</text:p>
          </table:table-cell>
          <table:table-cell table:style-name="ce75" table:formula="of:=[.B$12]+[.C$12]*[.C4]+[.D$12]*[.D4]+[.E$12]*[.E4]+[.F$12]*[.F4]+[.G$12]*[.G4]+[.H$12]*[.H4]+[.I$12]*[.I4]-[.M4]" office:value-type="float" office:value="0" calcext:value-type="float">
            <text:p>0</text:p>
          </table:table-cell>
          <table:table-cell table:style-name="ce76" table:formula="of:=[.J4]-[.$M4]" office:value-type="float" office:value="10.7166666666672" calcext:value-type="float">
            <text:p>10.7</text:p>
          </table:table-cell>
          <table:table-cell table:style-name="ce76" table:formula="of:=[.K4]-[.$M4]" office:value-type="float" office:value="-35.5133333333324" calcext:value-type="float">
            <text:p>-35.5</text:p>
          </table:table-cell>
          <table:table-cell table:style-name="ce76" table:formula="of:=[.L4]-[.$M4]" office:value-type="float" office:value="24.796666666668" calcext:value-type="float">
            <text:p>24.8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-1" calcext:value-type="float">
            <text:p>-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[.C5]*[.D5]" office:value-type="float" office:value="1" calcext:value-type="float">
            <text:p>1</text:p>
          </table:table-cell>
          <table:table-cell table:style-name="ce58" table:formula="of:=[.C5]*[.E5]" office:value-type="float" office:value="-1" calcext:value-type="float">
            <text:p>-1</text:p>
          </table:table-cell>
          <table:table-cell table:style-name="ce58" table:formula="of:=[.D5]*[.E5]" office:value-type="float" office:value="-1" calcext:value-type="float">
            <text:p>-1</text:p>
          </table:table-cell>
          <table:table-cell table:style-name="ce58" table:formula="of:=[.C5]*[.D5]*[.E5]" office:value-type="float" office:value="1" calcext:value-type="float">
            <text:p>1</text:p>
          </table:table-cell>
          <table:table-cell table:style-name="ce73" table:formula="of:=[1_mw_1_server.$F5]" office:value-type="float" office:value="10299.85" calcext:value-type="float">
            <text:p>10299.85</text:p>
          </table:table-cell>
          <table:table-cell table:style-name="ce73" table:formula="of:=[1_mw_1_server.$F6]" office:value-type="float" office:value="10494.08" calcext:value-type="float">
            <text:p>10494.08</text:p>
          </table:table-cell>
          <table:table-cell table:style-name="ce73" table:formula="of:=[1_mw_1_server.$F7]" office:value-type="float" office:value="10384.38" calcext:value-type="float">
            <text:p>10384.38</text:p>
          </table:table-cell>
          <table:table-cell table:style-name="ce73" table:formula="of:=AVERAGE([.$J5:.$L5])" office:value-type="float" office:value="10392.77" calcext:value-type="float">
            <text:p>10392.77</text:p>
          </table:table-cell>
          <table:table-cell table:style-name="ce75" table:formula="of:=[.B$12]+[.C$12]*[.C5]+[.D$12]*[.D5]+[.E$12]*[.E5]+[.F$12]*[.F5]+[.G$12]*[.G5]+[.H$12]*[.H5]+[.I$12]*[.I5]-[.M5]" office:value-type="float" office:value="0" calcext:value-type="float">
            <text:p>0</text:p>
          </table:table-cell>
          <table:table-cell table:style-name="ce76" table:formula="of:=[.J5]-[.$M5]" office:value-type="float" office:value="-92.9199999999983" calcext:value-type="float">
            <text:p>-92.9</text:p>
          </table:table-cell>
          <table:table-cell table:style-name="ce76" table:formula="of:=[.K5]-[.$M5]" office:value-type="float" office:value="101.310000000001" calcext:value-type="float">
            <text:p>101.3</text:p>
          </table:table-cell>
          <table:table-cell table:style-name="ce76" table:formula="of:=[.L5]-[.$M5]" office:value-type="float" office:value="-8.38999999999942" calcext:value-type="float">
            <text:p>-8.4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style-name="ce58" table:formula="of:=[.C6]*[.D6]" office:value-type="float" office:value="-1" calcext:value-type="float">
            <text:p>-1</text:p>
          </table:table-cell>
          <table:table-cell table:style-name="ce58" table:formula="of:=[.C6]*[.E6]" office:value-type="float" office:value="1" calcext:value-type="float">
            <text:p>1</text:p>
          </table:table-cell>
          <table:table-cell table:style-name="ce58" table:formula="of:=[.D6]*[.E6]" office:value-type="float" office:value="-1" calcext:value-type="float">
            <text:p>-1</text:p>
          </table:table-cell>
          <table:table-cell table:style-name="ce58" table:formula="of:=[.C6]*[.D6]*[.E6]" office:value-type="float" office:value="1" calcext:value-type="float">
            <text:p>1</text:p>
          </table:table-cell>
          <table:table-cell table:style-name="ce73" table:formula="of:=SUM([2_mw_1_server.F2:.F3])" office:value-type="float" office:value="10539.31" calcext:value-type="float">
            <text:p>10539.31</text:p>
          </table:table-cell>
          <table:table-cell table:style-name="ce73" table:formula="of:=SUM([2_mw_1_server.F4:.F5])" office:value-type="float" office:value="11077.77" calcext:value-type="float">
            <text:p>11077.77</text:p>
          </table:table-cell>
          <table:table-cell table:style-name="ce73" table:formula="of:=SUM([2_mw_1_server.F6:.F7])" office:value-type="float" office:value="11350.31" calcext:value-type="float">
            <text:p>11350.31</text:p>
          </table:table-cell>
          <table:table-cell table:style-name="ce73" table:formula="of:=AVERAGE([.$J6:.$L6])" office:value-type="float" office:value="10989.13" calcext:value-type="float">
            <text:p>10989.13</text:p>
          </table:table-cell>
          <table:table-cell table:style-name="ce75" table:formula="of:=[.B$12]+[.C$12]*[.C6]+[.D$12]*[.D6]+[.E$12]*[.E6]+[.F$12]*[.F6]+[.G$12]*[.G6]+[.H$12]*[.H6]+[.I$12]*[.I6]-[.M6]" office:value-type="float" office:value="0" calcext:value-type="float">
            <text:p>0</text:p>
          </table:table-cell>
          <table:table-cell table:style-name="ce76" table:formula="of:=[.J6]-[.$M6]" office:value-type="float" office:value="-449.819999999998" calcext:value-type="float">
            <text:p>-449.8</text:p>
          </table:table-cell>
          <table:table-cell table:style-name="ce76" table:formula="of:=[.K6]-[.$M6]" office:value-type="float" office:value="88.6400000000012" calcext:value-type="float">
            <text:p>88.6</text:p>
          </table:table-cell>
          <table:table-cell table:style-name="ce76" table:formula="of:=[.L6]-[.$M6]" office:value-type="float" office:value="361.18" calcext:value-type="float">
            <text:p>361.2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table:formula="of:=[.C7]*[.D7]" office:value-type="float" office:value="-1" calcext:value-type="float">
            <text:p>-1</text:p>
          </table:table-cell>
          <table:table-cell table:style-name="ce58" table:formula="of:=[.C7]*[.E7]" office:value-type="float" office:value="-1" calcext:value-type="float">
            <text:p>-1</text:p>
          </table:table-cell>
          <table:table-cell table:style-name="ce58" table:formula="of:=[.D7]*[.E7]" office:value-type="float" office:value="1" calcext:value-type="float">
            <text:p>1</text:p>
          </table:table-cell>
          <table:table-cell table:style-name="ce58" table:formula="of:=[.C7]*[.D7]*[.E7]" office:value-type="float" office:value="-1" calcext:value-type="float">
            <text:p>-1</text:p>
          </table:table-cell>
          <table:table-cell table:style-name="ce73" table:formula="of:=SUM([2_mw_1_server.F8:.F9])" office:value-type="float" office:value="15661" calcext:value-type="float">
            <text:p>15661.00</text:p>
          </table:table-cell>
          <table:table-cell table:style-name="ce73" table:formula="of:=SUM([2_mw_1_server.F10:.F11])" office:value-type="float" office:value="15949.92" calcext:value-type="float">
            <text:p>15949.92</text:p>
          </table:table-cell>
          <table:table-cell table:style-name="ce73" table:formula="of:=SUM([2_mw_1_server.F12:.F13])" office:value-type="float" office:value="15650.54" calcext:value-type="float">
            <text:p>15650.54</text:p>
          </table:table-cell>
          <table:table-cell table:style-name="ce73" table:formula="of:=AVERAGE([.$J7:.$L7])" office:value-type="float" office:value="15753.82" calcext:value-type="float">
            <text:p>15753.82</text:p>
          </table:table-cell>
          <table:table-cell table:style-name="ce75" table:formula="of:=[.B$12]+[.C$12]*[.C7]+[.D$12]*[.D7]+[.E$12]*[.E7]+[.F$12]*[.F7]+[.G$12]*[.G7]+[.H$12]*[.H7]+[.I$12]*[.I7]-[.M7]" office:value-type="float" office:value="0" calcext:value-type="float">
            <text:p>0</text:p>
          </table:table-cell>
          <table:table-cell table:style-name="ce76" table:formula="of:=[.J7]-[.$M7]" office:value-type="float" office:value="-92.8199999999997" calcext:value-type="float">
            <text:p>-92.8</text:p>
          </table:table-cell>
          <table:table-cell table:style-name="ce76" table:formula="of:=[.K7]-[.$M7]" office:value-type="float" office:value="196.1" calcext:value-type="float">
            <text:p>196.1</text:p>
          </table:table-cell>
          <table:table-cell table:style-name="ce76" table:formula="of:=[.L7]-[.$M7]" office:value-type="float" office:value="-103.279999999999" calcext:value-type="float">
            <text:p>-103.3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5" calcext:value-type="float">
            <text:p>5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-1" calcext:value-type="float">
            <text:p>-1</text:p>
          </table:table-cell>
          <table:table-cell table:style-name="ce58" table:formula="of:=[.C8]*[.D8]" office:value-type="float" office:value="-1" calcext:value-type="float">
            <text:p>-1</text:p>
          </table:table-cell>
          <table:table-cell table:style-name="ce58" table:formula="of:=[.C8]*[.E8]" office:value-type="float" office:value="-1" calcext:value-type="float">
            <text:p>-1</text:p>
          </table:table-cell>
          <table:table-cell table:style-name="ce58" table:formula="of:=[.D8]*[.E8]" office:value-type="float" office:value="1" calcext:value-type="float">
            <text:p>1</text:p>
          </table:table-cell>
          <table:table-cell table:style-name="ce58" table:formula="of:=[.C8]*[.D8]*[.E8]" office:value-type="float" office:value="1" calcext:value-type="float">
            <text:p>1</text:p>
          </table:table-cell>
          <table:table-cell table:style-name="ce73" table:formula="of:=[1_mw_3_server.F2]" office:value-type="float" office:value="4942.85" calcext:value-type="float">
            <text:p>4942.85</text:p>
          </table:table-cell>
          <table:table-cell table:style-name="ce73" table:formula="of:=[1_mw_3_server.F3]" office:value-type="float" office:value="4501.46" calcext:value-type="float">
            <text:p>4501.46</text:p>
          </table:table-cell>
          <table:table-cell table:style-name="ce73" table:formula="of:=[1_mw_3_server.F4]" office:value-type="float" office:value="5197" calcext:value-type="float">
            <text:p>5197.00</text:p>
          </table:table-cell>
          <table:table-cell table:style-name="ce73" table:formula="of:=AVERAGE([.$J8:.$L8])" office:value-type="float" office:value="4880.43666666667" calcext:value-type="float">
            <text:p>4880.44</text:p>
          </table:table-cell>
          <table:table-cell table:style-name="ce75" table:formula="of:=[.B$12]+[.C$12]*[.C8]+[.D$12]*[.D8]+[.E$12]*[.E8]+[.F$12]*[.F8]+[.G$12]*[.G8]+[.H$12]*[.H8]+[.I$12]*[.I8]-[.M8]" office:value-type="float" office:value="0" calcext:value-type="float">
            <text:p>0</text:p>
          </table:table-cell>
          <table:table-cell table:style-name="ce76" table:formula="of:=[.J8]-[.$M8]" office:value-type="float" office:value="62.4133333333339" calcext:value-type="float">
            <text:p>62.4</text:p>
          </table:table-cell>
          <table:table-cell table:style-name="ce76" table:formula="of:=[.K8]-[.$M8]" office:value-type="float" office:value="-378.976666666666" calcext:value-type="float">
            <text:p>-379.0</text:p>
          </table:table-cell>
          <table:table-cell table:style-name="ce76" table:formula="of:=[.L8]-[.$M8]" office:value-type="float" office:value="316.563333333333" calcext:value-type="float">
            <text:p>316.6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[.C9]*[.D9]" office:value-type="float" office:value="-1" calcext:value-type="float">
            <text:p>-1</text:p>
          </table:table-cell>
          <table:table-cell table:style-name="ce58" table:formula="of:=[.C9]*[.E9]" office:value-type="float" office:value="1" calcext:value-type="float">
            <text:p>1</text:p>
          </table:table-cell>
          <table:table-cell table:style-name="ce58" table:formula="of:=[.D9]*[.E9]" office:value-type="float" office:value="-1" calcext:value-type="float">
            <text:p>-1</text:p>
          </table:table-cell>
          <table:table-cell table:style-name="ce58" table:formula="of:=[.C9]*[.D9]*[.E9]" office:value-type="float" office:value="-1" calcext:value-type="float">
            <text:p>-1</text:p>
          </table:table-cell>
          <table:table-cell table:style-name="ce73" table:formula="of:=[1_mw_3_server.F5]" office:value-type="float" office:value="7163.38" calcext:value-type="float">
            <text:p>7163.38</text:p>
          </table:table-cell>
          <table:table-cell table:style-name="ce73" table:formula="of:=[1_mw_3_server.F6]" office:value-type="float" office:value="6809.62" calcext:value-type="float">
            <text:p>6809.62</text:p>
          </table:table-cell>
          <table:table-cell table:style-name="ce73" table:formula="of:=[1_mw_3_server.F7]" office:value-type="float" office:value="6764.46" calcext:value-type="float">
            <text:p>6764.46</text:p>
          </table:table-cell>
          <table:table-cell table:style-name="ce73" table:formula="of:=AVERAGE([.$J9:.$L9])" office:value-type="float" office:value="6912.48666666667" calcext:value-type="float">
            <text:p>6912.49</text:p>
          </table:table-cell>
          <table:table-cell table:style-name="ce75" table:formula="of:=[.B$12]+[.C$12]*[.C9]+[.D$12]*[.D9]+[.E$12]*[.E9]+[.F$12]*[.F9]+[.G$12]*[.G9]+[.H$12]*[.H9]+[.I$12]*[.I9]-[.M9]" office:value-type="float" office:value="0" calcext:value-type="float">
            <text:p>0</text:p>
          </table:table-cell>
          <table:table-cell table:style-name="ce76" table:formula="of:=[.J9]-[.$M9]" office:value-type="float" office:value="250.893333333333" calcext:value-type="float">
            <text:p>250.9</text:p>
          </table:table-cell>
          <table:table-cell table:style-name="ce76" table:formula="of:=[.K9]-[.$M9]" office:value-type="float" office:value="-102.866666666667" calcext:value-type="float">
            <text:p>-102.9</text:p>
          </table:table-cell>
          <table:table-cell table:style-name="ce76" table:formula="of:=[.L9]-[.$M9]" office:value-type="float" office:value="-148.026666666667" calcext:value-type="float">
            <text:p>-148.0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7" calcext:value-type="float">
            <text:p>7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style-name="ce58" table:formula="of:=[.C10]*[.D10]" office:value-type="float" office:value="1" calcext:value-type="float">
            <text:p>1</text:p>
          </table:table-cell>
          <table:table-cell table:style-name="ce58" table:formula="of:=[.C10]*[.E10]" office:value-type="float" office:value="-1" calcext:value-type="float">
            <text:p>-1</text:p>
          </table:table-cell>
          <table:table-cell table:style-name="ce58" table:formula="of:=[.D10]*[.E10]" office:value-type="float" office:value="-1" calcext:value-type="float">
            <text:p>-1</text:p>
          </table:table-cell>
          <table:table-cell table:style-name="ce58" table:formula="of:=[.C10]*[.D10]*[.E10]" office:value-type="float" office:value="-1" calcext:value-type="float">
            <text:p>-1</text:p>
          </table:table-cell>
          <table:table-cell table:style-name="ce73" table:formula="of:=SUM([2_mw_3_server.F2:.F3])" office:value-type="float" office:value="6719.23" calcext:value-type="float">
            <text:p>6719.23</text:p>
          </table:table-cell>
          <table:table-cell table:style-name="ce73" table:formula="of:=SUM([2_mw_3_server.F4:.F5])" office:value-type="float" office:value="7008" calcext:value-type="float">
            <text:p>7008.00</text:p>
          </table:table-cell>
          <table:table-cell table:style-name="ce73" table:formula="of:=SUM([2_mw_3_server.F6:.F7])" office:value-type="float" office:value="7159.15" calcext:value-type="float">
            <text:p>7159.15</text:p>
          </table:table-cell>
          <table:table-cell table:style-name="ce73" table:formula="of:=AVERAGE([.$J10:.$L10])" office:value-type="float" office:value="6962.12666666667" calcext:value-type="float">
            <text:p>6962.13</text:p>
          </table:table-cell>
          <table:table-cell table:style-name="ce75" table:formula="of:=[.B$12]+[.C$12]*[.C10]+[.D$12]*[.D10]+[.E$12]*[.E10]+[.F$12]*[.F10]+[.G$12]*[.G10]+[.H$12]*[.H10]+[.I$12]*[.I10]-[.M10]" office:value-type="float" office:value="0" calcext:value-type="float">
            <text:p>0</text:p>
          </table:table-cell>
          <table:table-cell table:style-name="ce76" table:formula="of:=[.J10]-[.$M10]" office:value-type="float" office:value="-242.896666666667" calcext:value-type="float">
            <text:p>-242.9</text:p>
          </table:table-cell>
          <table:table-cell table:style-name="ce76" table:formula="of:=[.K10]-[.$M10]" office:value-type="float" office:value="45.8733333333339" calcext:value-type="float">
            <text:p>45.9</text:p>
          </table:table-cell>
          <table:table-cell table:style-name="ce76" table:formula="of:=[.L10]-[.$M10]" office:value-type="float" office:value="197.023333333334" calcext:value-type="float">
            <text:p>197.0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number-columns-repeated="4" table:style-name="ce58" office:value-type="float" office:value="1" calcext:value-type="float">
            <text:p>1</text:p>
          </table:table-cell>
          <table:table-cell table:style-name="ce58" table:formula="of:=[.C11]*[.D11]" office:value-type="float" office:value="1" calcext:value-type="float">
            <text:p>1</text:p>
          </table:table-cell>
          <table:table-cell table:style-name="ce58" table:formula="of:=[.C11]*[.E11]" office:value-type="float" office:value="1" calcext:value-type="float">
            <text:p>1</text:p>
          </table:table-cell>
          <table:table-cell table:style-name="ce58" table:formula="of:=[.D11]*[.E11]" office:value-type="float" office:value="1" calcext:value-type="float">
            <text:p>1</text:p>
          </table:table-cell>
          <table:table-cell table:style-name="ce58" table:formula="of:=[.C11]*[.D11]*[.E11]" office:value-type="float" office:value="1" calcext:value-type="float">
            <text:p>1</text:p>
          </table:table-cell>
          <table:table-cell table:style-name="ce73" table:formula="of:=SUM([2_mw_3_server.F8:.F9])" office:value-type="float" office:value="10302.61" calcext:value-type="float">
            <text:p>10302.61</text:p>
          </table:table-cell>
          <table:table-cell table:style-name="ce73" table:formula="of:=SUM([2_mw_3_server.F10:.F11])" office:value-type="float" office:value="10609.69" calcext:value-type="float">
            <text:p>10609.69</text:p>
          </table:table-cell>
          <table:table-cell table:style-name="ce73" table:formula="of:=SUM([2_mw_3_server.F12:.F13])" office:value-type="float" office:value="10622.93" calcext:value-type="float">
            <text:p>10622.93</text:p>
          </table:table-cell>
          <table:table-cell table:style-name="ce73" table:formula="of:=AVERAGE([.$J11:.$L11])" office:value-type="float" office:value="10511.7433333333" calcext:value-type="float">
            <text:p>10511.74</text:p>
          </table:table-cell>
          <table:table-cell table:style-name="ce75" table:formula="of:=[.B$12]+[.C$12]*[.C11]+[.D$12]*[.D11]+[.E$12]*[.E11]+[.F$12]*[.F11]+[.G$12]*[.G11]+[.H$12]*[.H11]+[.I$12]*[.I11]-[.M11]" office:value-type="float" office:value="0" calcext:value-type="float">
            <text:p>0</text:p>
          </table:table-cell>
          <table:table-cell table:style-name="ce76" table:formula="of:=[.J11]-[.$M11]" office:value-type="float" office:value="-209.133333333333" calcext:value-type="float">
            <text:p>-209.1</text:p>
          </table:table-cell>
          <table:table-cell table:style-name="ce76" table:formula="of:=[.K11]-[.$M11]" office:value-type="float" office:value="97.9466666666649" calcext:value-type="float">
            <text:p>97.9</text:p>
          </table:table-cell>
          <table:table-cell table:style-name="ce76" table:formula="of:=[.L11]-[.$M11]" office:value-type="float" office:value="111.186666666667" calcext:value-type="float">
            <text:p>111.2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5"/>
          <table:table-cell table:style-name="ce59" table:formula="of:=SUMPRODUCT([.B$4:.B$11];[.$M$4:.$M$11])/SUM([.$B$4:.$B$11])" office:value-type="float" office:value="9238.18583333333" calcext:value-type="float">
            <text:p>9238.19</text:p>
          </table:table-cell>
          <table:table-cell table:style-name="ce59" table:formula="of:=SUMPRODUCT([.C$4:.C$11];[.$M$4:.$M$11])/SUM([.$B$4:.$B$11])" office:value-type="float" office:value="-1921.4875" calcext:value-type="float">
            <text:p>-1921.49</text:p>
          </table:table-cell>
          <table:table-cell table:style-name="ce59" table:formula="of:=SUMPRODUCT([.D$4:.D$11];[.$M$4:.$M$11])/SUM([.$B$4:.$B$11])" office:value-type="float" office:value="1816.01916666667" calcext:value-type="float">
            <text:p>1816.02</text:p>
          </table:table-cell>
          <table:table-cell table:style-name="ce59" table:formula="of:=SUMPRODUCT([.E$4:.E$11];[.$M$4:.$M$11])/SUM([.$B$4:.$B$11])" office:value-type="float" office:value="1654.51916666667" calcext:value-type="float">
            <text:p>1654.52</text:p>
          </table:table-cell>
          <table:table-cell table:style-name="ce59" table:formula="of:=SUMPRODUCT([.F$4:.F$11];[.$M$4:.$M$11])/SUM([.$B$4:.$B$11])" office:value-type="float" office:value="-395.7825" calcext:value-type="float">
            <text:p>-395.78</text:p>
          </table:table-cell>
          <table:table-cell table:style-name="ce59" table:formula="of:=SUMPRODUCT([.G$4:.G$11];[.$M$4:.$M$11])/SUM([.$B$4:.$B$11])" office:value-type="float" office:value="-259.1025" calcext:value-type="float">
            <text:p>-259.10</text:p>
          </table:table-cell>
          <table:table-cell table:style-name="ce59" table:formula="of:=SUMPRODUCT([.H$4:.H$11];[.$M$4:.$M$11])/SUM([.$B$4:.$B$11])" office:value-type="float" office:value="424.0575" calcext:value-type="float">
            <text:p>424.06</text:p>
          </table:table-cell>
          <table:table-cell table:style-name="ce59" table:formula="of:=SUMPRODUCT([.I$4:.I$11];[.$M$4:.$M$11])/SUM([.$B$4:.$B$11])" office:value-type="float" office:value="-44.6658333333332" calcext:value-type="float">
            <text:p>-44.67</text:p>
          </table:table-cell>
          <table:table-cell table:style-name="ce55" table:number-columns-repeated="1013"/>
          <table:table-cell/>
        </table:table-row>
        <table:table-row table:style-name="ro2">
          <table:table-cell table:number-columns-repeated="1023"/>
        </table:table-row>
        <table:table-row table:style-name="ro2">
          <table:table-cell table:style-name="ce55"/>
          <table:table-cell table:style-name="ce60" office:value-type="string" calcext:value-type="string">
            <text:p>SS0</text:p>
          </table:table-cell>
          <table:table-cell table:style-name="ce60" table:formula="of:=CONCATENATE(&quot;SS&quot;;[.C3])" office:value-type="string" office:string-value="SSA" calcext:value-type="string">
            <text:p>SSA</text:p>
          </table:table-cell>
          <table:table-cell table:style-name="ce60" table:formula="of:=CONCATENATE(&quot;SS&quot;;[.D3])" office:value-type="string" office:string-value="SSB" calcext:value-type="string">
            <text:p>SSB</text:p>
          </table:table-cell>
          <table:table-cell table:style-name="ce60" table:formula="of:=CONCATENATE(&quot;SS&quot;;[.E3])" office:value-type="string" office:string-value="SSC" calcext:value-type="string">
            <text:p>SSC</text:p>
          </table:table-cell>
          <table:table-cell table:style-name="ce60" table:formula="of:=CONCATENATE(&quot;SS&quot;;[.F3])" office:value-type="string" office:string-value="SSAB" calcext:value-type="string">
            <text:p>SSAB</text:p>
          </table:table-cell>
          <table:table-cell table:style-name="ce60" table:formula="of:=CONCATENATE(&quot;SS&quot;;[.G3])" office:value-type="string" office:string-value="SSAC" calcext:value-type="string">
            <text:p>SSAC</text:p>
          </table:table-cell>
          <table:table-cell table:style-name="ce60" table:formula="of:=CONCATENATE(&quot;SS&quot;;[.H3])" office:value-type="string" office:string-value="SSBC" calcext:value-type="string">
            <text:p>SSBC</text:p>
          </table:table-cell>
          <table:table-cell table:style-name="ce60" table:formula="of:=CONCATENATE(&quot;SS&quot;;[.I3])" office:value-type="string" office:string-value="SSABC" calcext:value-type="string">
            <text:p>SSABC</text:p>
          </table:table-cell>
          <table:table-cell table:style-name="ce60" office:value-type="string" calcext:value-type="string">
            <text:p>SSE</text:p>
          </table:table-cell>
          <table:table-cell table:style-name="Default"/>
          <table:table-cell table:style-name="ce60" office:value-type="string" calcext:value-type="string">
            <text:p>SST</text:p>
          </table:table-cell>
          <table:table-cell table:style-name="ce64" office:value-type="string" calcext:value-type="string">
            <text:p>SSY</text:p>
          </table:table-cell>
          <table:table-cell table:style-name="ce64" office:value-type="string" calcext:value-type="string">
            <text:p>SSY-SS0</text:p>
          </table:table-cell>
          <table:table-cell table:style-name="ce77"/>
          <table:table-cell table:style-name="ce55" table:number-columns-repeated="1007"/>
          <table:table-cell table:style-name="ce77"/>
        </table:table-row>
        <table:table-row table:style-name="ro2">
          <table:table-cell/>
          <table:table-cell table:style-name="ce61" table:formula="of:=24*[.B12]^2" office:value-type="float" office:value="2048257859.78882" calcext:value-type="float">
            <text:p>2048257859.79</text:p>
          </table:table-cell>
          <table:table-cell table:style-name="ce61" table:formula="of:=24*[.C12]^2" office:value-type="float" office:value="88610741.10375" calcext:value-type="float">
            <text:p>88610741.10</text:p>
          </table:table-cell>
          <table:table-cell table:style-name="ce61" table:formula="of:=24*[.D12]^2" office:value-type="float" office:value="79150214.7288167" calcext:value-type="float">
            <text:p>79150214.73</text:p>
          </table:table-cell>
          <table:table-cell table:style-name="ce61" table:formula="of:=24*[.E12]^2" office:value-type="float" office:value="65698408.1488167" calcext:value-type="float">
            <text:p>65698408.15</text:p>
          </table:table-cell>
          <table:table-cell table:style-name="ce61" table:formula="of:=24*[.F12]^2" office:value-type="float" office:value="3759450.89535" calcext:value-type="float">
            <text:p>3759450.90</text:p>
          </table:table-cell>
          <table:table-cell table:style-name="ce61" table:formula="of:=24*[.G12]^2" office:value-type="float" office:value="1611218.53215" calcext:value-type="float">
            <text:p>1611218.53</text:p>
          </table:table-cell>
          <table:table-cell table:style-name="ce61" table:formula="of:=24*[.H12]^2" office:value-type="float" office:value="4315794.31935" calcext:value-type="float">
            <text:p>4315794.32</text:p>
          </table:table-cell>
          <table:table-cell table:style-name="ce61" table:formula="of:=24*[.I12]^2" office:value-type="float" office:value="47880.8800166665" calcext:value-type="float">
            <text:p>47880.88</text:p>
          </table:table-cell>
          <table:table-cell table:style-name="ce61" table:formula="of:=[.M15]-24*SUMPRODUCT([.B12:.I12];[.B12:.I12])" office:value-type="float" office:value="928128.862934113" calcext:value-type="float">
            <text:p>928128.86</text:p>
          </table:table-cell>
          <table:table-cell table:style-name="Default"/>
          <table:table-cell table:style-name="ce61" table:formula="of:=24 * ([.C12]^2 + [.D12]^2 + [.E12]^2 + [.F12]^2 + [.G12]^2+[.H12]^2+[.I12]^2) + [.J15]" office:value-type="float" office:value="244121837.471184" calcext:value-type="float">
            <text:p>244121837.47</text:p>
          </table:table-cell>
          <table:table-cell table:style-name="ce67" table:formula="of:=SUMPRODUCT([.J4:.J11];[.J4:.J11]) + SUMPRODUCT([.K4:.K11];[.K4:.K11])+SUMPRODUCT([.L4:.L11];[.L4:.L11])" office:value-type="float" office:value="2292379697.26" calcext:value-type="float">
            <text:p>2292379697.26</text:p>
          </table:table-cell>
          <table:table-cell table:style-name="ce67" table:formula="of:=[.M15]-[.B15]" office:value-type="float" office:value="244121837.471184" calcext:value-type="float">
            <text:p>244121837.47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table:style-name="ce62" office:value-type="string" calcext:value-type="string">
            <text:p>N/A</text:p>
          </table:table-cell>
          <table:table-cell table:style-name="ce65" table:formula="of:=[.C$15]/[.$L$15]" office:value-type="percentage" office:value="0.362977528031303" calcext:value-type="percentage">
            <text:p>36.30%</text:p>
          </table:table-cell>
          <table:table-cell table:style-name="ce65" table:formula="of:=[.D$15]/[.$L$15]" office:value-type="percentage" office:value="0.324224229789191" calcext:value-type="percentage">
            <text:p>32.42%</text:p>
          </table:table-cell>
          <table:table-cell table:style-name="ce65" table:formula="of:=[.E$15]/[.$L$15]" office:value-type="percentage" office:value="0.26912138966909" calcext:value-type="percentage">
            <text:p>26.91%</text:p>
          </table:table-cell>
          <table:table-cell table:style-name="ce65" table:formula="of:=[.F$15]/[.$L$15]" office:value-type="percentage" office:value="0.015399895946604" calcext:value-type="percentage">
            <text:p>1.54%</text:p>
          </table:table-cell>
          <table:table-cell table:style-name="ce65" table:formula="of:=[.G$15]/[.$L$15]" office:value-type="percentage" office:value="0.00660005900676617" calcext:value-type="percentage">
            <text:p>0.66%</text:p>
          </table:table-cell>
          <table:table-cell table:style-name="ce65" table:formula="of:=[.H$15]/[.$L$15]" office:value-type="percentage" office:value="0.0176788539856023" calcext:value-type="percentage">
            <text:p>1.77%</text:p>
          </table:table-cell>
          <table:table-cell table:style-name="ce65" table:formula="of:=[.I$15]/[.$L$15]" office:value-type="percentage" office:value="0.00019613517787944" calcext:value-type="percentage">
            <text:p>0.02%</text:p>
          </table:table-cell>
          <table:table-cell table:style-name="ce68" table:formula="of:=[.J15]/[.L15]" office:value-type="percentage" office:value="0.00380190839356462" calcext:value-type="percentage">
            <text:p>0.380%</text:p>
          </table:table-cell>
          <table:table-cell table:style-name="Default"/>
          <table:table-cell table:style-name="ce69" table:formula="of:=SUM([.C16:.J16])" office:value-type="percentage" office:value="1" calcext:value-type="percentage">
            <text:p>100.00%</text:p>
          </table:table-cell>
          <table:table-cell table:style-name="ce70" table:formula="of:=[.M15]-SUM([.B15:.J15])" office:value-type="float" office:value="0" calcext:value-type="float">
            <text:p>0</text:p>
          </table:table-cell>
          <table:table-cell table:style-name="ce75" table:formula="of:=[.L15]-[.N1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6" table:number-columns-repeated="7"/>
          <table:table-cell table:number-columns-repeated="1014"/>
        </table:table-row>
        <table:table-row table:style-name="ro2">
          <table:table-cell/>
          <table:table-cell table:style-name="ce60" table:formula="of:=[.B3]" office:value-type="string" office:string-value="I" calcext:value-type="string">
            <text:p>I</text:p>
          </table:table-cell>
          <table:table-cell table:style-name="ce60" table:formula="of:=[.C3]" office:value-type="string" office:string-value="A" calcext:value-type="string">
            <text:p>A</text:p>
          </table:table-cell>
          <table:table-cell table:style-name="ce60" table:formula="of:=[.D3]" office:value-type="string" office:string-value="B" calcext:value-type="string">
            <text:p>B</text:p>
          </table:table-cell>
          <table:table-cell table:style-name="ce60" table:formula="of:=[.E3]" office:value-type="string" office:string-value="C" calcext:value-type="string">
            <text:p>C</text:p>
          </table:table-cell>
          <table:table-cell table:style-name="ce60" table:formula="of:=[.F3]" office:value-type="string" office:string-value="AB" calcext:value-type="string">
            <text:p>AB</text:p>
          </table:table-cell>
          <table:table-cell table:style-name="ce60" table:formula="of:=[.G3]" office:value-type="string" office:string-value="AC" calcext:value-type="string">
            <text:p>AC</text:p>
          </table:table-cell>
          <table:table-cell table:style-name="ce60" table:formula="of:=[.H3]" office:value-type="string" office:string-value="BC" calcext:value-type="string">
            <text:p>BC</text:p>
          </table:table-cell>
          <table:table-cell table:style-name="ce60" table:formula="of:=[.I3]" office:value-type="string" office:string-value="ABC" calcext:value-type="string">
            <text:p>ABC</text:p>
          </table:table-cell>
          <table:table-cell table:style-name="ce74"/>
          <table:table-cell table:number-columns-repeated="1013"/>
        </table:table-row>
        <table:table-row table:style-name="ro2">
          <table:table-cell/>
          <table:table-cell table:style-name="ce63" table:formula="of:=[.B12]-[.$G$26]" office:value-type="float" office:value="9133.96023714926" calcext:value-type="float">
            <text:p>9133.96</text:p>
          </table:table-cell>
          <table:table-cell table:style-name="ce63" table:formula="of:=[.C12]-[.$G$26]" office:value-type="float" office:value="-2025.71309618407" calcext:value-type="float">
            <text:p>-2025.71</text:p>
          </table:table-cell>
          <table:table-cell table:style-name="ce63" table:formula="of:=[.D12]-[.$G$26]" office:value-type="float" office:value="1711.7935704826" calcext:value-type="float">
            <text:p>1711.79</text:p>
          </table:table-cell>
          <table:table-cell table:style-name="ce63" table:formula="of:=[.E12]-[.$G$26]" office:value-type="float" office:value="1550.2935704826" calcext:value-type="float">
            <text:p>1550.29</text:p>
          </table:table-cell>
          <table:table-cell table:style-name="ce63" table:formula="of:=[.F12]-[.$G$26]" office:value-type="float" office:value="-500.008096184069" calcext:value-type="float">
            <text:p>-500.01</text:p>
          </table:table-cell>
          <table:table-cell table:style-name="ce63" table:formula="of:=[.G12]-[.$G$26]" office:value-type="float" office:value="-363.328096184069" calcext:value-type="float">
            <text:p>-363.33</text:p>
          </table:table-cell>
          <table:table-cell table:style-name="ce63" table:formula="of:=[.H12]-[.$G$26]" office:value-type="float" office:value="319.831903815931" calcext:value-type="float">
            <text:p>319.83</text:p>
          </table:table-cell>
          <table:table-cell table:style-name="ce63" table:formula="of:=[.I12]-[.$G$26]" office:value-type="float" office:value="-148.891429517403" calcext:value-type="float">
            <text:p>-148.89</text:p>
          </table:table-cell>
          <table:table-cell table:number-columns-repeated="1014"/>
        </table:table-row>
        <table:table-row table:style-name="ro2">
          <table:table-cell/>
          <table:table-cell table:style-name="ce63" table:formula="of:=[.B12]+[.$G$26]" office:value-type="float" office:value="9342.4114295174" calcext:value-type="float">
            <text:p>9342.41</text:p>
          </table:table-cell>
          <table:table-cell table:style-name="ce63" table:formula="of:=[.C12]+[.$G$26]" office:value-type="float" office:value="-1817.26190381593" calcext:value-type="float">
            <text:p>-1817.26</text:p>
          </table:table-cell>
          <table:table-cell table:style-name="ce63" table:formula="of:=[.D12]+[.$G$26]" office:value-type="float" office:value="1920.24476285074" calcext:value-type="float">
            <text:p>1920.24</text:p>
          </table:table-cell>
          <table:table-cell table:style-name="ce63" table:formula="of:=[.E12]+[.$G$26]" office:value-type="float" office:value="1758.74476285074" calcext:value-type="float">
            <text:p>1758.74</text:p>
          </table:table-cell>
          <table:table-cell table:style-name="ce63" table:formula="of:=[.F12]+[.$G$26]" office:value-type="float" office:value="-291.556903815931" calcext:value-type="float">
            <text:p>-291.56</text:p>
          </table:table-cell>
          <table:table-cell table:style-name="ce63" table:formula="of:=[.G12]+[.$G$26]" office:value-type="float" office:value="-154.87690381593" calcext:value-type="float">
            <text:p>-154.88</text:p>
          </table:table-cell>
          <table:table-cell table:style-name="ce63" table:formula="of:=[.H12]+[.$G$26]" office:value-type="float" office:value="528.28309618407" calcext:value-type="float">
            <text:p>528.28</text:p>
          </table:table-cell>
          <table:table-cell table:style-name="ce63" table:formula="of:=[.I12]+[.$G$26]" office:value-type="float" office:value="59.5597628507361" calcext:value-type="float">
            <text:p>59.56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60" table:formula="of:=[$'Write Only (Additive)'.$B$14]" office:value-type="string" office:string-value="SS0" calcext:value-type="string">
            <text:p>SS0</text:p>
          </table:table-cell>
          <table:table-cell table:style-name="ce61" table:formula="of:=[$'Write Only (Additive)'.$B$15]" office:value-type="float" office:value="2048257859.78882" calcext:value-type="float">
            <text:p>2048257859.79</text:p>
          </table:table-cell>
          <table:table-cell table:style-name="ce62" table:formula="of:=[$'Write Only (Additive)'.$B$16]" office:value-type="string" office:string-value="N/A" calcext:value-type="string">
            <text:p>N/A</text:p>
          </table:table-cell>
          <table:table-cell/>
          <table:table-cell table:style-name="ce71" office:value-type="string" calcext:value-type="string">
            <text:p>t</text:p>
          </table:table-cell>
          <table:table-cell table:style-name="ce72" office:value-type="float" office:value="2.12" calcext:value-type="float">
            <text:p>2.12</text:p>
          </table:table-cell>
          <table:table-cell office:value-type="string" calcext:value-type="string">
            <text:p>T-value at 2^3(r-1) = 16 degrees of freedom</text:p>
          </table:table-cell>
          <table:table-cell table:number-columns-repeated="1015"/>
        </table:table-row>
        <table:table-row table:style-name="ro2">
          <table:table-cell/>
          <table:table-cell table:style-name="ce60" table:formula="of:=[$'Write Only (Additive)'.$C$14]" office:value-type="string" office:string-value="SSA" calcext:value-type="string">
            <text:p>SSA</text:p>
          </table:table-cell>
          <table:table-cell table:style-name="ce61" table:formula="of:=[$'Write Only (Additive)'.$C$15]" office:value-type="float" office:value="88610741.10375" calcext:value-type="float">
            <text:p>88610741.10</text:p>
          </table:table-cell>
          <table:table-cell table:style-name="ce68" table:formula="of:=[$'Write Only (Additive)'.$C$16]" office:value-type="percentage" office:value="0.362977528031303" calcext:value-type="percentage">
            <text:p>36.298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Write Only (Additive)'.$D$14]" office:value-type="string" office:string-value="SSB" calcext:value-type="string">
            <text:p>SSB</text:p>
          </table:table-cell>
          <table:table-cell table:style-name="ce61" table:formula="of:=[$'Write Only (Additive)'.$D$15]" office:value-type="float" office:value="79150214.7288167" calcext:value-type="float">
            <text:p>79150214.73</text:p>
          </table:table-cell>
          <table:table-cell table:style-name="ce68" table:formula="of:=[$'Write Only (Additive)'.$D$16]" office:value-type="percentage" office:value="0.324224229789191" calcext:value-type="percentage">
            <text:p>32.422%</text:p>
          </table:table-cell>
          <table:table-cell/>
          <table:table-cell table:style-name="ce60" office:value-type="string" calcext:value-type="string">
            <text:p>s_e</text:p>
          </table:table-cell>
          <table:table-cell table:style-name="ce63" table:formula="of:=SQRT([.J15]/16)" office:value-type="float" office:value="240.848612064471" calcext:value-type="float">
            <text:p>240.85</text:p>
          </table:table-cell>
          <table:table-cell table:number-columns-repeated="1016"/>
        </table:table-row>
        <table:table-row table:style-name="ro2">
          <table:table-cell/>
          <table:table-cell table:style-name="ce60" table:formula="of:=[$'Write Only (Additive)'.$E$14]" office:value-type="string" office:string-value="SSC" calcext:value-type="string">
            <text:p>SSC</text:p>
          </table:table-cell>
          <table:table-cell table:style-name="ce61" table:formula="of:=[$'Write Only (Additive)'.$E$15]" office:value-type="float" office:value="65698408.1488167" calcext:value-type="float">
            <text:p>65698408.15</text:p>
          </table:table-cell>
          <table:table-cell table:style-name="ce68" table:formula="of:=[$'Write Only (Additive)'.$E$16]" office:value-type="percentage" office:value="0.26912138966909" calcext:value-type="percentage">
            <text:p>26.912%</text:p>
          </table:table-cell>
          <table:table-cell/>
          <table:table-cell table:style-name="ce60" office:value-type="string" calcext:value-type="string">
            <text:p>s_q_i</text:p>
          </table:table-cell>
          <table:table-cell table:style-name="ce63" table:formula="of:=[.G24]/SQRT(24)" office:value-type="float" office:value="49.1630170679572" calcext:value-type="float">
            <text:p>49.16</text:p>
          </table:table-cell>
          <table:table-cell table:number-columns-repeated="1016"/>
        </table:table-row>
        <table:table-row table:style-name="ro2">
          <table:table-cell/>
          <table:table-cell table:style-name="ce60" table:formula="of:=[$'Write Only (Additive)'.$F$14]" office:value-type="string" office:string-value="SSAB" calcext:value-type="string">
            <text:p>SSAB</text:p>
          </table:table-cell>
          <table:table-cell table:style-name="ce61" table:formula="of:=[$'Write Only (Additive)'.$F$15]" office:value-type="float" office:value="3759450.89535" calcext:value-type="float">
            <text:p>3759450.90</text:p>
          </table:table-cell>
          <table:table-cell table:style-name="ce68" table:formula="of:=[$'Write Only (Additive)'.$F$16]" office:value-type="percentage" office:value="0.015399895946604" calcext:value-type="percentage">
            <text:p>1.540%</text:p>
          </table:table-cell>
          <table:table-cell/>
          <table:table-cell table:style-name="ce60" office:value-type="string" calcext:value-type="string">
            <text:p>q_i</text:p>
          </table:table-cell>
          <table:table-cell table:style-name="ce63" table:formula="of:=[.G22]*[.G25]" office:value-type="float" office:value="104.225596184069" calcext:value-type="float">
            <text:p>104.23</text:p>
          </table:table-cell>
          <table:table-cell table:number-columns-repeated="1016"/>
        </table:table-row>
        <table:table-row table:style-name="ro2">
          <table:table-cell/>
          <table:table-cell table:style-name="ce60" table:formula="of:=[$'Write Only (Additive)'.$G$14]" office:value-type="string" office:string-value="SSAC" calcext:value-type="string">
            <text:p>SSAC</text:p>
          </table:table-cell>
          <table:table-cell table:style-name="ce61" table:formula="of:=[$'Write Only (Additive)'.$G$15]" office:value-type="float" office:value="1611218.53215" calcext:value-type="float">
            <text:p>1611218.53</text:p>
          </table:table-cell>
          <table:table-cell table:style-name="ce68" table:formula="of:=[$'Write Only (Additive)'.$G$16]" office:value-type="percentage" office:value="0.00660005900676617" calcext:value-type="percentage">
            <text:p>0.660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Write Only (Additive)'.$H$14]" office:value-type="string" office:string-value="SSBC" calcext:value-type="string">
            <text:p>SSBC</text:p>
          </table:table-cell>
          <table:table-cell table:style-name="ce61" table:formula="of:=[$'Write Only (Additive)'.$H$15]" office:value-type="float" office:value="4315794.31935" calcext:value-type="float">
            <text:p>4315794.32</text:p>
          </table:table-cell>
          <table:table-cell table:style-name="ce68" table:formula="of:=[$'Write Only (Additive)'.$H$16]" office:value-type="percentage" office:value="0.0176788539856023" calcext:value-type="percentage">
            <text:p>1.768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Write Only (Additive)'.$I$14]" office:value-type="string" office:string-value="SSABC" calcext:value-type="string">
            <text:p>SSABC</text:p>
          </table:table-cell>
          <table:table-cell table:style-name="ce61" table:formula="of:=[$'Write Only (Additive)'.$I$15]" office:value-type="float" office:value="47880.8800166665" calcext:value-type="float">
            <text:p>47880.88</text:p>
          </table:table-cell>
          <table:table-cell table:style-name="ce68" table:formula="of:=[$'Write Only (Additive)'.$I$16]" office:value-type="percentage" office:value="0.00019613517787944" calcext:value-type="percentage">
            <text:p>0.020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Write Only (Additive)'.$J$14]" office:value-type="string" office:string-value="SSE" calcext:value-type="string">
            <text:p>SSE</text:p>
          </table:table-cell>
          <table:table-cell table:style-name="ce61" table:formula="of:=[$'Write Only (Additive)'.$J$15]" office:value-type="float" office:value="928128.862934113" calcext:value-type="float">
            <text:p>928128.86</text:p>
          </table:table-cell>
          <table:table-cell table:style-name="ce68" table:formula="of:=[$'Write Only (Additive)'.$J$16]" office:value-type="percentage" office:value="0.00380190839356462" calcext:value-type="percentage">
            <text:p>0.380%</text:p>
          </table:table-cell>
          <table:table-cell table:number-columns-repeated="1019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60" table:formula="of:=[$'Write Only (Additive)'.$L$14]" office:value-type="string" office:string-value="SST" calcext:value-type="string">
            <text:p>SST</text:p>
          </table:table-cell>
          <table:table-cell table:style-name="ce61" table:formula="of:=[$'Write Only (Additive)'.$L$15]" office:value-type="float" office:value="244121837.471184" calcext:value-type="float">
            <text:p>244121837.47</text:p>
          </table:table-cell>
          <table:table-cell table:style-name="ce69" table:formula="of:=[$'Write Only (Additive)'.$L$16]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2">
          <table:table-cell/>
          <table:table-cell table:style-name="ce64" table:formula="of:=[$'Write Only (Additive)'.$M$14]" office:value-type="string" office:string-value="SSY" calcext:value-type="string">
            <text:p>SSY</text:p>
          </table:table-cell>
          <table:table-cell table:style-name="ce67" table:formula="of:=[$'Write Only (Additive)'.$M$15]" office:value-type="float" office:value="2292379697.26" calcext:value-type="float">
            <text:p>2292379697.26</text:p>
          </table:table-cell>
          <table:table-cell table:style-name="ce70" table:formula="of:=[$'Write Only (Additive)'.$M$16]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1">
          <table:table-cell table:number-columns-repeated="1023"/>
        </table:table-row>
        <table:table-row table:style-name="ro2" table:number-rows-repeated="9">
          <table:table-cell table:style-name="Default" table:number-columns-repeated="9"/>
          <table:table-cell table:number-columns-repeated="1014"/>
        </table:table-row>
        <table:table-row table:style-name="ro2" table:number-rows-repeated="1048522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'Write Only (Additive)'.B4:'Write Only (Additive)'.I11">
            <calcext:color-scale>
              <calcext:color-scale-entry calcext:value="-1" calcext:type="number" calcext:color="#ff0000"/>
              <calcext:color-scale-entry calcext:value="1" calcext:type="number" calcext:color="#00cc00"/>
            </calcext:color-scale>
          </calcext:conditional-format>
        </calcext:conditional-formats>
      </table:table>
      <table:table table:name="Read Only (Additive)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1" table:number-columns-repeated="9" table:default-cell-style-name="ce57"/>
        <table:table-column table:style-name="co2" table:default-cell-style-name="ce57"/>
        <table:table-column table:style-name="co1" table:number-columns-repeated="1009" table:default-cell-style-name="ce57"/>
        <table:table-column table:style-name="co1" table:default-cell-style-name="Default"/>
        <table:table-row table:style-name="ro1">
          <table:table-cell table:style-name="ce54" office:value-type="string" calcext:value-type="string">
            <text:p>Read Only (ADD)</text:p>
          </table:table-cell>
          <table:table-cell table:style-name="ce55" table:number-columns-repeated="1021"/>
          <table:table-cell/>
        </table:table-row>
        <table:table-row table:style-name="ro1">
          <table:table-cell table:style-name="ce54"/>
          <table:table-cell table:style-name="ce55" table:number-columns-repeated="1021"/>
          <table:table-cell/>
        </table:table-row>
        <table:table-row table:style-name="ro2">
          <table:table-cell table:number-columns-repeated="2" table:style-name="ce55" office:value-type="string" calcext:value-type="string">
            <text:p>I</text:p>
          </table:table-cell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AB</text:p>
          </table:table-cell>
          <table:table-cell table:style-name="ce55" office:value-type="string" calcext:value-type="string">
            <text:p>AC</text:p>
          </table:table-cell>
          <table:table-cell table:style-name="ce55" office:value-type="string" calcext:value-type="string">
            <text:p>BC</text:p>
          </table:table-cell>
          <table:table-cell table:style-name="ce55" office:value-type="string" calcext:value-type="string">
            <text:p>ABC</text:p>
          </table:table-cell>
          <table:table-cell table:style-name="ce55" office:value-type="string" calcext:value-type="string">
            <text:p>Y_1</text:p>
          </table:table-cell>
          <table:table-cell table:style-name="ce55" office:value-type="string" calcext:value-type="string">
            <text:p>Y_2</text:p>
          </table:table-cell>
          <table:table-cell table:style-name="ce55" office:value-type="string" calcext:value-type="string">
            <text:p>Y_3</text:p>
          </table:table-cell>
          <table:table-cell table:style-name="ce55" office:value-type="string" calcext:value-type="string">
            <text:p>y_avg</text:p>
          </table:table-cell>
          <table:table-cell table:style-name="ce55"/>
          <table:table-cell table:style-name="ce55" office:value-type="string" calcext:value-type="string">
            <text:p>E1</text:p>
          </table:table-cell>
          <table:table-cell table:style-name="ce55" office:value-type="string" calcext:value-type="string">
            <text:p>E2</text:p>
          </table:table-cell>
          <table:table-cell table:style-name="ce55" office:value-type="string" calcext:value-type="string">
            <text:p>E3</text:p>
          </table:table-cell>
          <table:table-cell table:style-name="ce55" table:number-columns-repeated="1005"/>
          <table:table-cell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-1" calcext:value-type="float">
            <text:p>-1</text:p>
          </table:table-cell>
          <table:table-cell table:style-name="ce31" table:formula="of:=[.C4]*[.D4]" office:value-type="float" office:value="1" calcext:value-type="float">
            <text:p>1</text:p>
          </table:table-cell>
          <table:table-cell table:style-name="ce31" table:formula="of:=[.C4]*[.E4]" office:value-type="float" office:value="1" calcext:value-type="float">
            <text:p>1</text:p>
          </table:table-cell>
          <table:table-cell table:style-name="ce31" table:formula="of:=[.D4]*[.E4]" office:value-type="float" office:value="1" calcext:value-type="float">
            <text:p>1</text:p>
          </table:table-cell>
          <table:table-cell table:style-name="ce31" table:formula="of:=[.C4]*[.D4]*[.E4]" office:value-type="float" office:value="-1" calcext:value-type="float">
            <text:p>-1</text:p>
          </table:table-cell>
          <table:table-cell table:style-name="ce73" table:formula="of:=[1_mw_1_server.F8]" office:value-type="float" office:value="2919.15" calcext:value-type="float">
            <text:p>2919.15</text:p>
          </table:table-cell>
          <table:table-cell table:style-name="ce73" table:formula="of:=[1_mw_1_server.F9]" office:value-type="float" office:value="2924.77" calcext:value-type="float">
            <text:p>2924.77</text:p>
          </table:table-cell>
          <table:table-cell table:style-name="ce73" table:formula="of:=[1_mw_1_server.F10]" office:value-type="float" office:value="2926.62" calcext:value-type="float">
            <text:p>2926.62</text:p>
          </table:table-cell>
          <table:table-cell table:style-name="ce73" table:formula="of:=AVERAGE([.$J4:.$L4])" office:value-type="float" office:value="2923.51333333333" calcext:value-type="float">
            <text:p>2923.51</text:p>
          </table:table-cell>
          <table:table-cell table:style-name="ce75" table:formula="of:=[.B$12]+[.C$12]*[.C4]+[.D$12]*[.D4]+[.E$12]*[.E4]+[.F$12]*[.F4]+[.G$12]*[.G4]+[.H$12]*[.H4]+[.I$12]*[.I4]-[.M4]" office:value-type="float" office:value="0" calcext:value-type="float">
            <text:p>0</text:p>
          </table:table-cell>
          <table:table-cell table:style-name="ce76" table:formula="of:=[.J4]-[.$M4]" office:value-type="float" office:value="-4.36333333333278" calcext:value-type="float">
            <text:p>-4.4</text:p>
          </table:table-cell>
          <table:table-cell table:style-name="ce76" table:formula="of:=[.K4]-[.$M4]" office:value-type="float" office:value="1.25666666666712" calcext:value-type="float">
            <text:p>1.3</text:p>
          </table:table-cell>
          <table:table-cell table:style-name="ce76" table:formula="of:=[.L4]-[.$M4]" office:value-type="float" office:value="3.10666666666702" calcext:value-type="float">
            <text:p>3.1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-1" calcext:value-type="float">
            <text:p>-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C5]*[.D5]" office:value-type="float" office:value="1" calcext:value-type="float">
            <text:p>1</text:p>
          </table:table-cell>
          <table:table-cell table:style-name="ce31" table:formula="of:=[.C5]*[.E5]" office:value-type="float" office:value="-1" calcext:value-type="float">
            <text:p>-1</text:p>
          </table:table-cell>
          <table:table-cell table:style-name="ce31" table:formula="of:=[.D5]*[.E5]" office:value-type="float" office:value="-1" calcext:value-type="float">
            <text:p>-1</text:p>
          </table:table-cell>
          <table:table-cell table:style-name="ce31" table:formula="of:=[.C5]*[.D5]*[.E5]" office:value-type="float" office:value="1" calcext:value-type="float">
            <text:p>1</text:p>
          </table:table-cell>
          <table:table-cell table:style-name="ce73" table:formula="of:=[1_mw_1_server.F11]" office:value-type="float" office:value="2938.38" calcext:value-type="float">
            <text:p>2938.38</text:p>
          </table:table-cell>
          <table:table-cell table:style-name="ce73" table:formula="of:=[1_mw_1_server.F12]" office:value-type="float" office:value="2941.38" calcext:value-type="float">
            <text:p>2941.38</text:p>
          </table:table-cell>
          <table:table-cell table:style-name="ce73" table:formula="of:=[1_mw_1_server.F13]" office:value-type="float" office:value="2939.85" calcext:value-type="float">
            <text:p>2939.85</text:p>
          </table:table-cell>
          <table:table-cell table:style-name="ce73" table:formula="of:=AVERAGE([.$J5:.$L5])" office:value-type="float" office:value="2939.87" calcext:value-type="float">
            <text:p>2939.87</text:p>
          </table:table-cell>
          <table:table-cell table:style-name="ce75" table:formula="of:=[.B$12]+[.C$12]*[.C5]+[.D$12]*[.D5]+[.E$12]*[.E5]+[.F$12]*[.F5]+[.G$12]*[.G5]+[.H$12]*[.H5]+[.I$12]*[.I5]-[.M5]" office:value-type="float" office:value="0" calcext:value-type="float">
            <text:p>0</text:p>
          </table:table-cell>
          <table:table-cell table:style-name="ce76" table:formula="of:=[.J5]-[.$M5]" office:value-type="float" office:value="-1.49000000000024" calcext:value-type="float">
            <text:p>-1.5</text:p>
          </table:table-cell>
          <table:table-cell table:style-name="ce76" table:formula="of:=[.K5]-[.$M5]" office:value-type="float" office:value="1.50999999999976" calcext:value-type="float">
            <text:p>1.5</text:p>
          </table:table-cell>
          <table:table-cell table:style-name="ce76" table:formula="of:=[.L5]-[.$M5]" office:value-type="float" office:value="-0.0200000000004366" calcext:value-type="float">
            <text:p>0.0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-1" calcext:value-type="float">
            <text:p>-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-1" calcext:value-type="float">
            <text:p>-1</text:p>
          </table:table-cell>
          <table:table-cell table:style-name="ce31" table:formula="of:=[.C6]*[.D6]" office:value-type="float" office:value="-1" calcext:value-type="float">
            <text:p>-1</text:p>
          </table:table-cell>
          <table:table-cell table:style-name="ce31" table:formula="of:=[.C6]*[.E6]" office:value-type="float" office:value="1" calcext:value-type="float">
            <text:p>1</text:p>
          </table:table-cell>
          <table:table-cell table:style-name="ce31" table:formula="of:=[.D6]*[.E6]" office:value-type="float" office:value="-1" calcext:value-type="float">
            <text:p>-1</text:p>
          </table:table-cell>
          <table:table-cell table:style-name="ce31" table:formula="of:=[.C6]*[.D6]*[.E6]" office:value-type="float" office:value="1" calcext:value-type="float">
            <text:p>1</text:p>
          </table:table-cell>
          <table:table-cell table:style-name="ce73" table:formula="of:=SUM([2_mw_1_server.F14:.F15])" office:value-type="float" office:value="2931" calcext:value-type="float">
            <text:p>2931.00</text:p>
          </table:table-cell>
          <table:table-cell table:style-name="ce73" table:formula="of:=SUM([2_mw_1_server.F16:.F17])" office:value-type="float" office:value="2930.24" calcext:value-type="float">
            <text:p>2930.24</text:p>
          </table:table-cell>
          <table:table-cell table:style-name="ce73" table:formula="of:=SUM([2_mw_1_server.F18:.F19])" office:value-type="float" office:value="2936.23" calcext:value-type="float">
            <text:p>2936.23</text:p>
          </table:table-cell>
          <table:table-cell table:style-name="ce73" table:formula="of:=AVERAGE([.$J6:.$L6])" office:value-type="float" office:value="2932.49" calcext:value-type="float">
            <text:p>2932.49</text:p>
          </table:table-cell>
          <table:table-cell table:style-name="ce75" table:formula="of:=[.B$12]+[.C$12]*[.C6]+[.D$12]*[.D6]+[.E$12]*[.E6]+[.F$12]*[.F6]+[.G$12]*[.G6]+[.H$12]*[.H6]+[.I$12]*[.I6]-[.M6]" office:value-type="float" office:value="0" calcext:value-type="float">
            <text:p>0</text:p>
          </table:table-cell>
          <table:table-cell table:style-name="ce76" table:formula="of:=[.J6]-[.$M6]" office:value-type="float" office:value="-1.48999999999978" calcext:value-type="float">
            <text:p>-1.5</text:p>
          </table:table-cell>
          <table:table-cell table:style-name="ce76" table:formula="of:=[.K6]-[.$M6]" office:value-type="float" office:value="-2.25" calcext:value-type="float">
            <text:p>-2.3</text:p>
          </table:table-cell>
          <table:table-cell table:style-name="ce76" table:formula="of:=[.L6]-[.$M6]" office:value-type="float" office:value="3.74000000000024" calcext:value-type="float">
            <text:p>3.7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-1" calcext:value-type="float">
            <text:p>-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[.C7]*[.D7]" office:value-type="float" office:value="-1" calcext:value-type="float">
            <text:p>-1</text:p>
          </table:table-cell>
          <table:table-cell table:style-name="ce31" table:formula="of:=[.C7]*[.E7]" office:value-type="float" office:value="-1" calcext:value-type="float">
            <text:p>-1</text:p>
          </table:table-cell>
          <table:table-cell table:style-name="ce31" table:formula="of:=[.D7]*[.E7]" office:value-type="float" office:value="1" calcext:value-type="float">
            <text:p>1</text:p>
          </table:table-cell>
          <table:table-cell table:style-name="ce31" table:formula="of:=[.C7]*[.D7]*[.E7]" office:value-type="float" office:value="-1" calcext:value-type="float">
            <text:p>-1</text:p>
          </table:table-cell>
          <table:table-cell table:style-name="ce73" table:formula="of:=SUM([2_mw_1_server.F20:.F21])" office:value-type="float" office:value="2930.93" calcext:value-type="float">
            <text:p>2930.93</text:p>
          </table:table-cell>
          <table:table-cell table:style-name="ce73" table:formula="of:=SUM([2_mw_1_server.F22:.F23])" office:value-type="float" office:value="2935.77" calcext:value-type="float">
            <text:p>2935.77</text:p>
          </table:table-cell>
          <table:table-cell table:style-name="ce73" table:formula="of:=SUM([2_mw_1_server.F24:.F25])" office:value-type="float" office:value="2943" calcext:value-type="float">
            <text:p>2943.00</text:p>
          </table:table-cell>
          <table:table-cell table:style-name="ce73" table:formula="of:=AVERAGE([.$J7:.$L7])" office:value-type="float" office:value="2936.56666666667" calcext:value-type="float">
            <text:p>2936.57</text:p>
          </table:table-cell>
          <table:table-cell table:style-name="ce75" table:formula="of:=[.B$12]+[.C$12]*[.C7]+[.D$12]*[.D7]+[.E$12]*[.E7]+[.F$12]*[.F7]+[.G$12]*[.G7]+[.H$12]*[.H7]+[.I$12]*[.I7]-[.M7]" office:value-type="float" office:value="0" calcext:value-type="float">
            <text:p>0</text:p>
          </table:table-cell>
          <table:table-cell table:style-name="ce76" table:formula="of:=[.J7]-[.$M7]" office:value-type="float" office:value="-5.63666666666722" calcext:value-type="float">
            <text:p>-5.6</text:p>
          </table:table-cell>
          <table:table-cell table:style-name="ce76" table:formula="of:=[.K7]-[.$M7]" office:value-type="float" office:value="-0.796666666667079" calcext:value-type="float">
            <text:p>-0.8</text:p>
          </table:table-cell>
          <table:table-cell table:style-name="ce76" table:formula="of:=[.L7]-[.$M7]" office:value-type="float" office:value="6.43333333333294" calcext:value-type="float">
            <text:p>6.4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-1" calcext:value-type="float">
            <text:p>-1</text:p>
          </table:table-cell>
          <table:table-cell table:style-name="ce31" table:formula="of:=[.C8]*[.D8]" office:value-type="float" office:value="-1" calcext:value-type="float">
            <text:p>-1</text:p>
          </table:table-cell>
          <table:table-cell table:style-name="ce31" table:formula="of:=[.C8]*[.E8]" office:value-type="float" office:value="-1" calcext:value-type="float">
            <text:p>-1</text:p>
          </table:table-cell>
          <table:table-cell table:style-name="ce31" table:formula="of:=[.D8]*[.E8]" office:value-type="float" office:value="1" calcext:value-type="float">
            <text:p>1</text:p>
          </table:table-cell>
          <table:table-cell table:style-name="ce31" table:formula="of:=[.C8]*[.D8]*[.E8]" office:value-type="float" office:value="1" calcext:value-type="float">
            <text:p>1</text:p>
          </table:table-cell>
          <table:table-cell table:style-name="ce73" table:formula="of:=[1_mw_3_server.F8]" office:value-type="float" office:value="2208.15" calcext:value-type="float">
            <text:p>2208.15</text:p>
          </table:table-cell>
          <table:table-cell table:style-name="ce73" table:formula="of:=[1_mw_3_server.F9]" office:value-type="float" office:value="2100.92" calcext:value-type="float">
            <text:p>2100.92</text:p>
          </table:table-cell>
          <table:table-cell table:style-name="ce73" table:formula="of:=[1_mw_3_server.F10]" office:value-type="float" office:value="2105.38" calcext:value-type="float">
            <text:p>2105.38</text:p>
          </table:table-cell>
          <table:table-cell table:style-name="ce73" table:formula="of:=AVERAGE([.$J8:.$L8])" office:value-type="float" office:value="2138.15" calcext:value-type="float">
            <text:p>2138.15</text:p>
          </table:table-cell>
          <table:table-cell table:style-name="ce75" table:formula="of:=[.B$12]+[.C$12]*[.C8]+[.D$12]*[.D8]+[.E$12]*[.E8]+[.F$12]*[.F8]+[.G$12]*[.G8]+[.H$12]*[.H8]+[.I$12]*[.I8]-[.M8]" office:value-type="float" office:value="0" calcext:value-type="float">
            <text:p>0</text:p>
          </table:table-cell>
          <table:table-cell table:style-name="ce76" table:formula="of:=[.J8]-[.$M8]" office:value-type="float" office:value="70" calcext:value-type="float">
            <text:p>70.0</text:p>
          </table:table-cell>
          <table:table-cell table:style-name="ce76" table:formula="of:=[.K8]-[.$M8]" office:value-type="float" office:value="-37.23" calcext:value-type="float">
            <text:p>-37.2</text:p>
          </table:table-cell>
          <table:table-cell table:style-name="ce76" table:formula="of:=[.L8]-[.$M8]" office:value-type="float" office:value="-32.77" calcext:value-type="float">
            <text:p>-32.8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-1" calcext:value-type="float">
            <text:p>-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C9]*[.D9]" office:value-type="float" office:value="-1" calcext:value-type="float">
            <text:p>-1</text:p>
          </table:table-cell>
          <table:table-cell table:style-name="ce31" table:formula="of:=[.C9]*[.E9]" office:value-type="float" office:value="1" calcext:value-type="float">
            <text:p>1</text:p>
          </table:table-cell>
          <table:table-cell table:style-name="ce31" table:formula="of:=[.D9]*[.E9]" office:value-type="float" office:value="-1" calcext:value-type="float">
            <text:p>-1</text:p>
          </table:table-cell>
          <table:table-cell table:style-name="ce31" table:formula="of:=[.C9]*[.D9]*[.E9]" office:value-type="float" office:value="-1" calcext:value-type="float">
            <text:p>-1</text:p>
          </table:table-cell>
          <table:table-cell table:style-name="ce73" table:formula="of:=[1_mw_3_server.F11]" office:value-type="float" office:value="2329.69" calcext:value-type="float">
            <text:p>2329.69</text:p>
          </table:table-cell>
          <table:table-cell table:style-name="ce73" table:formula="of:=[1_mw_3_server.F12]" office:value-type="float" office:value="2279.54" calcext:value-type="float">
            <text:p>2279.54</text:p>
          </table:table-cell>
          <table:table-cell table:style-name="ce73" table:formula="of:=[1_mw_3_server.F13]" office:value-type="float" office:value="2379.46" calcext:value-type="float">
            <text:p>2379.46</text:p>
          </table:table-cell>
          <table:table-cell table:style-name="ce73" table:formula="of:=AVERAGE([.$J9:.$L9])" office:value-type="float" office:value="2329.56333333333" calcext:value-type="float">
            <text:p>2329.56</text:p>
          </table:table-cell>
          <table:table-cell table:style-name="ce75" table:formula="of:=[.B$12]+[.C$12]*[.C9]+[.D$12]*[.D9]+[.E$12]*[.E9]+[.F$12]*[.F9]+[.G$12]*[.G9]+[.H$12]*[.H9]+[.I$12]*[.I9]-[.M9]" office:value-type="float" office:value="0" calcext:value-type="float">
            <text:p>0</text:p>
          </table:table-cell>
          <table:table-cell table:style-name="ce76" table:formula="of:=[.J9]-[.$M9]" office:value-type="float" office:value="0.126666666666551" calcext:value-type="float">
            <text:p>0.1</text:p>
          </table:table-cell>
          <table:table-cell table:style-name="ce76" table:formula="of:=[.K9]-[.$M9]" office:value-type="float" office:value="-50.0233333333335" calcext:value-type="float">
            <text:p>-50.0</text:p>
          </table:table-cell>
          <table:table-cell table:style-name="ce76" table:formula="of:=[.L9]-[.$M9]" office:value-type="float" office:value="49.8966666666665" calcext:value-type="float">
            <text:p>49.9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7" calcext:value-type="float">
            <text:p>7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-1" calcext:value-type="float">
            <text:p>-1</text:p>
          </table:table-cell>
          <table:table-cell table:style-name="ce31" table:formula="of:=[.C10]*[.D10]" office:value-type="float" office:value="1" calcext:value-type="float">
            <text:p>1</text:p>
          </table:table-cell>
          <table:table-cell table:style-name="ce31" table:formula="of:=[.C10]*[.E10]" office:value-type="float" office:value="-1" calcext:value-type="float">
            <text:p>-1</text:p>
          </table:table-cell>
          <table:table-cell table:style-name="ce31" table:formula="of:=[.D10]*[.E10]" office:value-type="float" office:value="-1" calcext:value-type="float">
            <text:p>-1</text:p>
          </table:table-cell>
          <table:table-cell table:style-name="ce31" table:formula="of:=[.C10]*[.D10]*[.E10]" office:value-type="float" office:value="-1" calcext:value-type="float">
            <text:p>-1</text:p>
          </table:table-cell>
          <table:table-cell table:style-name="ce73" table:formula="of:=SUM([2_mw_3_server.F14:.F15])" office:value-type="float" office:value="4051.39" calcext:value-type="float">
            <text:p>4051.39</text:p>
          </table:table-cell>
          <table:table-cell table:style-name="ce73" table:formula="of:=SUM([2_mw_3_server.F16:.F17])" office:value-type="float" office:value="4144.38" calcext:value-type="float">
            <text:p>4144.38</text:p>
          </table:table-cell>
          <table:table-cell table:style-name="ce73" table:formula="of:=SUM([2_mw_3_server.F18:.F19])" office:value-type="float" office:value="3912.92" calcext:value-type="float">
            <text:p>3912.92</text:p>
          </table:table-cell>
          <table:table-cell table:style-name="ce73" table:formula="of:=AVERAGE([.$J10:.$L10])" office:value-type="float" office:value="4036.23" calcext:value-type="float">
            <text:p>4036.23</text:p>
          </table:table-cell>
          <table:table-cell table:style-name="ce75" table:formula="of:=[.B$12]+[.C$12]*[.C10]+[.D$12]*[.D10]+[.E$12]*[.E10]+[.F$12]*[.F10]+[.G$12]*[.G10]+[.H$12]*[.H10]+[.I$12]*[.I10]-[.M10]" office:value-type="float" office:value="0" calcext:value-type="float">
            <text:p>0</text:p>
          </table:table-cell>
          <table:table-cell table:style-name="ce76" table:formula="of:=['Write Only (Additive)'.J10]-['Write Only (Additive)'.$M10]" office:value-type="float" office:value="-242.896666666667" calcext:value-type="float">
            <text:p>-242.9</text:p>
          </table:table-cell>
          <table:table-cell table:style-name="ce76" table:formula="of:=['Write Only (Additive)'.K10]-['Write Only (Additive)'.$M10]" office:value-type="float" office:value="45.8733333333339" calcext:value-type="float">
            <text:p>45.9</text:p>
          </table:table-cell>
          <table:table-cell table:style-name="ce76" table:formula="of:=['Write Only (Additive)'.L10]-['Write Only (Additive)'.$M10]" office:value-type="float" office:value="197.023333333334" calcext:value-type="float">
            <text:p>197.0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style-name="ce31" table:formula="of:=[.C11]*[.D11]" office:value-type="float" office:value="1" calcext:value-type="float">
            <text:p>1</text:p>
          </table:table-cell>
          <table:table-cell table:style-name="ce31" table:formula="of:=[.C11]*[.E11]" office:value-type="float" office:value="1" calcext:value-type="float">
            <text:p>1</text:p>
          </table:table-cell>
          <table:table-cell table:style-name="ce31" table:formula="of:=[.D11]*[.E11]" office:value-type="float" office:value="1" calcext:value-type="float">
            <text:p>1</text:p>
          </table:table-cell>
          <table:table-cell table:style-name="ce31" table:formula="of:=[.C11]*[.D11]*[.E11]" office:value-type="float" office:value="1" calcext:value-type="float">
            <text:p>1</text:p>
          </table:table-cell>
          <table:table-cell table:style-name="ce73" table:formula="of:=SUM([2_mw_3_server.F20:.F21])" office:value-type="float" office:value="4391.15" calcext:value-type="float">
            <text:p>4391.15</text:p>
          </table:table-cell>
          <table:table-cell table:style-name="ce73" table:formula="of:=SUM([2_mw_3_server.F22:.F23])" office:value-type="float" office:value="4464.54" calcext:value-type="float">
            <text:p>4464.54</text:p>
          </table:table-cell>
          <table:table-cell table:style-name="ce73" table:formula="of:=SUM([2_mw_3_server.F24:.F25])" office:value-type="float" office:value="4362.77" calcext:value-type="float">
            <text:p>4362.77</text:p>
          </table:table-cell>
          <table:table-cell table:style-name="ce73" table:formula="of:=AVERAGE([.$J11:.$L11])" office:value-type="float" office:value="4406.15333333333" calcext:value-type="float">
            <text:p>4406.15</text:p>
          </table:table-cell>
          <table:table-cell table:style-name="ce75" table:formula="of:=[.B$12]+[.C$12]*[.C11]+[.D$12]*[.D11]+[.E$12]*[.E11]+[.F$12]*[.F11]+[.G$12]*[.G11]+[.H$12]*[.H11]+[.I$12]*[.I11]-[.M11]" office:value-type="float" office:value="0" calcext:value-type="float">
            <text:p>0</text:p>
          </table:table-cell>
          <table:table-cell table:style-name="ce76" table:formula="of:=[.J11]-[.$M11]" office:value-type="float" office:value="-15.003333333334" calcext:value-type="float">
            <text:p>-15.0</text:p>
          </table:table-cell>
          <table:table-cell table:style-name="ce76" table:formula="of:=[.K11]-[.$M11]" office:value-type="float" office:value="58.3866666666663" calcext:value-type="float">
            <text:p>58.4</text:p>
          </table:table-cell>
          <table:table-cell table:style-name="ce76" table:formula="of:=[.L11]-[.$M11]" office:value-type="float" office:value="-43.3833333333332" calcext:value-type="float">
            <text:p>-43.4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5"/>
          <table:table-cell table:style-name="ce59" table:formula="of:=SUMPRODUCT([.B$4:.B$11];[.$M$4:.$M$11])/SUM([.$B$4:.$B$11])" office:value-type="float" office:value="3080.31708333333" calcext:value-type="float">
            <text:p>3080.32</text:p>
          </table:table-cell>
          <table:table-cell table:style-name="ce59" table:formula="of:=SUMPRODUCT([.C$4:.C$11];[.$M$4:.$M$11])/SUM([.$B$4:.$B$11])" office:value-type="float" office:value="147.207083333333" calcext:value-type="float">
            <text:p>147.21</text:p>
          </table:table-cell>
          <table:table-cell table:style-name="ce59" table:formula="of:=SUMPRODUCT([.D$4:.D$11];[.$M$4:.$M$11])/SUM([.$B$4:.$B$11])" office:value-type="float" office:value="497.542916666667" calcext:value-type="float">
            <text:p>497.54</text:p>
          </table:table-cell>
          <table:table-cell table:style-name="ce59" table:formula="of:=SUMPRODUCT([.E$4:.E$11];[.$M$4:.$M$11])/SUM([.$B$4:.$B$11])" office:value-type="float" office:value="72.7212500000002" calcext:value-type="float">
            <text:p>72.72</text:p>
          </table:table-cell>
          <table:table-cell table:style-name="ce59" table:formula="of:=SUMPRODUCT([.F$4:.F$11];[.$M$4:.$M$11])/SUM([.$B$4:.$B$11])" office:value-type="float" office:value="496.124583333333" calcext:value-type="float">
            <text:p>496.12</text:p>
          </table:table-cell>
          <table:table-cell table:style-name="ce59" table:formula="of:=SUMPRODUCT([.G$4:.G$11];[.$M$4:.$M$11])/SUM([.$B$4:.$B$11])" office:value-type="float" office:value="67.6129166666665" calcext:value-type="float">
            <text:p>67.61</text:p>
          </table:table-cell>
          <table:table-cell table:style-name="ce59" table:formula="of:=SUMPRODUCT([.H$4:.H$11];[.$M$4:.$M$11])/SUM([.$B$4:.$B$11])" office:value-type="float" office:value="20.7787499999999" calcext:value-type="float">
            <text:p>20.78</text:p>
          </table:table-cell>
          <table:table-cell table:style-name="ce59" table:formula="of:=SUMPRODUCT([.I$4:.I$11];[.$M$4:.$M$11])/SUM([.$B$4:.$B$11])" office:value-type="float" office:value="23.8487500000001" calcext:value-type="float">
            <text:p>23.85</text:p>
          </table:table-cell>
          <table:table-cell table:style-name="ce55" table:number-columns-repeated="1013"/>
          <table:table-cell/>
        </table:table-row>
        <table:table-row table:style-name="ro2">
          <table:table-cell table:number-columns-repeated="1023"/>
        </table:table-row>
        <table:table-row table:style-name="ro2">
          <table:table-cell table:style-name="ce55"/>
          <table:table-cell table:style-name="ce60" office:value-type="string" calcext:value-type="string">
            <text:p>SS0</text:p>
          </table:table-cell>
          <table:table-cell table:style-name="ce60" table:formula="of:=CONCATENATE(&quot;SS&quot;;[.C3])" office:value-type="string" office:string-value="SSA" calcext:value-type="string">
            <text:p>SSA</text:p>
          </table:table-cell>
          <table:table-cell table:style-name="ce60" table:formula="of:=CONCATENATE(&quot;SS&quot;;[.D3])" office:value-type="string" office:string-value="SSB" calcext:value-type="string">
            <text:p>SSB</text:p>
          </table:table-cell>
          <table:table-cell table:style-name="ce60" table:formula="of:=CONCATENATE(&quot;SS&quot;;[.E3])" office:value-type="string" office:string-value="SSC" calcext:value-type="string">
            <text:p>SSC</text:p>
          </table:table-cell>
          <table:table-cell table:style-name="ce60" table:formula="of:=CONCATENATE(&quot;SS&quot;;[.F3])" office:value-type="string" office:string-value="SSAB" calcext:value-type="string">
            <text:p>SSAB</text:p>
          </table:table-cell>
          <table:table-cell table:style-name="ce60" table:formula="of:=CONCATENATE(&quot;SS&quot;;[.G3])" office:value-type="string" office:string-value="SSAC" calcext:value-type="string">
            <text:p>SSAC</text:p>
          </table:table-cell>
          <table:table-cell table:style-name="ce60" table:formula="of:=CONCATENATE(&quot;SS&quot;;[.H3])" office:value-type="string" office:string-value="SSBC" calcext:value-type="string">
            <text:p>SSBC</text:p>
          </table:table-cell>
          <table:table-cell table:style-name="ce60" table:formula="of:=CONCATENATE(&quot;SS&quot;;[.I3])" office:value-type="string" office:string-value="SSABC" calcext:value-type="string">
            <text:p>SSABC</text:p>
          </table:table-cell>
          <table:table-cell table:style-name="ce60" office:value-type="string" calcext:value-type="string">
            <text:p>SSE</text:p>
          </table:table-cell>
          <table:table-cell table:style-name="Default"/>
          <table:table-cell table:style-name="ce60" office:value-type="string" calcext:value-type="string">
            <text:p>SST</text:p>
          </table:table-cell>
          <table:table-cell table:style-name="ce64" office:value-type="string" calcext:value-type="string">
            <text:p>SSY</text:p>
          </table:table-cell>
          <table:table-cell table:style-name="ce64" office:value-type="string" calcext:value-type="string">
            <text:p>SSY-SS0</text:p>
          </table:table-cell>
          <table:table-cell table:style-name="ce77"/>
          <table:table-cell table:style-name="ce55" table:number-columns-repeated="1007"/>
          <table:table-cell table:style-name="ce77"/>
        </table:table-row>
        <table:table-row table:style-name="ro2">
          <table:table-cell/>
          <table:table-cell table:style-name="ce61" table:formula="of:=24*[.B12]^2" office:value-type="float" office:value="227720480.013004" calcext:value-type="float">
            <text:p>227720480.01</text:p>
          </table:table-cell>
          <table:table-cell table:style-name="ce61" table:formula="of:=24*[.C12]^2" office:value-type="float" office:value="520078.209204166" calcext:value-type="float">
            <text:p>520078.21</text:p>
          </table:table-cell>
          <table:table-cell table:style-name="ce61" table:formula="of:=24*[.D12]^2" office:value-type="float" office:value="5941174.89420417" calcext:value-type="float">
            <text:p>5941174.89</text:p>
          </table:table-cell>
          <table:table-cell table:style-name="ce61" table:formula="of:=24*[.E12]^2" office:value-type="float" office:value="126921.124837501" calcext:value-type="float">
            <text:p>126921.12</text:p>
          </table:table-cell>
          <table:table-cell table:style-name="ce61" table:formula="of:=24*[.F12]^2" office:value-type="float" office:value="5907350.45250417" calcext:value-type="float">
            <text:p>5907350.45</text:p>
          </table:table-cell>
          <table:table-cell table:style-name="ce61" table:formula="of:=24*[.G12]^2" office:value-type="float" office:value="109716.156004166" calcext:value-type="float">
            <text:p>109716.16</text:p>
          </table:table-cell>
          <table:table-cell table:style-name="ce61" table:formula="of:=24*[.H12]^2" office:value-type="float" office:value="10362.1548374999" calcext:value-type="float">
            <text:p>10362.15</text:p>
          </table:table-cell>
          <table:table-cell table:style-name="ce61" table:formula="of:=24*[.I12]^2" office:value-type="float" office:value="13650.3090375001" calcext:value-type="float">
            <text:p>13650.31</text:p>
          </table:table-cell>
          <table:table-cell table:style-name="ce61" table:formula="of:=[.M15]-24*SUMPRODUCT([.B12:.I12];[.B12:.I12])" office:value-type="float" office:value="45129.6282666028" calcext:value-type="float">
            <text:p>45129.63</text:p>
          </table:table-cell>
          <table:table-cell table:style-name="Default"/>
          <table:table-cell table:style-name="ce61" table:formula="of:=24 * ([.C12]^2 + [.D12]^2 + [.E12]^2 + [.F12]^2 + [.G12]^2+[.H12]^2+[.I12]^2) + [.J15]" office:value-type="float" office:value="12674382.9288958" calcext:value-type="float">
            <text:p>12674382.93</text:p>
          </table:table-cell>
          <table:table-cell table:style-name="ce67" table:formula="of:=SUMPRODUCT([.J4:.J11];[.J4:.J11]) + SUMPRODUCT([.K4:.K11];[.K4:.K11])+SUMPRODUCT([.L4:.L11];[.L4:.L11])" office:value-type="float" office:value="240394862.9419" calcext:value-type="float">
            <text:p>240394862.94</text:p>
          </table:table-cell>
          <table:table-cell table:style-name="ce67" table:formula="of:=[.M15]-[.B15]" office:value-type="float" office:value="12674382.9288958" calcext:value-type="float">
            <text:p>12674382.93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table:style-name="ce62" office:value-type="string" calcext:value-type="string">
            <text:p>N/A</text:p>
          </table:table-cell>
          <table:table-cell table:style-name="ce65" table:formula="of:=[.C$15]/[.$L$15]" office:value-type="percentage" office:value="0.0410338090715614" calcext:value-type="percentage">
            <text:p>4.10%</text:p>
          </table:table-cell>
          <table:table-cell table:style-name="ce65" table:formula="of:=[.D$15]/[.$L$15]" office:value-type="percentage" office:value="0.468754567976571" calcext:value-type="percentage">
            <text:p>46.88%</text:p>
          </table:table-cell>
          <table:table-cell table:style-name="ce65" table:formula="of:=[.E$15]/[.$L$15]" office:value-type="percentage" office:value="0.0100139884954982" calcext:value-type="percentage">
            <text:p>1.00%</text:p>
          </table:table-cell>
          <table:table-cell table:style-name="ce65" table:formula="of:=[.F$15]/[.$L$15]" office:value-type="percentage" office:value="0.466085843046154" calcext:value-type="percentage">
            <text:p>46.61%</text:p>
          </table:table-cell>
          <table:table-cell table:style-name="ce65" table:formula="of:=[.G$15]/[.$L$15]" office:value-type="percentage" office:value="0.00865652841796575" calcext:value-type="percentage">
            <text:p>0.87%</text:p>
          </table:table-cell>
          <table:table-cell table:style-name="ce65" table:formula="of:=[.H$15]/[.$L$15]" office:value-type="percentage" office:value="0.000817566811388957" calcext:value-type="percentage">
            <text:p>0.08%</text:p>
          </table:table-cell>
          <table:table-cell table:style-name="ce65" table:formula="of:=[.I$15]/[.$L$15]" office:value-type="percentage" office:value="0.00107699989136192" calcext:value-type="percentage">
            <text:p>0.11%</text:p>
          </table:table-cell>
          <table:table-cell table:style-name="ce68" table:formula="of:=[.J15]/[.L15]" office:value-type="percentage" office:value="0.00356069628949854" calcext:value-type="percentage">
            <text:p>0.356%</text:p>
          </table:table-cell>
          <table:table-cell table:style-name="Default"/>
          <table:table-cell table:style-name="ce69" table:formula="of:=SUM([.C16:.J16])" office:value-type="percentage" office:value="1" calcext:value-type="percentage">
            <text:p>100.00%</text:p>
          </table:table-cell>
          <table:table-cell table:style-name="ce70" table:formula="of:=[.M15]-SUM([.B15:.J15])" office:value-type="float" office:value="0" calcext:value-type="float">
            <text:p>0</text:p>
          </table:table-cell>
          <table:table-cell table:style-name="ce75" table:formula="of:=[.L15]-[.N1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6" table:number-columns-repeated="7"/>
          <table:table-cell table:number-columns-repeated="1014"/>
        </table:table-row>
        <table:table-row table:style-name="ro2">
          <table:table-cell/>
          <table:table-cell table:style-name="ce60" table:formula="of:=[.B3]" office:value-type="string" office:string-value="I" calcext:value-type="string">
            <text:p>I</text:p>
          </table:table-cell>
          <table:table-cell table:style-name="ce60" table:formula="of:=[.C3]" office:value-type="string" office:string-value="A" calcext:value-type="string">
            <text:p>A</text:p>
          </table:table-cell>
          <table:table-cell table:style-name="ce60" table:formula="of:=[.D3]" office:value-type="string" office:string-value="B" calcext:value-type="string">
            <text:p>B</text:p>
          </table:table-cell>
          <table:table-cell table:style-name="ce60" table:formula="of:=[.E3]" office:value-type="string" office:string-value="C" calcext:value-type="string">
            <text:p>C</text:p>
          </table:table-cell>
          <table:table-cell table:style-name="ce60" table:formula="of:=[.F3]" office:value-type="string" office:string-value="AB" calcext:value-type="string">
            <text:p>AB</text:p>
          </table:table-cell>
          <table:table-cell table:style-name="ce60" table:formula="of:=[.G3]" office:value-type="string" office:string-value="AC" calcext:value-type="string">
            <text:p>AC</text:p>
          </table:table-cell>
          <table:table-cell table:style-name="ce60" table:formula="of:=[.H3]" office:value-type="string" office:string-value="BC" calcext:value-type="string">
            <text:p>BC</text:p>
          </table:table-cell>
          <table:table-cell table:style-name="ce60" table:formula="of:=[.I3]" office:value-type="string" office:string-value="ABC" calcext:value-type="string">
            <text:p>ABC</text:p>
          </table:table-cell>
          <table:table-cell table:style-name="ce74"/>
          <table:table-cell table:number-columns-repeated="1013"/>
        </table:table-row>
        <table:table-row table:style-name="ro2">
          <table:table-cell/>
          <table:table-cell table:style-name="ce63" table:formula="of:=[.B12]-[.$G$26]" office:value-type="float" office:value="3057.33437916613" calcext:value-type="float">
            <text:p>3057.33</text:p>
          </table:table-cell>
          <table:table-cell table:style-name="ce63" table:formula="of:=[.C12]-[.$G$26]" office:value-type="float" office:value="124.224379166133" calcext:value-type="float">
            <text:p>124.22</text:p>
          </table:table-cell>
          <table:table-cell table:style-name="ce63" table:formula="of:=[.D12]-[.$G$26]" office:value-type="float" office:value="474.560212499467" calcext:value-type="float">
            <text:p>474.56</text:p>
          </table:table-cell>
          <table:table-cell table:style-name="ce63" table:formula="of:=[.E12]-[.$G$26]" office:value-type="float" office:value="49.7385458328003" calcext:value-type="float">
            <text:p>49.74</text:p>
          </table:table-cell>
          <table:table-cell table:style-name="ce63" table:formula="of:=[.F12]-[.$G$26]" office:value-type="float" office:value="473.141879166133" calcext:value-type="float">
            <text:p>473.14</text:p>
          </table:table-cell>
          <table:table-cell table:style-name="ce63" table:formula="of:=[.G12]-[.$G$26]" office:value-type="float" office:value="44.6302124994666" calcext:value-type="float">
            <text:p>44.63</text:p>
          </table:table-cell>
          <table:table-cell table:style-name="ce63" table:formula="of:=[.H12]-[.$G$26]" office:value-type="float" office:value="-2.2039541672" calcext:value-type="float">
            <text:p>-2.20</text:p>
          </table:table-cell>
          <table:table-cell table:style-name="ce63" table:formula="of:=[.I12]-[.$G$26]" office:value-type="float" office:value="0.866045832800161" calcext:value-type="float">
            <text:p>0.87</text:p>
          </table:table-cell>
          <table:table-cell table:number-columns-repeated="1014"/>
        </table:table-row>
        <table:table-row table:style-name="ro2">
          <table:table-cell/>
          <table:table-cell table:style-name="ce63" table:formula="of:=[.B12]+[.$G$26]" office:value-type="float" office:value="3103.29978750053" calcext:value-type="float">
            <text:p>3103.30</text:p>
          </table:table-cell>
          <table:table-cell table:style-name="ce63" table:formula="of:=[.C12]+[.$G$26]" office:value-type="float" office:value="170.189787500533" calcext:value-type="float">
            <text:p>170.19</text:p>
          </table:table-cell>
          <table:table-cell table:style-name="ce63" table:formula="of:=[.D12]+[.$G$26]" office:value-type="float" office:value="520.525620833867" calcext:value-type="float">
            <text:p>520.53</text:p>
          </table:table-cell>
          <table:table-cell table:style-name="ce63" table:formula="of:=[.E12]+[.$G$26]" office:value-type="float" office:value="95.7039541672002" calcext:value-type="float">
            <text:p>95.70</text:p>
          </table:table-cell>
          <table:table-cell table:style-name="ce63" table:formula="of:=[.F12]+[.$G$26]" office:value-type="float" office:value="519.107287500533" calcext:value-type="float">
            <text:p>519.11</text:p>
          </table:table-cell>
          <table:table-cell table:style-name="ce63" table:formula="of:=[.G12]+[.$G$26]" office:value-type="float" office:value="90.5956208338665" calcext:value-type="float">
            <text:p>90.60</text:p>
          </table:table-cell>
          <table:table-cell table:style-name="ce63" table:formula="of:=[.H12]+[.$G$26]" office:value-type="float" office:value="43.7614541671999" calcext:value-type="float">
            <text:p>43.76</text:p>
          </table:table-cell>
          <table:table-cell table:style-name="ce63" table:formula="of:=[.I12]+[.$G$26]" office:value-type="float" office:value="46.8314541672001" calcext:value-type="float">
            <text:p>46.83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60" table:formula="of:=[$'Read Only (Additive)'.$B$14]" office:value-type="string" office:string-value="SS0" calcext:value-type="string">
            <text:p>SS0</text:p>
          </table:table-cell>
          <table:table-cell table:style-name="ce61" table:formula="of:=[$'Read Only (Additive)'.$B$15]" office:value-type="float" office:value="227720480.013004" calcext:value-type="float">
            <text:p>227720480.01</text:p>
          </table:table-cell>
          <table:table-cell table:style-name="ce62" table:formula="of:=[$'Read Only (Additive)'.$B$16]" office:value-type="string" office:string-value="N/A" calcext:value-type="string">
            <text:p>N/A</text:p>
          </table:table-cell>
          <table:table-cell/>
          <table:table-cell table:style-name="ce71" office:value-type="string" calcext:value-type="string">
            <text:p>t</text:p>
          </table:table-cell>
          <table:table-cell table:style-name="ce72" office:value-type="float" office:value="2.12" calcext:value-type="float">
            <text:p>2.12</text:p>
          </table:table-cell>
          <table:table-cell office:value-type="string" calcext:value-type="string">
            <text:p>T-value at 2^3(r-1) = 16 degrees of freedom</text:p>
          </table:table-cell>
          <table:table-cell table:number-columns-repeated="1015"/>
        </table:table-row>
        <table:table-row table:style-name="ro2">
          <table:table-cell/>
          <table:table-cell table:style-name="ce60" table:formula="of:=[$'Read Only (Additive)'.$C$14]" office:value-type="string" office:string-value="SSA" calcext:value-type="string">
            <text:p>SSA</text:p>
          </table:table-cell>
          <table:table-cell table:style-name="ce61" table:formula="of:=[$'Read Only (Additive)'.$C$15]" office:value-type="float" office:value="520078.209204166" calcext:value-type="float">
            <text:p>520078.21</text:p>
          </table:table-cell>
          <table:table-cell table:style-name="ce68" table:formula="of:=[$'Read Only (Additive)'.$C$16]" office:value-type="percentage" office:value="0.0410338090715614" calcext:value-type="percentage">
            <text:p>4.103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Read Only (Additive)'.$D$14]" office:value-type="string" office:string-value="SSB" calcext:value-type="string">
            <text:p>SSB</text:p>
          </table:table-cell>
          <table:table-cell table:style-name="ce61" table:formula="of:=[$'Read Only (Additive)'.$D$15]" office:value-type="float" office:value="5941174.89420417" calcext:value-type="float">
            <text:p>5941174.89</text:p>
          </table:table-cell>
          <table:table-cell table:style-name="ce68" table:formula="of:=[$'Read Only (Additive)'.$D$16]" office:value-type="percentage" office:value="0.468754567976571" calcext:value-type="percentage">
            <text:p>46.875%</text:p>
          </table:table-cell>
          <table:table-cell/>
          <table:table-cell table:style-name="ce60" office:value-type="string" calcext:value-type="string">
            <text:p>s_e</text:p>
          </table:table-cell>
          <table:table-cell table:style-name="ce63" table:formula="of:=SQRT([.J15]/16)" office:value-type="float" office:value="53.109337848091" calcext:value-type="float">
            <text:p>53.11</text:p>
          </table:table-cell>
          <table:table-cell table:number-columns-repeated="1016"/>
        </table:table-row>
        <table:table-row table:style-name="ro2">
          <table:table-cell/>
          <table:table-cell table:style-name="ce60" table:formula="of:=[$'Read Only (Additive)'.$E$14]" office:value-type="string" office:string-value="SSC" calcext:value-type="string">
            <text:p>SSC</text:p>
          </table:table-cell>
          <table:table-cell table:style-name="ce61" table:formula="of:=[$'Read Only (Additive)'.$E$15]" office:value-type="float" office:value="126921.124837501" calcext:value-type="float">
            <text:p>126921.12</text:p>
          </table:table-cell>
          <table:table-cell table:style-name="ce68" table:formula="of:=[$'Read Only (Additive)'.$E$16]" office:value-type="percentage" office:value="0.0100139884954982" calcext:value-type="percentage">
            <text:p>1.001%</text:p>
          </table:table-cell>
          <table:table-cell/>
          <table:table-cell table:style-name="ce60" office:value-type="string" calcext:value-type="string">
            <text:p>s_q_i</text:p>
          </table:table-cell>
          <table:table-cell table:style-name="ce63" table:formula="of:=[.G24]/SQRT(24)" office:value-type="float" office:value="10.8408981920754" calcext:value-type="float">
            <text:p>10.84</text:p>
          </table:table-cell>
          <table:table-cell table:number-columns-repeated="1016"/>
        </table:table-row>
        <table:table-row table:style-name="ro2">
          <table:table-cell/>
          <table:table-cell table:style-name="ce60" table:formula="of:=[$'Read Only (Additive)'.$F$14]" office:value-type="string" office:string-value="SSAB" calcext:value-type="string">
            <text:p>SSAB</text:p>
          </table:table-cell>
          <table:table-cell table:style-name="ce61" table:formula="of:=[$'Read Only (Additive)'.$F$15]" office:value-type="float" office:value="5907350.45250417" calcext:value-type="float">
            <text:p>5907350.45</text:p>
          </table:table-cell>
          <table:table-cell table:style-name="ce68" table:formula="of:=[$'Read Only (Additive)'.$F$16]" office:value-type="percentage" office:value="0.466085843046154" calcext:value-type="percentage">
            <text:p>46.609%</text:p>
          </table:table-cell>
          <table:table-cell/>
          <table:table-cell table:style-name="ce60" office:value-type="string" calcext:value-type="string">
            <text:p>q_i</text:p>
          </table:table-cell>
          <table:table-cell table:style-name="ce63" table:formula="of:=[.G22]*[.G25]" office:value-type="float" office:value="22.9827041671999" calcext:value-type="float">
            <text:p>22.98</text:p>
          </table:table-cell>
          <table:table-cell table:number-columns-repeated="1016"/>
        </table:table-row>
        <table:table-row table:style-name="ro2">
          <table:table-cell/>
          <table:table-cell table:style-name="ce60" table:formula="of:=[$'Read Only (Additive)'.$G$14]" office:value-type="string" office:string-value="SSAC" calcext:value-type="string">
            <text:p>SSAC</text:p>
          </table:table-cell>
          <table:table-cell table:style-name="ce61" table:formula="of:=[$'Read Only (Additive)'.$G$15]" office:value-type="float" office:value="109716.156004166" calcext:value-type="float">
            <text:p>109716.16</text:p>
          </table:table-cell>
          <table:table-cell table:style-name="ce68" table:formula="of:=[$'Read Only (Additive)'.$G$16]" office:value-type="percentage" office:value="0.00865652841796575" calcext:value-type="percentage">
            <text:p>0.866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Read Only (Additive)'.$H$14]" office:value-type="string" office:string-value="SSBC" calcext:value-type="string">
            <text:p>SSBC</text:p>
          </table:table-cell>
          <table:table-cell table:style-name="ce61" table:formula="of:=[$'Read Only (Additive)'.$H$15]" office:value-type="float" office:value="10362.1548374999" calcext:value-type="float">
            <text:p>10362.15</text:p>
          </table:table-cell>
          <table:table-cell table:style-name="ce68" table:formula="of:=[$'Read Only (Additive)'.$H$16]" office:value-type="percentage" office:value="0.000817566811388957" calcext:value-type="percentage">
            <text:p>0.082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Read Only (Additive)'.$I$14]" office:value-type="string" office:string-value="SSABC" calcext:value-type="string">
            <text:p>SSABC</text:p>
          </table:table-cell>
          <table:table-cell table:style-name="ce61" table:formula="of:=[$'Read Only (Additive)'.$I$15]" office:value-type="float" office:value="13650.3090375001" calcext:value-type="float">
            <text:p>13650.31</text:p>
          </table:table-cell>
          <table:table-cell table:style-name="ce68" table:formula="of:=[$'Read Only (Additive)'.$I$16]" office:value-type="percentage" office:value="0.00107699989136192" calcext:value-type="percentage">
            <text:p>0.108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Read Only (Additive)'.$J$14]" office:value-type="string" office:string-value="SSE" calcext:value-type="string">
            <text:p>SSE</text:p>
          </table:table-cell>
          <table:table-cell table:style-name="ce61" table:formula="of:=[$'Read Only (Additive)'.$J$15]" office:value-type="float" office:value="45129.6282666028" calcext:value-type="float">
            <text:p>45129.63</text:p>
          </table:table-cell>
          <table:table-cell table:style-name="ce68" table:formula="of:=[$'Read Only (Additive)'.$J$16]" office:value-type="percentage" office:value="0.00356069628949854" calcext:value-type="percentage">
            <text:p>0.356%</text:p>
          </table:table-cell>
          <table:table-cell table:number-columns-repeated="1019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60" table:formula="of:=[$'Read Only (Additive)'.$L$14]" office:value-type="string" office:string-value="SST" calcext:value-type="string">
            <text:p>SST</text:p>
          </table:table-cell>
          <table:table-cell table:style-name="ce61" table:formula="of:=[$'Read Only (Additive)'.$L$15]" office:value-type="float" office:value="12674382.9288958" calcext:value-type="float">
            <text:p>12674382.93</text:p>
          </table:table-cell>
          <table:table-cell table:style-name="ce69" table:formula="of:=[$'Read Only (Additive)'.$L$16]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2">
          <table:table-cell/>
          <table:table-cell table:style-name="ce64" table:formula="of:=[$'Read Only (Additive)'.$M$14]" office:value-type="string" office:string-value="SSY" calcext:value-type="string">
            <text:p>SSY</text:p>
          </table:table-cell>
          <table:table-cell table:style-name="ce67" table:formula="of:=[$'Read Only (Additive)'.$M$15]" office:value-type="float" office:value="240394862.9419" calcext:value-type="float">
            <text:p>240394862.94</text:p>
          </table:table-cell>
          <table:table-cell table:style-name="ce70" table:formula="of:=[$'Read Only (Additive)'.$M$16]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1">
          <table:table-cell table:number-columns-repeated="1023"/>
        </table:table-row>
        <table:table-row table:style-name="ro2" table:number-rows-repeated="9">
          <table:table-cell table:style-name="Default" table:number-columns-repeated="9"/>
          <table:table-cell table:number-columns-repeated="1014"/>
        </table:table-row>
        <table:table-row table:style-name="ro2" table:number-rows-repeated="1048522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'Read Only (Additive)'.B4:'Read Only (Additive)'.I11">
            <calcext:color-scale>
              <calcext:color-scale-entry calcext:value="-1" calcext:type="number" calcext:color="#ff0000"/>
              <calcext:color-scale-entry calcext:value="1" calcext:type="number" calcext:color="#00cc00"/>
            </calcext:color-scale>
          </calcext:conditional-format>
        </calcext:conditional-formats>
      </table:table>
      <table:table table:name="1_mw_1_server" table:style-name="ta1">
        <table:table-column table:style-name="co5" table:default-cell-style-name="ce8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Default" office:value-type="string" calcext:value-type="string">
            <text:p>ratio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vc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mws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ResponseTime (ms)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ServiceTime (ms)</text:p>
          </table:table-cell>
          <table:table-cell office:value-type="string" calcext:value-type="string">
            <text:p>WaitingTime (ms)</text:p>
          </table:table-cell>
          <table:table-cell office:value-type="string" calcext:value-type="string">
            <text:p>QueueSize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13.69" calcext:value-type="float">
            <text:p>7513.69</text:p>
          </table:table-cell>
          <table:table-cell office:value-type="float" office:value="20.16" calcext:value-type="float">
            <text:p>20.16</text:p>
          </table:table-cell>
          <table:table-cell office:value-type="float" office:value="525658" calcext:value-type="float">
            <text:p>525658</text:p>
          </table:table-cell>
          <table:table-cell office:value-type="float" office:value="0.89" calcext:value-type="float">
            <text:p>0.89</text:p>
          </table:table-cell>
          <table:table-cell office:value-type="float" office:value="19.19" calcext:value-type="float">
            <text:p>19.19</text:p>
          </table:table-cell>
          <table:table-cell office:value-type="float" office:value="145.23" calcext:value-type="float">
            <text:p>145.23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67.46" calcext:value-type="float">
            <text:p>7467.46</text:p>
          </table:table-cell>
          <table:table-cell office:value-type="float" office:value="22.01" calcext:value-type="float">
            <text:p>22.01</text:p>
          </table:table-cell>
          <table:table-cell office:value-type="float" office:value="524291" calcext:value-type="float">
            <text:p>524291</text:p>
          </table:table-cell>
          <table:table-cell office:value-type="float" office:value="0.9" calcext:value-type="float">
            <text:p>0.9</text:p>
          </table:table-cell>
          <table:table-cell office:value-type="float" office:value="21.04" calcext:value-type="float">
            <text:p>21.04</text:p>
          </table:table-cell>
          <table:table-cell office:value-type="float" office:value="156.46" calcext:value-type="float">
            <text:p>156.46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27.77" calcext:value-type="float">
            <text:p>7527.77</text:p>
          </table:table-cell>
          <table:table-cell office:value-type="float" office:value="20.56" calcext:value-type="float">
            <text:p>20.56</text:p>
          </table:table-cell>
          <table:table-cell office:value-type="float" office:value="521801" calcext:value-type="float">
            <text:p>521801</text:p>
          </table:table-cell>
          <table:table-cell office:value-type="float" office:value="0.88" calcext:value-type="float">
            <text:p>0.88</text:p>
          </table:table-cell>
          <table:table-cell office:value-type="float" office:value="19.61" calcext:value-type="float">
            <text:p>19.61</text:p>
          </table:table-cell>
          <table:table-cell office:value-type="float" office:value="150.38" calcext:value-type="float">
            <text:p>150.38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99.85" calcext:value-type="float">
            <text:p>10299.85</text:p>
          </table:table-cell>
          <table:table-cell office:value-type="float" office:value="11.71" calcext:value-type="float">
            <text:p>11.71</text:p>
          </table:table-cell>
          <table:table-cell office:value-type="float" office:value="719069" calcext:value-type="float">
            <text:p>719069</text:p>
          </table:table-cell>
          <table:table-cell office:value-type="float" office:value="2.47" calcext:value-type="float">
            <text:p>2.47</text:p>
          </table:table-cell>
          <table:table-cell office:value-type="float" office:value="9.03" calcext:value-type="float">
            <text:p>9.03</text:p>
          </table:table-cell>
          <table:table-cell office:value-type="float" office:value="94.62" calcext:value-type="float">
            <text:p>94.6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94.08" calcext:value-type="float">
            <text:p>10494.08</text:p>
          </table:table-cell>
          <table:table-cell office:value-type="float" office:value="9.43" calcext:value-type="float">
            <text:p>9.43</text:p>
          </table:table-cell>
          <table:table-cell office:value-type="float" office:value="734987" calcext:value-type="float">
            <text:p>734987</text:p>
          </table:table-cell>
          <table:table-cell office:value-type="float" office:value="2.31" calcext:value-type="float">
            <text:p>2.31</text:p>
          </table:table-cell>
          <table:table-cell office:value-type="float" office:value="6.89" calcext:value-type="float">
            <text:p>6.89</text:p>
          </table:table-cell>
          <table:table-cell office:value-type="float" office:value="72.54" calcext:value-type="float">
            <text:p>72.54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84.38" calcext:value-type="float">
            <text:p>10384.38</text:p>
          </table:table-cell>
          <table:table-cell office:value-type="float" office:value="11.99" calcext:value-type="float">
            <text:p>11.99</text:p>
          </table:table-cell>
          <table:table-cell office:value-type="float" office:value="726781" calcext:value-type="float">
            <text:p>726781</text:p>
          </table:table-cell>
          <table:table-cell office:value-type="float" office:value="2.38" calcext:value-type="float">
            <text:p>2.38</text:p>
          </table:table-cell>
          <table:table-cell office:value-type="float" office:value="9.37" calcext:value-type="float">
            <text:p>9.37</text:p>
          </table:table-cell>
          <table:table-cell office:value-type="float" office:value="95.62" calcext:value-type="float">
            <text:p>95.62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9.15" calcext:value-type="float">
            <text:p>2919.15</text:p>
          </table:table-cell>
          <table:table-cell office:value-type="float" office:value="62.73" calcext:value-type="float">
            <text:p>62.73</text:p>
          </table:table-cell>
          <table:table-cell office:value-type="float" office:value="206963" calcext:value-type="float">
            <text:p>206963</text:p>
          </table:table-cell>
          <table:table-cell office:value-type="float" office:value="2.7" calcext:value-type="float">
            <text:p>2.7</text:p>
          </table:table-cell>
          <table:table-cell office:value-type="float" office:value="59.98" calcext:value-type="float">
            <text:p>59.98</text:p>
          </table:table-cell>
          <table:table-cell office:value-type="float" office:value="168.15" calcext:value-type="float">
            <text:p>168.15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24.77" calcext:value-type="float">
            <text:p>2924.77</text:p>
          </table:table-cell>
          <table:table-cell office:value-type="float" office:value="62.47" calcext:value-type="float">
            <text:p>62.47</text:p>
          </table:table-cell>
          <table:table-cell office:value-type="float" office:value="207184" calcext:value-type="float">
            <text:p>207184</text:p>
          </table:table-cell>
          <table:table-cell office:value-type="float" office:value="2.69" calcext:value-type="float">
            <text:p>2.69</text:p>
          </table:table-cell>
          <table:table-cell office:value-type="float" office:value="59.73" calcext:value-type="float">
            <text:p>59.73</text:p>
          </table:table-cell>
          <table:table-cell office:value-type="float" office:value="167.92" calcext:value-type="float">
            <text:p>167.92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26.62" calcext:value-type="float">
            <text:p>2926.62</text:p>
          </table:table-cell>
          <table:table-cell office:value-type="float" office:value="62.54" calcext:value-type="float">
            <text:p>62.54</text:p>
          </table:table-cell>
          <table:table-cell office:value-type="float" office:value="207304" calcext:value-type="float">
            <text:p>207304</text:p>
          </table:table-cell>
          <table:table-cell office:value-type="float" office:value="2.69" calcext:value-type="float">
            <text:p>2.69</text:p>
          </table:table-cell>
          <table:table-cell office:value-type="float" office:value="59.8" calcext:value-type="float">
            <text:p>59.8</text:p>
          </table:table-cell>
          <table:table-cell office:value-type="float" office:value="167.69" calcext:value-type="float">
            <text:p>167.69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38.38" calcext:value-type="float">
            <text:p>2938.38</text:p>
          </table:table-cell>
          <table:table-cell office:value-type="float" office:value="62.01" calcext:value-type="float">
            <text:p>62.01</text:p>
          </table:table-cell>
          <table:table-cell office:value-type="float" office:value="208336" calcext:value-type="float">
            <text:p>208336</text:p>
          </table:table-cell>
          <table:table-cell office:value-type="float" office:value="10.81" calcext:value-type="float">
            <text:p>10.81</text:p>
          </table:table-cell>
          <table:table-cell office:value-type="float" office:value="51.13" calcext:value-type="float">
            <text:p>51.13</text:p>
          </table:table-cell>
          <table:table-cell office:value-type="float" office:value="140.77" calcext:value-type="float">
            <text:p>140.77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41.38" calcext:value-type="float">
            <text:p>2941.38</text:p>
          </table:table-cell>
          <table:table-cell office:value-type="float" office:value="61.87" calcext:value-type="float">
            <text:p>61.87</text:p>
          </table:table-cell>
          <table:table-cell office:value-type="float" office:value="208434" calcext:value-type="float">
            <text:p>208434</text:p>
          </table:table-cell>
          <table:table-cell office:value-type="float" office:value="10.79" calcext:value-type="float">
            <text:p>10.79</text:p>
          </table:table-cell>
          <table:table-cell office:value-type="float" office:value="50.99" calcext:value-type="float">
            <text:p>50.99</text:p>
          </table:table-cell>
          <table:table-cell office:value-type="float" office:value="140.23" calcext:value-type="float">
            <text:p>140.23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39.85" calcext:value-type="float">
            <text:p>2939.85</text:p>
          </table:table-cell>
          <table:table-cell office:value-type="float" office:value="61.47" calcext:value-type="float">
            <text:p>61.47</text:p>
          </table:table-cell>
          <table:table-cell office:value-type="float" office:value="208773" calcext:value-type="float">
            <text:p>208773</text:p>
          </table:table-cell>
          <table:table-cell office:value-type="float" office:value="10.8" calcext:value-type="float">
            <text:p>10.8</text:p>
          </table:table-cell>
          <table:table-cell office:value-type="float" office:value="50.59" calcext:value-type="float">
            <text:p>50.59</text:p>
          </table:table-cell>
          <table:table-cell office:value-type="float" office:value="139.38" calcext:value-type="float">
            <text:p>139.38</text:p>
          </table:table-cell>
        </table:table-row>
      </table:table>
      <table:table table:name="2_mw_1_server" table:style-name="ta1">
        <table:table-column table:style-name="co5" table:default-cell-style-name="ce8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Default" office:value-type="string" calcext:value-type="string">
            <text:p>ratio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vc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mws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ResponseTime (ms)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ServiceTime (ms)</text:p>
          </table:table-cell>
          <table:table-cell office:value-type="string" calcext:value-type="string">
            <text:p>WaitingTime (ms)</text:p>
          </table:table-cell>
          <table:table-cell office:value-type="string" calcext:value-type="string">
            <text:p>QueueSize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10.46" calcext:value-type="float">
            <text:p>5810.46</text:p>
          </table:table-cell>
          <table:table-cell office:value-type="float" office:value="13.72" calcext:value-type="float">
            <text:p>13.72</text:p>
          </table:table-cell>
          <table:table-cell office:value-type="float" office:value="405041" calcext:value-type="float">
            <text:p>405041</text:p>
          </table:table-cell>
          <table:table-cell office:value-type="float" office:value="1.24" calcext:value-type="float">
            <text:p>1.24</text:p>
          </table:table-cell>
          <table:table-cell office:value-type="float" office:value="12.42" calcext:value-type="float">
            <text:p>12.42</text:p>
          </table:table-cell>
          <table:table-cell office:value-type="float" office:value="67.62" calcext:value-type="float">
            <text:p>67.6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28.85" calcext:value-type="float">
            <text:p>4728.85</text:p>
          </table:table-cell>
          <table:table-cell office:value-type="float" office:value="17.47" calcext:value-type="float">
            <text:p>17.47</text:p>
          </table:table-cell>
          <table:table-cell office:value-type="float" office:value="330938" calcext:value-type="float">
            <text:p>330938</text:p>
          </table:table-cell>
          <table:table-cell office:value-type="float" office:value="1.54" calcext:value-type="float">
            <text:p>1.54</text:p>
          </table:table-cell>
          <table:table-cell office:value-type="float" office:value="15.87" calcext:value-type="float">
            <text:p>15.87</text:p>
          </table:table-cell>
          <table:table-cell office:value-type="float" office:value="71.62" calcext:value-type="float">
            <text:p>71.6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49.62" calcext:value-type="float">
            <text:p>6149.62</text:p>
          </table:table-cell>
          <table:table-cell office:value-type="float" office:value="12.8" calcext:value-type="float">
            <text:p>12.8</text:p>
          </table:table-cell>
          <table:table-cell office:value-type="float" office:value="428168" calcext:value-type="float">
            <text:p>428168</text:p>
          </table:table-cell>
          <table:table-cell office:value-type="float" office:value="1.17" calcext:value-type="float">
            <text:p>1.17</text:p>
          </table:table-cell>
          <table:table-cell office:value-type="float" office:value="11.57" calcext:value-type="float">
            <text:p>11.57</text:p>
          </table:table-cell>
          <table:table-cell office:value-type="float" office:value="66.92" calcext:value-type="float">
            <text:p>66.9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28.15" calcext:value-type="float">
            <text:p>4928.15</text:p>
          </table:table-cell>
          <table:table-cell office:value-type="float" office:value="16.67" calcext:value-type="float">
            <text:p>16.67</text:p>
          </table:table-cell>
          <table:table-cell office:value-type="float" office:value="343541" calcext:value-type="float">
            <text:p>343541</text:p>
          </table:table-cell>
          <table:table-cell office:value-type="float" office:value="1.47" calcext:value-type="float">
            <text:p>1.47</text:p>
          </table:table-cell>
          <table:table-cell office:value-type="float" office:value="15.14" calcext:value-type="float">
            <text:p>15.14</text:p>
          </table:table-cell>
          <table:table-cell office:value-type="float" office:value="71.62" calcext:value-type="float">
            <text:p>71.6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53.08" calcext:value-type="float">
            <text:p>5953.08</text:p>
          </table:table-cell>
          <table:table-cell office:value-type="float" office:value="13.08" calcext:value-type="float">
            <text:p>13.08</text:p>
          </table:table-cell>
          <table:table-cell office:value-type="float" office:value="415041" calcext:value-type="float">
            <text:p>415041</text:p>
          </table:table-cell>
          <table:table-cell office:value-type="float" office:value="1.18" calcext:value-type="float">
            <text:p>1.18</text:p>
          </table:table-cell>
          <table:table-cell office:value-type="float" office:value="11.84" calcext:value-type="float">
            <text:p>11.84</text:p>
          </table:table-cell>
          <table:table-cell office:value-type="float" office:value="67.15" calcext:value-type="float">
            <text:p>67.15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397.23" calcext:value-type="float">
            <text:p>5397.23</text:p>
          </table:table-cell>
          <table:table-cell office:value-type="float" office:value="15.04" calcext:value-type="float">
            <text:p>15.04</text:p>
          </table:table-cell>
          <table:table-cell office:value-type="float" office:value="375942" calcext:value-type="float">
            <text:p>375942</text:p>
          </table:table-cell>
          <table:table-cell office:value-type="float" office:value="1.35" calcext:value-type="float">
            <text:p>1.35</text:p>
          </table:table-cell>
          <table:table-cell office:value-type="float" office:value="13.63" calcext:value-type="float">
            <text:p>13.63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11.38" calcext:value-type="float">
            <text:p>8011.38</text:p>
          </table:table-cell>
          <table:table-cell office:value-type="float" office:value="8.66" calcext:value-type="float">
            <text:p>8.66</text:p>
          </table:table-cell>
          <table:table-cell office:value-type="float" office:value="554619" calcext:value-type="float">
            <text:p>554619</text:p>
          </table:table-cell>
          <table:table-cell office:value-type="float" office:value="3.32" calcext:value-type="float">
            <text:p>3.32</text:p>
          </table:table-cell>
          <table:table-cell office:value-type="float" office:value="5.22" calcext:value-type="float">
            <text:p>5.22</text:p>
          </table:table-cell>
          <table:table-cell office:value-type="float" office:value="35.69" calcext:value-type="float">
            <text:p>35.69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49.62" calcext:value-type="float">
            <text:p>7649.62</text:p>
          </table:table-cell>
          <table:table-cell office:value-type="float" office:value="9.34" calcext:value-type="float">
            <text:p>9.34</text:p>
          </table:table-cell>
          <table:table-cell office:value-type="float" office:value="530776" calcext:value-type="float">
            <text:p>530776</text:p>
          </table:table-cell>
          <table:table-cell office:value-type="float" office:value="3.62" calcext:value-type="float">
            <text:p>3.62</text:p>
          </table:table-cell>
          <table:table-cell office:value-type="float" office:value="5.6" calcext:value-type="float">
            <text:p>5.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64.77" calcext:value-type="float">
            <text:p>8064.77</text:p>
          </table:table-cell>
          <table:table-cell office:value-type="float" office:value="8.54" calcext:value-type="float">
            <text:p>8.54</text:p>
          </table:table-cell>
          <table:table-cell office:value-type="float" office:value="560535" calcext:value-type="float">
            <text:p>560535</text:p>
          </table:table-cell>
          <table:table-cell office:value-type="float" office:value="3.29" calcext:value-type="float">
            <text:p>3.29</text:p>
          </table:table-cell>
          <table:table-cell office:value-type="float" office:value="5.14" calcext:value-type="float">
            <text:p>5.14</text:p>
          </table:table-cell>
          <table:table-cell office:value-type="float" office:value="35.62" calcext:value-type="float">
            <text:p>35.6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85.15" calcext:value-type="float">
            <text:p>7885.15</text:p>
          </table:table-cell>
          <table:table-cell office:value-type="float" office:value="8.95" calcext:value-type="float">
            <text:p>8.95</text:p>
          </table:table-cell>
          <table:table-cell office:value-type="float" office:value="548090" calcext:value-type="float">
            <text:p>548090</text:p>
          </table:table-cell>
          <table:table-cell office:value-type="float" office:value="3.5" calcext:value-type="float">
            <text:p>3.5</text:p>
          </table:table-cell>
          <table:table-cell office:value-type="float" office:value="5.33" calcext:value-type="float">
            <text:p>5.33</text:p>
          </table:table-cell>
          <table:table-cell office:value-type="float" office:value="35.77" calcext:value-type="float">
            <text:p>35.77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829.62" calcext:value-type="float">
            <text:p>7829.62</text:p>
          </table:table-cell>
          <table:table-cell office:value-type="float" office:value="8.69" calcext:value-type="float">
            <text:p>8.69</text:p>
          </table:table-cell>
          <table:table-cell office:value-type="float" office:value="544208" calcext:value-type="float">
            <text:p>544208</text:p>
          </table:table-cell>
          <table:table-cell office:value-type="float" office:value="3.36" calcext:value-type="float">
            <text:p>3.36</text:p>
          </table:table-cell>
          <table:table-cell office:value-type="float" office:value="5.22" calcext:value-type="float">
            <text:p>5.22</text:p>
          </table:table-cell>
          <table:table-cell office:value-type="float" office:value="36.15" calcext:value-type="float">
            <text:p>36.15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820.92" calcext:value-type="float">
            <text:p>7820.92</text:p>
          </table:table-cell>
          <table:table-cell office:value-type="float" office:value="9.01" calcext:value-type="float">
            <text:p>9.01</text:p>
          </table:table-cell>
          <table:table-cell office:value-type="float" office:value="544110" calcext:value-type="float">
            <text:p>544110</text:p>
          </table:table-cell>
          <table:table-cell office:value-type="float" office:value="3.52" calcext:value-type="float">
            <text:p>3.52</text:p>
          </table:table-cell>
          <table:table-cell office:value-type="float" office:value="5.38" calcext:value-type="float">
            <text:p>5.38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0.92" calcext:value-type="float">
            <text:p>1620.92</text:p>
          </table:table-cell>
          <table:table-cell office:value-type="float" office:value="56.15" calcext:value-type="float">
            <text:p>56.15</text:p>
          </table:table-cell>
          <table:table-cell office:value-type="float" office:value="115637" calcext:value-type="float">
            <text:p>115637</text:p>
          </table:table-cell>
          <table:table-cell office:value-type="float" office:value="4.89" calcext:value-type="float">
            <text:p>4.89</text:p>
          </table:table-cell>
          <table:table-cell office:value-type="float" office:value="51.21" calcext:value-type="float">
            <text:p>51.2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10.08" calcext:value-type="float">
            <text:p>1310.08</text:p>
          </table:table-cell>
          <table:table-cell office:value-type="float" office:value="70.44" calcext:value-type="float">
            <text:p>70.44</text:p>
          </table:table-cell>
          <table:table-cell office:value-type="float" office:value="91909" calcext:value-type="float">
            <text:p>91909</text:p>
          </table:table-cell>
          <table:table-cell office:value-type="float" office:value="6.06" calcext:value-type="float">
            <text:p>6.06</text:p>
          </table:table-cell>
          <table:table-cell office:value-type="float" office:value="64.33" calcext:value-type="float">
            <text:p>64.33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1.62" calcext:value-type="float">
            <text:p>1611.62</text:p>
          </table:table-cell>
          <table:table-cell office:value-type="float" office:value="56.56" calcext:value-type="float">
            <text:p>56.56</text:p>
          </table:table-cell>
          <table:table-cell office:value-type="float" office:value="112955" calcext:value-type="float">
            <text:p>112955</text:p>
          </table:table-cell>
          <table:table-cell office:value-type="float" office:value="4.92" calcext:value-type="float">
            <text:p>4.92</text:p>
          </table:table-cell>
          <table:table-cell office:value-type="float" office:value="51.6" calcext:value-type="float">
            <text:p>51.6</text:p>
          </table:table-cell>
          <table:table-cell office:value-type="float" office:value="78.23" calcext:value-type="float">
            <text:p>78.23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18.62" calcext:value-type="float">
            <text:p>1318.62</text:p>
          </table:table-cell>
          <table:table-cell office:value-type="float" office:value="69.96" calcext:value-type="float">
            <text:p>69.96</text:p>
          </table:table-cell>
          <table:table-cell office:value-type="float" office:value="92325" calcext:value-type="float">
            <text:p>92325</text:p>
          </table:table-cell>
          <table:table-cell office:value-type="float" office:value="6.02" calcext:value-type="float">
            <text:p>6.02</text:p>
          </table:table-cell>
          <table:table-cell office:value-type="float" office:value="63.89" calcext:value-type="float">
            <text:p>63.8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10.46" calcext:value-type="float">
            <text:p>1610.46</text:p>
          </table:table-cell>
          <table:table-cell office:value-type="float" office:value="56.71" calcext:value-type="float">
            <text:p>56.71</text:p>
          </table:table-cell>
          <table:table-cell office:value-type="float" office:value="113005" calcext:value-type="float">
            <text:p>113005</text:p>
          </table:table-cell>
          <table:table-cell office:value-type="float" office:value="4.92" calcext:value-type="float">
            <text:p>4.92</text:p>
          </table:table-cell>
          <table:table-cell office:value-type="float" office:value="51.74" calcext:value-type="float">
            <text:p>51.74</text:p>
          </table:table-cell>
          <table:table-cell office:value-type="float" office:value="78.23" calcext:value-type="float">
            <text:p>78.23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25.77" calcext:value-type="float">
            <text:p>1325.77</text:p>
          </table:table-cell>
          <table:table-cell office:value-type="float" office:value="69.56" calcext:value-type="float">
            <text:p>69.56</text:p>
          </table:table-cell>
          <table:table-cell office:value-type="float" office:value="92836" calcext:value-type="float">
            <text:p>92836</text:p>
          </table:table-cell>
          <table:table-cell office:value-type="float" office:value="5.99" calcext:value-type="float">
            <text:p>5.99</text:p>
          </table:table-cell>
          <table:table-cell office:value-type="float" office:value="63.51" calcext:value-type="float">
            <text:p>63.51</text:p>
          </table:table-cell>
          <table:table-cell office:value-type="float" office:value="79.92" calcext:value-type="float">
            <text:p>79.92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4.85" calcext:value-type="float">
            <text:p>1524.85</text:p>
          </table:table-cell>
          <table:table-cell office:value-type="float" office:value="59.78" calcext:value-type="float">
            <text:p>59.78</text:p>
          </table:table-cell>
          <table:table-cell office:value-type="float" office:value="107445" calcext:value-type="float">
            <text:p>107445</text:p>
          </table:table-cell>
          <table:table-cell office:value-type="float" office:value="20.92" calcext:value-type="float">
            <text:p>20.92</text:p>
          </table:table-cell>
          <table:table-cell office:value-type="float" office:value="38.8" calcext:value-type="float">
            <text:p>38.8</text:p>
          </table:table-cell>
          <table:table-cell office:value-type="float" office:value="53.31" calcext:value-type="float">
            <text:p>53.31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6.08" calcext:value-type="float">
            <text:p>1406.08</text:p>
          </table:table-cell>
          <table:table-cell office:value-type="float" office:value="65.35" calcext:value-type="float">
            <text:p>65.35</text:p>
          </table:table-cell>
          <table:table-cell office:value-type="float" office:value="98486" calcext:value-type="float">
            <text:p>98486</text:p>
          </table:table-cell>
          <table:table-cell office:value-type="float" office:value="22.69" calcext:value-type="float">
            <text:p>22.69</text:p>
          </table:table-cell>
          <table:table-cell office:value-type="float" office:value="42.59" calcext:value-type="float">
            <text:p>42.59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3.46" calcext:value-type="float">
            <text:p>1523.46</text:p>
          </table:table-cell>
          <table:table-cell office:value-type="float" office:value="59.91" calcext:value-type="float">
            <text:p>59.91</text:p>
          </table:table-cell>
          <table:table-cell office:value-type="float" office:value="106666" calcext:value-type="float">
            <text:p>106666</text:p>
          </table:table-cell>
          <table:table-cell office:value-type="float" office:value="20.94" calcext:value-type="float">
            <text:p>20.94</text:p>
          </table:table-cell>
          <table:table-cell office:value-type="float" office:value="38.91" calcext:value-type="float">
            <text:p>38.91</text:p>
          </table:table-cell>
          <table:table-cell office:value-type="float" office:value="53.23" calcext:value-type="float">
            <text:p>53.23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12.31" calcext:value-type="float">
            <text:p>1412.31</text:p>
          </table:table-cell>
          <table:table-cell office:value-type="float" office:value="64.99" calcext:value-type="float">
            <text:p>64.99</text:p>
          </table:table-cell>
          <table:table-cell office:value-type="float" office:value="98983" calcext:value-type="float">
            <text:p>98983</text:p>
          </table:table-cell>
          <table:table-cell office:value-type="float" office:value="22.59" calcext:value-type="float">
            <text:p>22.59</text:p>
          </table:table-cell>
          <table:table-cell office:value-type="float" office:value="42.34" calcext:value-type="float">
            <text:p>42.34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27.92" calcext:value-type="float">
            <text:p>1527.92</text:p>
          </table:table-cell>
          <table:table-cell office:value-type="float" office:value="59.72" calcext:value-type="float">
            <text:p>59.72</text:p>
          </table:table-cell>
          <table:table-cell office:value-type="float" office:value="107829" calcext:value-type="float">
            <text:p>107829</text:p>
          </table:table-cell>
          <table:table-cell office:value-type="float" office:value="20.88" calcext:value-type="float">
            <text:p>20.88</text:p>
          </table:table-cell>
          <table:table-cell office:value-type="float" office:value="38.78" calcext:value-type="float">
            <text:p>38.78</text:p>
          </table:table-cell>
          <table:table-cell office:value-type="float" office:value="53.08" calcext:value-type="float">
            <text:p>53.0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15.08" calcext:value-type="float">
            <text:p>1415.08</text:p>
          </table:table-cell>
          <table:table-cell office:value-type="float" office:value="64.93" calcext:value-type="float">
            <text:p>64.93</text:p>
          </table:table-cell>
          <table:table-cell office:value-type="float" office:value="99052" calcext:value-type="float">
            <text:p>99052</text:p>
          </table:table-cell>
          <table:table-cell office:value-type="float" office:value="22.53" calcext:value-type="float">
            <text:p>22.53</text:p>
          </table:table-cell>
          <table:table-cell office:value-type="float" office:value="42.33" calcext:value-type="float">
            <text:p>42.33</text:p>
          </table:table-cell>
          <table:table-cell office:value-type="float" office:value="54" calcext:value-type="float">
            <text:p>54</text:p>
          </table:table-cell>
        </table:table-row>
      </table:table>
      <table:table table:name="1_mw_3_server" table:style-name="ta1">
        <table:table-column table:style-name="co5" table:default-cell-style-name="ce8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Default" office:value-type="string" calcext:value-type="string">
            <text:p>ratio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vc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mws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ResponseTime (ms)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ServiceTime (ms)</text:p>
          </table:table-cell>
          <table:table-cell office:value-type="string" calcext:value-type="string">
            <text:p>WaitingTime (ms)</text:p>
          </table:table-cell>
          <table:table-cell office:value-type="string" calcext:value-type="string">
            <text:p>QueueSize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42.85" calcext:value-type="float">
            <text:p>4942.85</text:p>
          </table:table-cell>
          <table:table-cell office:value-type="float" office:value="35.89" calcext:value-type="float">
            <text:p>35.89</text:p>
          </table:table-cell>
          <table:table-cell office:value-type="float" office:value="341214" calcext:value-type="float">
            <text:p>341214</text:p>
          </table:table-cell>
          <table:table-cell office:value-type="float" office:value="1.4" calcext:value-type="float">
            <text:p>1.4</text:p>
          </table:table-cell>
          <table:table-cell office:value-type="float" office:value="34.41" calcext:value-type="float">
            <text:p>34.41</text:p>
          </table:table-cell>
          <table:table-cell office:value-type="float" office:value="169.46" calcext:value-type="float">
            <text:p>169.46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01.46" calcext:value-type="float">
            <text:p>4501.46</text:p>
          </table:table-cell>
          <table:table-cell office:value-type="float" office:value="34.65" calcext:value-type="float">
            <text:p>34.65</text:p>
          </table:table-cell>
          <table:table-cell office:value-type="float" office:value="313445" calcext:value-type="float">
            <text:p>313445</text:p>
          </table:table-cell>
          <table:table-cell office:value-type="float" office:value="1.43" calcext:value-type="float">
            <text:p>1.43</text:p>
          </table:table-cell>
          <table:table-cell office:value-type="float" office:value="33.1" calcext:value-type="float">
            <text:p>33.1</text:p>
          </table:table-cell>
          <table:table-cell office:value-type="float" office:value="160.69" calcext:value-type="float">
            <text:p>160.69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97" calcext:value-type="float">
            <text:p>5197</text:p>
          </table:table-cell>
          <table:table-cell office:value-type="float" office:value="34.07" calcext:value-type="float">
            <text:p>34.07</text:p>
          </table:table-cell>
          <table:table-cell office:value-type="float" office:value="360664" calcext:value-type="float">
            <text:p>360664</text:p>
          </table:table-cell>
          <table:table-cell office:value-type="float" office:value="1.35" calcext:value-type="float">
            <text:p>1.35</text:p>
          </table:table-cell>
          <table:table-cell office:value-type="float" office:value="32.64" calcext:value-type="float">
            <text:p>32.64</text:p>
          </table:table-cell>
          <table:table-cell office:value-type="float" office:value="168.85" calcext:value-type="float">
            <text:p>168.85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63.38" calcext:value-type="float">
            <text:p>7163.38</text:p>
          </table:table-cell>
          <table:table-cell office:value-type="float" office:value="22.1" calcext:value-type="float">
            <text:p>22.1</text:p>
          </table:table-cell>
          <table:table-cell office:value-type="float" office:value="495684" calcext:value-type="float">
            <text:p>495684</text:p>
          </table:table-cell>
          <table:table-cell office:value-type="float" office:value="4.02" calcext:value-type="float">
            <text:p>4.02</text:p>
          </table:table-cell>
          <table:table-cell office:value-type="float" office:value="17.93" calcext:value-type="float">
            <text:p>17.93</text:p>
          </table:table-cell>
          <table:table-cell office:value-type="float" office:value="126.31" calcext:value-type="float">
            <text:p>126.31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09.62" calcext:value-type="float">
            <text:p>6809.62</text:p>
          </table:table-cell>
          <table:table-cell office:value-type="float" office:value="23.53" calcext:value-type="float">
            <text:p>23.53</text:p>
          </table:table-cell>
          <table:table-cell office:value-type="float" office:value="470554" calcext:value-type="float">
            <text:p>470554</text:p>
          </table:table-cell>
          <table:table-cell office:value-type="float" office:value="4.19" calcext:value-type="float">
            <text:p>4.19</text:p>
          </table:table-cell>
          <table:table-cell office:value-type="float" office:value="19.18" calcext:value-type="float">
            <text:p>19.18</text:p>
          </table:table-cell>
          <table:table-cell office:value-type="float" office:value="128.38" calcext:value-type="float">
            <text:p>128.38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64.46" calcext:value-type="float">
            <text:p>6764.46</text:p>
          </table:table-cell>
          <table:table-cell office:value-type="float" office:value="21.51" calcext:value-type="float">
            <text:p>21.51</text:p>
          </table:table-cell>
          <table:table-cell office:value-type="float" office:value="465536" calcext:value-type="float">
            <text:p>465536</text:p>
          </table:table-cell>
          <table:table-cell office:value-type="float" office:value="4.01" calcext:value-type="float">
            <text:p>4.01</text:p>
          </table:table-cell>
          <table:table-cell office:value-type="float" office:value="17.33" calcext:value-type="float">
            <text:p>17.33</text:p>
          </table:table-cell>
          <table:table-cell office:value-type="float" office:value="121.46" calcext:value-type="float">
            <text:p>121.46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8.15" calcext:value-type="float">
            <text:p>2208.15</text:p>
          </table:table-cell>
          <table:table-cell office:value-type="float" office:value="78.62" calcext:value-type="float">
            <text:p>78.62</text:p>
          </table:table-cell>
          <table:table-cell office:value-type="float" office:value="153945" calcext:value-type="float">
            <text:p>153945</text:p>
          </table:table-cell>
          <table:table-cell office:value-type="float" office:value="3.5" calcext:value-type="float">
            <text:p>3.5</text:p>
          </table:table-cell>
          <table:table-cell office:value-type="float" office:value="74.99" calcext:value-type="float">
            <text:p>74.99</text:p>
          </table:table-cell>
          <table:table-cell office:value-type="float" office:value="164.15" calcext:value-type="float">
            <text:p>164.15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00.92" calcext:value-type="float">
            <text:p>2100.92</text:p>
          </table:table-cell>
          <table:table-cell office:value-type="float" office:value="85.91" calcext:value-type="float">
            <text:p>85.91</text:p>
          </table:table-cell>
          <table:table-cell office:value-type="float" office:value="146383" calcext:value-type="float">
            <text:p>146383</text:p>
          </table:table-cell>
          <table:table-cell office:value-type="float" office:value="3.7" calcext:value-type="float">
            <text:p>3.7</text:p>
          </table:table-cell>
          <table:table-cell office:value-type="float" office:value="82.09" calcext:value-type="float">
            <text:p>82.09</text:p>
          </table:table-cell>
          <table:table-cell office:value-type="float" office:value="171.31" calcext:value-type="float">
            <text:p>171.31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05.38" calcext:value-type="float">
            <text:p>2105.38</text:p>
          </table:table-cell>
          <table:table-cell office:value-type="float" office:value="83.73" calcext:value-type="float">
            <text:p>83.73</text:p>
          </table:table-cell>
          <table:table-cell office:value-type="float" office:value="147105" calcext:value-type="float">
            <text:p>147105</text:p>
          </table:table-cell>
          <table:table-cell office:value-type="float" office:value="3.68" calcext:value-type="float">
            <text:p>3.68</text:p>
          </table:table-cell>
          <table:table-cell office:value-type="float" office:value="79.93" calcext:value-type="float">
            <text:p>79.93</text:p>
          </table:table-cell>
          <table:table-cell office:value-type="float" office:value="167.15" calcext:value-type="float">
            <text:p>167.15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9.69" calcext:value-type="float">
            <text:p>2329.69</text:p>
          </table:table-cell>
          <table:table-cell office:value-type="float" office:value="60.64" calcext:value-type="float">
            <text:p>60.64</text:p>
          </table:table-cell>
          <table:table-cell office:value-type="float" office:value="162413" calcext:value-type="float">
            <text:p>162413</text:p>
          </table:table-cell>
          <table:table-cell office:value-type="float" office:value="11.81" calcext:value-type="float">
            <text:p>11.81</text:p>
          </table:table-cell>
          <table:table-cell office:value-type="float" office:value="47.89" calcext:value-type="float">
            <text:p>47.89</text:p>
          </table:table-cell>
          <table:table-cell office:value-type="float" office:value="108.77" calcext:value-type="float">
            <text:p>108.77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79.54" calcext:value-type="float">
            <text:p>2279.54</text:p>
          </table:table-cell>
          <table:table-cell office:value-type="float" office:value="63.64" calcext:value-type="float">
            <text:p>63.64</text:p>
          </table:table-cell>
          <table:table-cell office:value-type="float" office:value="161684" calcext:value-type="float">
            <text:p>161684</text:p>
          </table:table-cell>
          <table:table-cell office:value-type="float" office:value="12.44" calcext:value-type="float">
            <text:p>12.44</text:p>
          </table:table-cell>
          <table:table-cell office:value-type="float" office:value="50.43" calcext:value-type="float">
            <text:p>50.43</text:p>
          </table:table-cell>
          <table:table-cell office:value-type="float" office:value="112.46" calcext:value-type="float">
            <text:p>112.46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79.46" calcext:value-type="float">
            <text:p>2379.46</text:p>
          </table:table-cell>
          <table:table-cell office:value-type="float" office:value="61.04" calcext:value-type="float">
            <text:p>61.04</text:p>
          </table:table-cell>
          <table:table-cell office:value-type="float" office:value="165218" calcext:value-type="float">
            <text:p>165218</text:p>
          </table:table-cell>
          <table:table-cell office:value-type="float" office:value="11.78" calcext:value-type="float">
            <text:p>11.78</text:p>
          </table:table-cell>
          <table:table-cell office:value-type="float" office:value="48.44" calcext:value-type="float">
            <text:p>48.44</text:p>
          </table:table-cell>
          <table:table-cell office:value-type="float" office:value="112.46" calcext:value-type="float">
            <text:p>112.46</text:p>
          </table:table-cell>
        </table:table-row>
      </table:table>
      <table:table table:name="2_mw_3_server" table:style-name="ta1">
        <table:table-column table:style-name="co5" table:default-cell-style-name="ce8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Default" office:value-type="string" calcext:value-type="string">
            <text:p>ratio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vc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mws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ResponseTime (ms)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ServiceTime (ms)</text:p>
          </table:table-cell>
          <table:table-cell office:value-type="string" calcext:value-type="string">
            <text:p>WaitingTime (ms)</text:p>
          </table:table-cell>
          <table:table-cell office:value-type="string" calcext:value-type="string">
            <text:p>QueueSize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89.85" calcext:value-type="float">
            <text:p>3589.85</text:p>
          </table:table-cell>
          <table:table-cell office:value-type="float" office:value="23.53" calcext:value-type="float">
            <text:p>23.53</text:p>
          </table:table-cell>
          <table:table-cell office:value-type="float" office:value="250635" calcext:value-type="float">
            <text:p>250635</text:p>
          </table:table-cell>
          <table:table-cell office:value-type="float" office:value="2.03" calcext:value-type="float">
            <text:p>2.03</text:p>
          </table:table-cell>
          <table:table-cell office:value-type="float" office:value="21.42" calcext:value-type="float">
            <text:p>21.42</text:p>
          </table:table-cell>
          <table:table-cell office:value-type="float" office:value="76.23" calcext:value-type="float">
            <text:p>76.23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29.38" calcext:value-type="float">
            <text:p>3129.38</text:p>
          </table:table-cell>
          <table:table-cell office:value-type="float" office:value="27.27" calcext:value-type="float">
            <text:p>27.27</text:p>
          </table:table-cell>
          <table:table-cell office:value-type="float" office:value="218628" calcext:value-type="float">
            <text:p>218628</text:p>
          </table:table-cell>
          <table:table-cell office:value-type="float" office:value="2.33" calcext:value-type="float">
            <text:p>2.33</text:p>
          </table:table-cell>
          <table:table-cell office:value-type="float" office:value="24.86" calcext:value-type="float">
            <text:p>24.86</text:p>
          </table:table-cell>
          <table:table-cell office:value-type="float" office:value="77.46" calcext:value-type="float">
            <text:p>77.46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28.23" calcext:value-type="float">
            <text:p>3528.23</text:p>
          </table:table-cell>
          <table:table-cell office:value-type="float" office:value="24.63" calcext:value-type="float">
            <text:p>24.63</text:p>
          </table:table-cell>
          <table:table-cell office:value-type="float" office:value="245656" calcext:value-type="float">
            <text:p>245656</text:p>
          </table:table-cell>
          <table:table-cell office:value-type="float" office:value="2.08" calcext:value-type="float">
            <text:p>2.08</text:p>
          </table:table-cell>
          <table:table-cell office:value-type="float" office:value="22.46" calcext:value-type="float">
            <text:p>22.46</text:p>
          </table:table-cell>
          <table:table-cell office:value-type="float" office:value="78.08" calcext:value-type="float">
            <text:p>78.08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79.77" calcext:value-type="float">
            <text:p>3479.77</text:p>
          </table:table-cell>
          <table:table-cell office:value-type="float" office:value="24.83" calcext:value-type="float">
            <text:p>24.83</text:p>
          </table:table-cell>
          <table:table-cell office:value-type="float" office:value="242227" calcext:value-type="float">
            <text:p>242227</text:p>
          </table:table-cell>
          <table:table-cell office:value-type="float" office:value="2.11" calcext:value-type="float">
            <text:p>2.11</text:p>
          </table:table-cell>
          <table:table-cell office:value-type="float" office:value="22.65" calcext:value-type="float">
            <text:p>22.65</text:p>
          </table:table-cell>
          <table:table-cell office:value-type="float" office:value="77.69" calcext:value-type="float">
            <text:p>77.69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86.92" calcext:value-type="float">
            <text:p>3786.92</text:p>
          </table:table-cell>
          <table:table-cell office:value-type="float" office:value="22.67" calcext:value-type="float">
            <text:p>22.67</text:p>
          </table:table-cell>
          <table:table-cell office:value-type="float" office:value="262892" calcext:value-type="float">
            <text:p>262892</text:p>
          </table:table-cell>
          <table:table-cell office:value-type="float" office:value="1.95" calcext:value-type="float">
            <text:p>1.95</text:p>
          </table:table-cell>
          <table:table-cell office:value-type="float" office:value="20.64" calcext:value-type="float">
            <text:p>20.64</text:p>
          </table:table-cell>
          <table:table-cell office:value-type="float" office:value="76.77" calcext:value-type="float">
            <text:p>76.77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72.23" calcext:value-type="float">
            <text:p>3372.23</text:p>
          </table:table-cell>
          <table:table-cell office:value-type="float" office:value="25.8" calcext:value-type="float">
            <text:p>25.8</text:p>
          </table:table-cell>
          <table:table-cell office:value-type="float" office:value="233969" calcext:value-type="float">
            <text:p>233969</text:p>
          </table:table-cell>
          <table:table-cell office:value-type="float" office:value="2.2" calcext:value-type="float">
            <text:p>2.2</text:p>
          </table:table-cell>
          <table:table-cell office:value-type="float" office:value="23.52" calcext:value-type="float">
            <text:p>23.52</text:p>
          </table:table-cell>
          <table:table-cell office:value-type="float" office:value="77.92" calcext:value-type="float">
            <text:p>77.9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10.15" calcext:value-type="float">
            <text:p>5210.15</text:p>
          </table:table-cell>
          <table:table-cell office:value-type="float" office:value="15.58" calcext:value-type="float">
            <text:p>15.58</text:p>
          </table:table-cell>
          <table:table-cell office:value-type="float" office:value="362436" calcext:value-type="float">
            <text:p>362436</text:p>
          </table:table-cell>
          <table:table-cell office:value-type="float" office:value="5.91" calcext:value-type="float">
            <text:p>5.91</text:p>
          </table:table-cell>
          <table:table-cell office:value-type="float" office:value="9.57" calcext:value-type="float">
            <text:p>9.57</text:p>
          </table:table-cell>
          <table:table-cell office:value-type="float" office:value="46.08" calcext:value-type="float">
            <text:p>46.08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92.46" calcext:value-type="float">
            <text:p>5092.46</text:p>
          </table:table-cell>
          <table:table-cell office:value-type="float" office:value="15.94" calcext:value-type="float">
            <text:p>15.94</text:p>
          </table:table-cell>
          <table:table-cell office:value-type="float" office:value="353841" calcext:value-type="float">
            <text:p>353841</text:p>
          </table:table-cell>
          <table:table-cell office:value-type="float" office:value="6.07" calcext:value-type="float">
            <text:p>6.07</text:p>
          </table:table-cell>
          <table:table-cell office:value-type="float" office:value="9.77" calcext:value-type="float">
            <text:p>9.77</text:p>
          </table:table-cell>
          <table:table-cell office:value-type="float" office:value="45.85" calcext:value-type="float">
            <text:p>45.85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63" calcext:value-type="float">
            <text:p>5363</text:p>
          </table:table-cell>
          <table:table-cell office:value-type="float" office:value="14.96" calcext:value-type="float">
            <text:p>14.96</text:p>
          </table:table-cell>
          <table:table-cell office:value-type="float" office:value="372507" calcext:value-type="float">
            <text:p>372507</text:p>
          </table:table-cell>
          <table:table-cell office:value-type="float" office:value="5.72" calcext:value-type="float">
            <text:p>5.72</text:p>
          </table:table-cell>
          <table:table-cell office:value-type="float" office:value="9.14" calcext:value-type="float">
            <text:p>9.14</text:p>
          </table:table-cell>
          <table:table-cell office:value-type="float" office:value="45.77" calcext:value-type="float">
            <text:p>45.77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46.69" calcext:value-type="float">
            <text:p>5246.69</text:p>
          </table:table-cell>
          <table:table-cell office:value-type="float" office:value="15.24" calcext:value-type="float">
            <text:p>15.24</text:p>
          </table:table-cell>
          <table:table-cell office:value-type="float" office:value="362936" calcext:value-type="float">
            <text:p>362936</text:p>
          </table:table-cell>
          <table:table-cell office:value-type="float" office:value="5.83" calcext:value-type="float">
            <text:p>5.83</text:p>
          </table:table-cell>
          <table:table-cell office:value-type="float" office:value="9.31" calcext:value-type="float">
            <text:p>9.31</text:p>
          </table:table-cell>
          <table:table-cell office:value-type="float" office:value="45.92" calcext:value-type="float">
            <text:p>45.9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97.31" calcext:value-type="float">
            <text:p>5397.31</text:p>
          </table:table-cell>
          <table:table-cell office:value-type="float" office:value="14.77" calcext:value-type="float">
            <text:p>14.77</text:p>
          </table:table-cell>
          <table:table-cell office:value-type="float" office:value="374372" calcext:value-type="float">
            <text:p>374372</text:p>
          </table:table-cell>
          <table:table-cell office:value-type="float" office:value="5.63" calcext:value-type="float">
            <text:p>5.63</text:p>
          </table:table-cell>
          <table:table-cell office:value-type="float" office:value="9.03" calcext:value-type="float">
            <text:p>9.03</text:p>
          </table:table-cell>
          <table:table-cell office:value-type="float" office:value="45.92" calcext:value-type="float">
            <text:p>45.9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225.62" calcext:value-type="float">
            <text:p>5225.62</text:p>
          </table:table-cell>
          <table:table-cell office:value-type="float" office:value="15.28" calcext:value-type="float">
            <text:p>15.28</text:p>
          </table:table-cell>
          <table:table-cell office:value-type="float" office:value="362631" calcext:value-type="float">
            <text:p>362631</text:p>
          </table:table-cell>
          <table:table-cell office:value-type="float" office:value="5.85" calcext:value-type="float">
            <text:p>5.85</text:p>
          </table:table-cell>
          <table:table-cell office:value-type="float" office:value="9.33" calcext:value-type="float">
            <text:p>9.33</text:p>
          </table:table-cell>
          <table:table-cell office:value-type="float" office:value="45.92" calcext:value-type="float">
            <text:p>45.92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25.08" calcext:value-type="float">
            <text:p>2125.08</text:p>
          </table:table-cell>
          <table:table-cell office:value-type="float" office:value="39.83" calcext:value-type="float">
            <text:p>39.83</text:p>
          </table:table-cell>
          <table:table-cell office:value-type="float" office:value="147479" calcext:value-type="float">
            <text:p>147479</text:p>
          </table:table-cell>
          <table:table-cell office:value-type="float" office:value="3.64" calcext:value-type="float">
            <text:p>3.64</text:p>
          </table:table-cell>
          <table:table-cell office:value-type="float" office:value="36.06" calcext:value-type="float">
            <text:p>36.06</text:p>
          </table:table-cell>
          <table:table-cell office:value-type="float" office:value="75.77" calcext:value-type="float">
            <text:p>75.77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26.31" calcext:value-type="float">
            <text:p>1926.31</text:p>
          </table:table-cell>
          <table:table-cell office:value-type="float" office:value="44.2" calcext:value-type="float">
            <text:p>44.2</text:p>
          </table:table-cell>
          <table:table-cell office:value-type="float" office:value="134028" calcext:value-type="float">
            <text:p>134028</text:p>
          </table:table-cell>
          <table:table-cell office:value-type="float" office:value="4.03" calcext:value-type="float">
            <text:p>4.03</text:p>
          </table:table-cell>
          <table:table-cell office:value-type="float" office:value="40.05" calcext:value-type="float">
            <text:p>40.05</text:p>
          </table:table-cell>
          <table:table-cell office:value-type="float" office:value="76.46" calcext:value-type="float">
            <text:p>76.46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63" calcext:value-type="float">
            <text:p>2163</text:p>
          </table:table-cell>
          <table:table-cell office:value-type="float" office:value="39.49" calcext:value-type="float">
            <text:p>39.49</text:p>
          </table:table-cell>
          <table:table-cell office:value-type="float" office:value="150069" calcext:value-type="float">
            <text:p>150069</text:p>
          </table:table-cell>
          <table:table-cell office:value-type="float" office:value="3.58" calcext:value-type="float">
            <text:p>3.58</text:p>
          </table:table-cell>
          <table:table-cell office:value-type="float" office:value="35.79" calcext:value-type="float">
            <text:p>35.79</text:p>
          </table:table-cell>
          <table:table-cell office:value-type="float" office:value="76.62" calcext:value-type="float">
            <text:p>76.62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81.38" calcext:value-type="float">
            <text:p>1981.38</text:p>
          </table:table-cell>
          <table:table-cell office:value-type="float" office:value="42.94" calcext:value-type="float">
            <text:p>42.94</text:p>
          </table:table-cell>
          <table:table-cell office:value-type="float" office:value="137694" calcext:value-type="float">
            <text:p>137694</text:p>
          </table:table-cell>
          <table:table-cell office:value-type="float" office:value="3.94" calcext:value-type="float">
            <text:p>3.94</text:p>
          </table:table-cell>
          <table:table-cell office:value-type="float" office:value="38.89" calcext:value-type="float">
            <text:p>38.89</text:p>
          </table:table-cell>
          <table:table-cell office:value-type="float" office:value="75.85" calcext:value-type="float">
            <text:p>75.85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49.69" calcext:value-type="float">
            <text:p>2049.69</text:p>
          </table:table-cell>
          <table:table-cell office:value-type="float" office:value="41.8" calcext:value-type="float">
            <text:p>41.8</text:p>
          </table:table-cell>
          <table:table-cell office:value-type="float" office:value="141793" calcext:value-type="float">
            <text:p>141793</text:p>
          </table:table-cell>
          <table:table-cell office:value-type="float" office:value="3.82" calcext:value-type="float">
            <text:p>3.82</text:p>
          </table:table-cell>
          <table:table-cell office:value-type="float" office:value="37.88" calcext:value-type="float">
            <text:p>37.88</text:p>
          </table:table-cell>
          <table:table-cell office:value-type="float" office:value="76.08" calcext:value-type="float">
            <text:p>76.0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63.23" calcext:value-type="float">
            <text:p>1863.23</text:p>
          </table:table-cell>
          <table:table-cell office:value-type="float" office:value="46.51" calcext:value-type="float">
            <text:p>46.51</text:p>
          </table:table-cell>
          <table:table-cell office:value-type="float" office:value="130285" calcext:value-type="float">
            <text:p>130285</text:p>
          </table:table-cell>
          <table:table-cell office:value-type="float" office:value="4.21" calcext:value-type="float">
            <text:p>4.21</text:p>
          </table:table-cell>
          <table:table-cell office:value-type="float" office:value="42.2" calcext:value-type="float">
            <text:p>42.2</text:p>
          </table:table-cell>
          <table:table-cell office:value-type="float" office:value="77.08" calcext:value-type="float">
            <text:p>77.0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13.15" calcext:value-type="float">
            <text:p>2313.15</text:p>
          </table:table-cell>
          <table:table-cell office:value-type="float" office:value="30.94" calcext:value-type="float">
            <text:p>30.94</text:p>
          </table:table-cell>
          <table:table-cell office:value-type="float" office:value="160384" calcext:value-type="float">
            <text:p>160384</text:p>
          </table:table-cell>
          <table:table-cell office:value-type="float" office:value="8.38" calcext:value-type="float">
            <text:p>8.38</text:p>
          </table:table-cell>
          <table:table-cell office:value-type="float" office:value="21.81" calcext:value-type="float">
            <text:p>21.81</text:p>
          </table:table-cell>
          <table:table-cell office:value-type="float" office:value="46.85" calcext:value-type="float">
            <text:p>46.85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78" calcext:value-type="float">
            <text:p>2078</text:p>
          </table:table-cell>
          <table:table-cell office:value-type="float" office:value="34.74" calcext:value-type="float">
            <text:p>34.74</text:p>
          </table:table-cell>
          <table:table-cell office:value-type="float" office:value="143871" calcext:value-type="float">
            <text:p>143871</text:p>
          </table:table-cell>
          <table:table-cell office:value-type="float" office:value="9.8" calcext:value-type="float">
            <text:p>9.8</text:p>
          </table:table-cell>
          <table:table-cell office:value-type="float" office:value="24.24" calcext:value-type="float">
            <text:p>24.24</text:p>
          </table:table-cell>
          <table:table-cell office:value-type="float" office:value="46.38" calcext:value-type="float">
            <text:p>46.3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21.46" calcext:value-type="float">
            <text:p>2321.46</text:p>
          </table:table-cell>
          <table:table-cell office:value-type="float" office:value="31.68" calcext:value-type="float">
            <text:p>31.68</text:p>
          </table:table-cell>
          <table:table-cell office:value-type="float" office:value="161082" calcext:value-type="float">
            <text:p>161082</text:p>
          </table:table-cell>
          <table:table-cell office:value-type="float" office:value="8.57" calcext:value-type="float">
            <text:p>8.57</text:p>
          </table:table-cell>
          <table:table-cell office:value-type="float" office:value="22.32" calcext:value-type="float">
            <text:p>22.32</text:p>
          </table:table-cell>
          <table:table-cell office:value-type="float" office:value="47.85" calcext:value-type="float">
            <text:p>47.85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43.08" calcext:value-type="float">
            <text:p>2143.08</text:p>
          </table:table-cell>
          <table:table-cell office:value-type="float" office:value="34.19" calcext:value-type="float">
            <text:p>34.19</text:p>
          </table:table-cell>
          <table:table-cell office:value-type="float" office:value="148475" calcext:value-type="float">
            <text:p>148475</text:p>
          </table:table-cell>
          <table:table-cell office:value-type="float" office:value="9.45" calcext:value-type="float">
            <text:p>9.45</text:p>
          </table:table-cell>
          <table:table-cell office:value-type="float" office:value="23.98" calcext:value-type="float">
            <text:p>23.98</text:p>
          </table:table-cell>
          <table:table-cell office:value-type="float" office:value="47.38" calcext:value-type="float">
            <text:p>47.3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88.46" calcext:value-type="float">
            <text:p>2288.46</text:p>
          </table:table-cell>
          <table:table-cell office:value-type="float" office:value="31.9" calcext:value-type="float">
            <text:p>31.9</text:p>
          </table:table-cell>
          <table:table-cell office:value-type="float" office:value="158676" calcext:value-type="float">
            <text:p>158676</text:p>
          </table:table-cell>
          <table:table-cell office:value-type="float" office:value="8.64" calcext:value-type="float">
            <text:p>8.64</text:p>
          </table:table-cell>
          <table:table-cell office:value-type="float" office:value="22.51" calcext:value-type="float">
            <text:p>22.51</text:p>
          </table:table-cell>
          <table:table-cell office:value-type="float" office:value="47.92" calcext:value-type="float">
            <text:p>47.92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74.31" calcext:value-type="float">
            <text:p>2074.31</text:p>
          </table:table-cell>
          <table:table-cell office:value-type="float" office:value="35.15" calcext:value-type="float">
            <text:p>35.15</text:p>
          </table:table-cell>
          <table:table-cell office:value-type="float" office:value="143614" calcext:value-type="float">
            <text:p>143614</text:p>
          </table:table-cell>
          <table:table-cell office:value-type="float" office:value="9.83" calcext:value-type="float">
            <text:p>9.83</text:p>
          </table:table-cell>
          <table:table-cell office:value-type="float" office:value="24.54" calcext:value-type="float">
            <text:p>24.54</text:p>
          </table:table-cell>
          <table:table-cell office:value-type="float" office:value="46.77" calcext:value-type="float">
            <text:p>46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P0" style:volatile="true">
      <number:number number:decimal-places="2" loext:min-decimal-places="2" number:min-integer-digits="1"/>
    </number:number-style>
    <number:number-style style:name="N124">
      <style:text-properties fo:color="#ff0000"/>
      <number:text>-</number:text>
      <number:number number:decimal-places="2" loext:min-decimal-places="2" number:min-integer-digits="1"/>
      <style:map style:condition="value()&gt;=0" style:apply-style-name="N124P0"/>
    </number:number-style>
    <number:number-style style:name="N125P0" style:volatile="true">
      <number:number number:decimal-places="4" loext:min-decimal-places="4" number:min-integer-digits="1"/>
    </number:number-style>
    <number:number-style style:name="N125">
      <style:text-properties fo:color="#ff0000"/>
      <number:text>-</number:text>
      <number:number number:decimal-places="4" loext:min-decimal-places="4" number:min-integer-digits="1"/>
      <style:map style:condition="value()&gt;=0" style:apply-style-name="N125P0"/>
    </number:number-style>
    <number:number-style style:name="N126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 style:data-style-name="N2" text:time-value="14:33:37.718750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1T15:20:01.612672399</dc:date>
    <meta:editing-duration>PT1H22M36S</meta:editing-duration>
    <meta:editing-cycles>17</meta:editing-cycles>
    <meta:generator>LibreOffice/5.4.5.1$Linux_X86_64 LibreOffice_project/40m0$Build-1</meta:generator>
    <meta:document-statistic meta:table-count="8" meta:cell-count="1888" meta:object-count="0"/>
  </office:meta>
</office:document-meta>
</file>